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6.451cm"/>
    </style:style>
    <style:style style:name="co7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>
      <style:text-properties fo:color="#c9211e" style:font-name="DejaVu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DejaVu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DejaVu Sans" fo:font-size="10pt" style:font-size-asian="10pt" style:font-size-complex="10pt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c9211e" style:font-name="DejaVu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  <style:map style:condition="cell-content()=&quot;_&quot;" style:apply-style-name="İsimsiz1" style:base-cell-address="Çizelge1.I1"/>
    </style:style>
    <style:style style:name="ce22" style:family="table-cell" style:parent-style-name="İsimsiz1">
      <style:table-cell-properties style:text-align-source="fix" style:repeat-content="false"/>
      <style:paragraph-properties fo:text-align="center" fo:margin-left="0cm"/>
      <style:text-properties style:use-window-font-color="true" style:font-name="DejaVu Sans" fo:font-size="10pt" fo:font-weight="bold" style:font-size-asian="10pt" style:font-weight-asian="bold" style:font-size-complex="10pt" style:font-weight-complex="bold"/>
      <style:map style:condition="cell-content()=&quot;_&quot;" style:apply-style-name="İsimsiz1" style:base-cell-address="Çizelge1.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DejaVu Sans" fo:font-size="10pt" fo:font-weight="bold" style:font-size-asian="10pt" style:font-weight-asian="bold" style:font-size-complex="10pt" style:font-weight-complex="bold"/>
      <style:map style:condition="cell-content()=&quot;_&quot;" style:apply-style-name="İsimsiz1" style:base-cell-address="Çizelge1.I1"/>
    </style:style>
    <style:style style:name="ce10" style:family="table-cell" style:parent-style-name="Default">
      <style:text-properties style:use-window-font-color="true" style:font-name="DejaVu Sans" fo:font-size="10pt" fo:font-weight="bold" style:font-size-asian="10pt" style:font-weight-asian="bold" style:font-size-complex="10pt" style:font-weight-complex="bold"/>
      <style:map style:condition="cell-content()=&quot;_&quot;" style:apply-style-name="İsimsiz1" style:base-cell-address="Çizelge1.I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&quot;_&quot;" style:apply-style-name="İsimsiz1" style:base-cell-address="Çizelge1.I1"/>
    </style:style>
    <style:style style:name="ce12" style:family="table-cell" style:parent-style-name="Default">
      <style:map style:condition="cell-content()=&quot;_&quot;" style:apply-style-name="İsimsiz1" style:base-cell-address="Çizelge1.I1"/>
    </style:style>
    <style:style style:name="ce14" style:family="table-cell" style:parent-style-name="Default">
      <style:text-properties style:font-name="DejaVu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&quot;_&quot;" style:apply-style-name="İsimsiz1" style:base-cell-address="Çizelge1.I1"/>
    </style:style>
    <style:style style:name="ce28" style:family="table-cell" style:parent-style-name="Default">
      <style:table-cell-properties fo:background-color="#ffe994"/>
      <style:text-properties style:font-name="DejaVu Sans" fo:font-size="10pt" style:font-size-asian="10pt" style:font-size-complex="10pt"/>
    </style:style>
    <style:style style:name="ce29" style:family="table-cell" style:parent-style-name="Default">
      <style:table-cell-properties fo:background-color="#81d41a"/>
      <style:text-properties style:font-name="DejaVu Sans" fo:font-size="10pt" style:font-size-asian="10pt" style:font-size-complex="10pt"/>
    </style:style>
    <style:style style:name="ce30" style:family="table-cell" style:parent-style-name="Default">
      <style:table-cell-properties fo:background-color="#ffff38"/>
      <style:text-properties style:font-name="DejaVu Sans" fo:font-size="10pt" style:font-size-asian="10pt" style:font-size-complex="10pt"/>
    </style:style>
    <style:style style:name="ce31" style:family="table-cell" style:parent-style-name="Default">
      <style:text-properties style:font-name="DejaVu Sans" fo:font-size="10pt" fo:font-style="normal" style:font-size-asian="10pt" style:font-style-asian="normal" style:font-size-complex="10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3" table:default-cell-style-name="ce1"/>
        <table:table-column table:style-name="co4" table:default-cell-style-name="ce20"/>
        <table:table-column table:style-name="co2" table:number-columns-repeated="5" table:default-cell-style-name="ce13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3" table:default-cell-style-name="ce1"/>
        <table:table-column table:style-name="co1" table:number-columns-repeated="991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]&amp;&quot;'&quot;&amp;&quot; : '&quot;&amp;[.I2]&amp;[.J2]&amp;[.K2]&amp;[.L2]&amp;[.M2]&amp;&quot;'&quot;" office:value-type="string" office:string-value="'a1' : '__#__'" calcext:value-type="string">
            <text:p>'a1' : '__#__'</text:p>
          </table:table-cell>
          <table:table-cell/>
          <table:table-cell table:formula="of:=[.Q1]&amp;&quot; , &quot;&amp;[.O2]" office:value-type="string" office:string-value=" , 'a1' : '__#__'" calcext:value-type="string">
            <text:p><text:s/>, 'a1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]&amp;&quot;'&quot;&amp;&quot; : '&quot;&amp;[.I3]&amp;[.J3]&amp;[.K3]&amp;[.L3]&amp;[.M3]&amp;&quot;'&quot;" office:value-type="string" office:string-value="'a2' : '_#_#_'" calcext:value-type="string">
            <text:p>'a2' : '_#_#_'</text:p>
          </table:table-cell>
          <table:table-cell/>
          <table:table-cell table:formula="of:=[.Q2]&amp;&quot; , &quot;&amp;[.O3]" office:value-type="string" office:string-value=" , 'a1' : '__#__' , 'a2' : '_#_#_'" calcext:value-type="string">
            <text:p><text:s/>, 'a1' : '__#__' , 'a2' : '_#_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3</text:p>
          </table:table-cell>
          <table:table-cell table:style-name="ce22"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4]&amp;&quot;'&quot;&amp;&quot; : '&quot;&amp;[.I4]&amp;[.J4]&amp;[.K4]&amp;[.L4]&amp;[.M4]&amp;&quot;'&quot;" office:value-type="string" office:string-value="'a3' : '#___#'" calcext:value-type="string">
            <text:p>'a3' : '#___#'</text:p>
          </table:table-cell>
          <table:table-cell/>
          <table:table-cell table:formula="of:=[.Q3]&amp;&quot; , &quot;&amp;[.O4]" office:value-type="string" office:string-value=" , 'a1' : '__#__' , 'a2' : '_#_#_' , 'a3' : '#___#'" calcext:value-type="string">
            <text:p><text:s/>, 'a1' : '__#__' , 'a2' : '_#_#_' , 'a3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5]&amp;&quot;'&quot;&amp;&quot; : '&quot;&amp;[.I5]&amp;[.J5]&amp;[.K5]&amp;[.L5]&amp;[.M5]&amp;&quot;'&quot;" office:value-type="string" office:string-value="'a4' : '#___#'" calcext:value-type="string">
            <text:p>'a4' : '#___#'</text:p>
          </table:table-cell>
          <table:table-cell/>
          <table:table-cell table:formula="of:=[.Q4]&amp;&quot; , &quot;&amp;[.O5]" office:value-type="string" office:string-value=" , 'a1' : '__#__' , 'a2' : '_#_#_' , 'a3' : '#___#' , 'a4' : '#___#'" calcext:value-type="string">
            <text:p><text:s/>, 'a1' : '__#__' , 'a2' : '_#_#_' , 'a3' : '#___#' , 'a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5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6]&amp;&quot;'&quot;&amp;&quot; : '&quot;&amp;[.I6]&amp;[.J6]&amp;[.K6]&amp;[.L6]&amp;[.M6]&amp;&quot;'&quot;" office:value-type="string" office:string-value="'a5' : '#___#'" calcext:value-type="string">
            <text:p>'a5' : '#___#'</text:p>
          </table:table-cell>
          <table:table-cell/>
          <table:table-cell table:formula="of:=[.Q5]&amp;&quot; , &quot;&amp;[.O6]" office:value-type="string" office:string-value=" , 'a1' : '__#__' , 'a2' : '_#_#_' , 'a3' : '#___#' , 'a4' : '#___#' , 'a5' : '#___#'" calcext:value-type="string">
            <text:p><text:s/>, 'a1' : '__#__' , 'a2' : '_#_#_' , 'a3' : '#___#' , 'a4' : '#___#' , 'a5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6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7]&amp;&quot;'&quot;&amp;&quot; : '&quot;&amp;[.I7]&amp;[.J7]&amp;[.K7]&amp;[.L7]&amp;[.M7]&amp;&quot;'&quot;" office:value-type="string" office:string-value="'a6' : ''" calcext:value-type="string">
            <text:p>'a6' : ''</text:p>
          </table:table-cell>
          <table:table-cell/>
          <table:table-cell table:formula="of:=[.Q6]&amp;&quot; , &quot;&amp;[.O7]" office:value-type="string" office:string-value=" , 'a1' : '__#__' , 'a2' : '_#_#_' , 'a3' : '#___#' , 'a4' : '#___#' , 'a5' : '#___#' , 'a6' : ''" calcext:value-type="string">
            <text:p><text:s/>, 'a1' : '__#__' , 'a2' : '_#_#_' , 'a3' : '#___#' , 'a4' : '#___#' , 'a5' : '#___#' , 'a6' : '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8]&amp;&quot;'&quot;&amp;&quot; : '&quot;&amp;[.I8]&amp;[.J8]&amp;[.K8]&amp;[.L8]&amp;[.M8]&amp;&quot;'&quot;" office:value-type="string" office:string-value="'a7' : '#___#'" calcext:value-type="string">
            <text:p>'a7' : '#___#'</text:p>
          </table:table-cell>
          <table:table-cell/>
          <table:table-cell table:formula="of:=[.Q7]&amp;&quot; , &quot;&amp;[.O8]" office:value-type="string" office:string-value=" , 'a1' : '__#__' , 'a2' : '_#_#_' , 'a3' : '#___#' , 'a4' : '#___#' , 'a5' : '#___#' , 'a6' : '' , 'a7' : '#___#'" calcext:value-type="string">
            <text:p><text:s/>, 'a1' : '__#__' , 'a2' : '_#_#_' , 'a3' : '#___#' , 'a4' : '#___#' , 'a5' : '#___#' , 'a6' : '' , 'a7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9]&amp;&quot;'&quot;&amp;&quot; : '&quot;&amp;[.I9]&amp;[.J9]&amp;[.K9]&amp;[.L9]&amp;[.M9]&amp;&quot;'&quot;" office:value-type="string" office:string-value="'a8' : '#___#'" calcext:value-type="string">
            <text:p>'a8' : '#___#'</text:p>
          </table:table-cell>
          <table:table-cell/>
          <table:table-cell table:formula="of:=[.Q8]&amp;&quot; , &quot;&amp;[.O9]" office:value-type="string" office:string-value=" , 'a1' : '__#__' , 'a2' : '_#_#_' , 'a3' : '#___#' , 'a4' : '#___#' , 'a5' : '#___#' , 'a6' : '' , 'a7' : '#___#' , 'a8' : '#___#'" calcext:value-type="string">
            <text:p><text:s/>, 'a1' : '__#__' , 'a2' : '_#_#_' , 'a3' : '#___#' , 'a4' : '#___#' , 'a5' : '#___#' , 'a6' : '' , 'a7' : '#___#' , 'a8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]&amp;&quot;'&quot;&amp;&quot; : '&quot;&amp;[.I10]&amp;[.J10]&amp;[.K10]&amp;[.L10]&amp;[.M10]&amp;&quot;'&quot;" office:value-type="string" office:string-value="'a9' : '#___#'" calcext:value-type="string">
            <text:p>'a9' : '#___#'</text:p>
          </table:table-cell>
          <table:table-cell/>
          <table:table-cell table:formula="of:=[.Q9]&amp;&quot; , &quot;&amp;[.O10]" office:value-type="string" office:string-value=" , 'a1' : '__#__' , 'a2' : '_#_#_' , 'a3' : '#___#' , 'a4' : '#___#' , 'a5' : '#___#' , 'a6' : '' , 'a7' : '#___#' , 'a8' : '#___#' , 'a9' : '#___#'" calcext:value-type="string">
            <text:p><text:s/>, 'a1' : '__#__' , 'a2' : '_#_#_' , 'a3' : '#___#' , 'a4' : '#___#' , 'a5' : '#___#' , 'a6' : '' , 'a7' : '#___#' , 'a8' : '#___#' , 'a9' : '#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0];4;1000)" office:value-type="string" office:string-value="'a1' : '__#__' , 'a2' : '_#_#_' , 'a3' : '#___#' , 'a4' : '#___#' , 'a5' : '#___#' , 'a6' : '' , 'a7' : '#___#' , 'a8' : '#___#' , 'a9' : '#___#'" calcext:value-type="string">
            <text:p>'a1' : '__#__' , 'a2' : '_#_#_' , 'a3' : '#___#' , 'a4' : '#___#' , 'a5' : '#___#' , 'a6' : '' , 'a7' : '#___#' , 'a8' : '#___#' , 'a9' : '#___#'</text:p>
          </table:table-cell>
          <table:table-cell/>
          <table:table-cell table:style-name="ce29" table:formula="of:=[.Q11]" office:value-type="string" office:string-value="'a1' : '__#__' , 'a2' : '_#_#_' , 'a3' : '#___#' , 'a4' : '#___#' , 'a5' : '#___#' , 'a6' : '' , 'a7' : '#___#' , 'a8' : '#___#' , 'a9' : '#___#'" calcext:value-type="string">
            <text:p>'a1' : '__#__' , 'a2' : '_#_#_' , 'a3' : '#___#' , 'a4' : '#___#' , 'a5' : '#___#' , 'a6' : '' , 'a7' : '#___#' , 'a8' : '#___#' , 'a9' : '#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3]&amp;&quot;'&quot;&amp;&quot; : '&quot;&amp;[.I13]&amp;[.J13]&amp;[.K13]&amp;[.L13]&amp;[.M13]&amp;&quot;'&quot;" office:value-type="string" office:string-value="'b1' : '####_'" calcext:value-type="string">
            <text:p>'b1' : '####_'</text:p>
          </table:table-cell>
          <table:table-cell/>
          <table:table-cell table:formula="of:=[.Q12]&amp;&quot; , &quot;&amp;[.O13]" office:value-type="string" office:string-value=" , 'b1' : '####_'" calcext:value-type="string">
            <text:p><text:s/>, 'b1' : '#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4]&amp;&quot;'&quot;&amp;&quot; : '&quot;&amp;[.I14]&amp;[.J14]&amp;[.K14]&amp;[.L14]&amp;[.M14]&amp;&quot;'&quot;" office:value-type="string" office:string-value="'b2' : '#___#'" calcext:value-type="string">
            <text:p>'b2' : '#___#'</text:p>
          </table:table-cell>
          <table:table-cell/>
          <table:table-cell table:formula="of:=[.Q13]&amp;&quot; , &quot;&amp;[.O14]" office:value-type="string" office:string-value=" , 'b1' : '####_' , 'b2' : '#___#'" calcext:value-type="string">
            <text:p><text:s/>, 'b1' : '####_' , 'b2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5]&amp;&quot;'&quot;&amp;&quot; : '&quot;&amp;[.I15]&amp;[.J15]&amp;[.K15]&amp;[.L15]&amp;[.M15]&amp;&quot;'&quot;" office:value-type="string" office:string-value="'b3' : '#___#'" calcext:value-type="string">
            <text:p>'b3' : '#___#'</text:p>
          </table:table-cell>
          <table:table-cell/>
          <table:table-cell table:formula="of:=[.Q14]&amp;&quot; , &quot;&amp;[.O15]" office:value-type="string" office:string-value=" , 'b1' : '####_' , 'b2' : '#___#' , 'b3' : '#___#'" calcext:value-type="string">
            <text:p><text:s/>, 'b1' : '####_' , 'b2' : '#___#' , 'b3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6]&amp;&quot;'&quot;&amp;&quot; : '&quot;&amp;[.I16]&amp;[.J16]&amp;[.K16]&amp;[.L16]&amp;[.M16]&amp;&quot;'&quot;" office:value-type="string" office:string-value="'b4' : '#___#'" calcext:value-type="string">
            <text:p>'b4' : '#___#'</text:p>
          </table:table-cell>
          <table:table-cell/>
          <table:table-cell table:formula="of:=[.Q15]&amp;&quot; , &quot;&amp;[.O16]" office:value-type="string" office:string-value=" , 'b1' : '####_' , 'b2' : '#___#' , 'b3' : '#___#' , 'b4' : '#___#'" calcext:value-type="string">
            <text:p><text:s/>, 'b1' : '####_' , 'b2' : '#___#' , 'b3' : '#___#' , 'b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5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7]&amp;&quot;'&quot;&amp;&quot; : '&quot;&amp;[.I17]&amp;[.J17]&amp;[.K17]&amp;[.L17]&amp;[.M17]&amp;&quot;'&quot;" office:value-type="string" office:string-value="'b5' : '####_'" calcext:value-type="string">
            <text:p>'b5' : '####_'</text:p>
          </table:table-cell>
          <table:table-cell/>
          <table:table-cell table:formula="of:=[.Q16]&amp;&quot; , &quot;&amp;[.O17]" office:value-type="string" office:string-value=" , 'b1' : '####_' , 'b2' : '#___#' , 'b3' : '#___#' , 'b4' : '#___#' , 'b5' : '####_'" calcext:value-type="string">
            <text:p><text:s/>, 'b1' : '####_' , 'b2' : '#___#' , 'b3' : '#___#' , 'b4' : '#___#' , 'b5' : '#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8]&amp;&quot;'&quot;&amp;&quot; : '&quot;&amp;[.I18]&amp;[.J18]&amp;[.K18]&amp;[.L18]&amp;[.M18]&amp;&quot;'&quot;" office:value-type="string" office:string-value="'b6' : '#___#'" calcext:value-type="string">
            <text:p>'b6' : '#___#'</text:p>
          </table:table-cell>
          <table:table-cell/>
          <table:table-cell table:formula="of:=[.Q17]&amp;&quot; , &quot;&amp;[.O18]" office:value-type="string" office:string-value=" , 'b1' : '####_' , 'b2' : '#___#' , 'b3' : '#___#' , 'b4' : '#___#' , 'b5' : '####_' , 'b6' : '#___#'" calcext:value-type="string">
            <text:p><text:s/>, 'b1' : '####_' , 'b2' : '#___#' , 'b3' : '#___#' , 'b4' : '#___#' , 'b5' : '####_' , 'b6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]&amp;&quot;'&quot;&amp;&quot; : '&quot;&amp;[.I19]&amp;[.J19]&amp;[.K19]&amp;[.L19]&amp;[.M19]&amp;&quot;'&quot;" office:value-type="string" office:string-value="'b7' : '#___#'" calcext:value-type="string">
            <text:p>'b7' : '#___#'</text:p>
          </table:table-cell>
          <table:table-cell/>
          <table:table-cell table:formula="of:=[.Q18]&amp;&quot; , &quot;&amp;[.O19]" office:value-type="string" office:string-value=" , 'b1' : '####_' , 'b2' : '#___#' , 'b3' : '#___#' , 'b4' : '#___#' , 'b5' : '####_' , 'b6' : '#___#' , 'b7' : '#___#'" calcext:value-type="string">
            <text:p><text:s/>, 'b1' : '####_' , 'b2' : '#___#' , 'b3' : '#___#' , 'b4' : '#___#' , 'b5' : '####_' , 'b6' : '#___#' , 'b7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0]&amp;&quot;'&quot;&amp;&quot; : '&quot;&amp;[.I20]&amp;[.J20]&amp;[.K20]&amp;[.L20]&amp;[.M20]&amp;&quot;'&quot;" office:value-type="string" office:string-value="'b8' : '#___#'" calcext:value-type="string">
            <text:p>'b8' : '#___#'</text:p>
          </table:table-cell>
          <table:table-cell/>
          <table:table-cell table:formula="of:=[.Q19]&amp;&quot; , &quot;&amp;[.O20]" office:value-type="string" office:string-value=" , 'b1' : '####_' , 'b2' : '#___#' , 'b3' : '#___#' , 'b4' : '#___#' , 'b5' : '####_' , 'b6' : '#___#' , 'b7' : '#___#' , 'b8' : '#___#'" calcext:value-type="string">
            <text:p><text:s/>, 'b1' : '####_' , 'b2' : '#___#' , 'b3' : '#___#' , 'b4' : '#___#' , 'b5' : '####_' , 'b6' : '#___#' , 'b7' : '#___#' , 'b8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b9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1]&amp;&quot;'&quot;&amp;&quot; : '&quot;&amp;[.I21]&amp;[.J21]&amp;[.K21]&amp;[.L21]&amp;[.M21]&amp;&quot;'&quot;" office:value-type="string" office:string-value="'b9' : '####_'" calcext:value-type="string">
            <text:p>'b9' : '####_'</text:p>
          </table:table-cell>
          <table:table-cell/>
          <table:table-cell table:formula="of:=[.Q20]&amp;&quot; , &quot;&amp;[.O21]" office:value-type="string" office:string-value=" , 'b1' : '####_' , 'b2' : '#___#' , 'b3' : '#___#' , 'b4' : '#___#' , 'b5' : '####_' , 'b6' : '#___#' , 'b7' : '#___#' , 'b8' : '#___#' , 'b9' : '####_'" calcext:value-type="string">
            <text:p><text:s/>, 'b1' : '####_' , 'b2' : '#___#' , 'b3' : '#___#' , 'b4' : '#___#' , 'b5' : '####_' , 'b6' : '#___#' , 'b7' : '#___#' , 'b8' : '#___#' , 'b9' : '#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1];4;1000)" office:value-type="string" office:string-value="'b1' : '####_' , 'b2' : '#___#' , 'b3' : '#___#' , 'b4' : '#___#' , 'b5' : '####_' , 'b6' : '#___#' , 'b7' : '#___#' , 'b8' : '#___#' , 'b9' : '####_'" calcext:value-type="string">
            <text:p>'b1' : '####_' , 'b2' : '#___#' , 'b3' : '#___#' , 'b4' : '#___#' , 'b5' : '####_' , 'b6' : '#___#' , 'b7' : '#___#' , 'b8' : '#___#' , 'b9' : '####_'</text:p>
          </table:table-cell>
          <table:table-cell/>
          <table:table-cell table:style-name="ce29" table:formula="of:=[.S11]&amp;&quot; , &quot;&amp;[.Q22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/>
          <table:table-cell table:number-columns-repeated="4" table:style-name="ce3" office:value-type="string" calcext:value-type="string">
            <text:p>#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4]&amp;&quot;'&quot;&amp;&quot; : '&quot;&amp;[.I24]&amp;[.J24]&amp;[.K24]&amp;[.L24]&amp;[.M24]&amp;&quot;'&quot;" office:value-type="string" office:string-value="'c1' : '_###_'" calcext:value-type="string">
            <text:p>'c1' : '_###_'</text:p>
          </table:table-cell>
          <table:table-cell/>
          <table:table-cell table:formula="of:=[.Q23]&amp;&quot; , &quot;&amp;[.O24]" office:value-type="string" office:string-value=" , 'c1' : '_###_'" calcext:value-type="string">
            <text:p><text:s/>, 'c1' : '_##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5]&amp;&quot;'&quot;&amp;&quot; : '&quot;&amp;[.I25]&amp;[.J25]&amp;[.K25]&amp;[.L25]&amp;[.M25]&amp;&quot;'&quot;" office:value-type="string" office:string-value="'c2' : '#___#'" calcext:value-type="string">
            <text:p>'c2' : '#___#'</text:p>
          </table:table-cell>
          <table:table-cell/>
          <table:table-cell table:formula="of:=[.Q24]&amp;&quot; , &quot;&amp;[.O25]" office:value-type="string" office:string-value=" , 'c1' : '_###_' , 'c2' : '#___#'" calcext:value-type="string">
            <text:p><text:s/>, 'c1' : '_###_' , 'c2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6]&amp;&quot;'&quot;&amp;&quot; : '&quot;&amp;[.I26]&amp;[.J26]&amp;[.K26]&amp;[.L26]&amp;[.M26]&amp;&quot;'&quot;" office:value-type="string" office:string-value="'c3' : '#___#'" calcext:value-type="string">
            <text:p>'c3' : '#___#'</text:p>
          </table:table-cell>
          <table:table-cell/>
          <table:table-cell table:formula="of:=[.Q25]&amp;&quot; , &quot;&amp;[.O26]" office:value-type="string" office:string-value=" , 'c1' : '_###_' , 'c2' : '#___#' , 'c3' : '#___#'" calcext:value-type="string">
            <text:p><text:s/>, 'c1' : '_###_' , 'c2' : '#___#' , 'c3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7]&amp;&quot;'&quot;&amp;&quot; : '&quot;&amp;[.I27]&amp;[.J27]&amp;[.K27]&amp;[.L27]&amp;[.M27]&amp;&quot;'&quot;" office:value-type="string" office:string-value="'c4' : '#____'" calcext:value-type="string">
            <text:p>'c4' : '#____'</text:p>
          </table:table-cell>
          <table:table-cell/>
          <table:table-cell table:formula="of:=[.Q26]&amp;&quot; , &quot;&amp;[.O27]" office:value-type="string" office:string-value=" , 'c1' : '_###_' , 'c2' : '#___#' , 'c3' : '#___#' , 'c4' : '#____'" calcext:value-type="string">
            <text:p><text:s/>, 'c1' : '_###_' , 'c2' : '#___#' , 'c3' : '#___#' , 'c4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8]&amp;&quot;'&quot;&amp;&quot; : '&quot;&amp;[.I28]&amp;[.J28]&amp;[.K28]&amp;[.L28]&amp;[.M28]&amp;&quot;'&quot;" office:value-type="string" office:string-value="'c5' : '#____'" calcext:value-type="string">
            <text:p>'c5' : '#____'</text:p>
          </table:table-cell>
          <table:table-cell/>
          <table:table-cell table:formula="of:=[.Q27]&amp;&quot; , &quot;&amp;[.O28]" office:value-type="string" office:string-value=" , 'c1' : '_###_' , 'c2' : '#___#' , 'c3' : '#___#' , 'c4' : '#____' , 'c5' : '#____'" calcext:value-type="string">
            <text:p><text:s/>, 'c1' : '_###_' , 'c2' : '#___#' , 'c3' : '#___#' , 'c4' : '#____' , 'c5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9]&amp;&quot;'&quot;&amp;&quot; : '&quot;&amp;[.I29]&amp;[.J29]&amp;[.K29]&amp;[.L29]&amp;[.M29]&amp;&quot;'&quot;" office:value-type="string" office:string-value="'c6' : '#____'" calcext:value-type="string">
            <text:p>'c6' : '#____'</text:p>
          </table:table-cell>
          <table:table-cell/>
          <table:table-cell table:formula="of:=[.Q28]&amp;&quot; , &quot;&amp;[.O29]" office:value-type="string" office:string-value=" , 'c1' : '_###_' , 'c2' : '#___#' , 'c3' : '#___#' , 'c4' : '#____' , 'c5' : '#____' , 'c6' : '#____'" calcext:value-type="string">
            <text:p><text:s/>, 'c1' : '_###_' , 'c2' : '#___#' , 'c3' : '#___#' , 'c4' : '#____' , 'c5' : '#____' , 'c6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]&amp;&quot;'&quot;&amp;&quot; : '&quot;&amp;[.I30]&amp;[.J30]&amp;[.K30]&amp;[.L30]&amp;[.M30]&amp;&quot;'&quot;" office:value-type="string" office:string-value="'c7' : '#___#'" calcext:value-type="string">
            <text:p>'c7' : '#___#'</text:p>
          </table:table-cell>
          <table:table-cell/>
          <table:table-cell table:formula="of:=[.Q29]&amp;&quot; , &quot;&amp;[.O30]" office:value-type="string" office:string-value=" , 'c1' : '_###_' , 'c2' : '#___#' , 'c3' : '#___#' , 'c4' : '#____' , 'c5' : '#____' , 'c6' : '#____' , 'c7' : '#___#'" calcext:value-type="string">
            <text:p><text:s/>, 'c1' : '_###_' , 'c2' : '#___#' , 'c3' : '#___#' , 'c4' : '#____' , 'c5' : '#____' , 'c6' : '#____' , 'c7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]&amp;&quot;'&quot;&amp;&quot; : '&quot;&amp;[.I31]&amp;[.J31]&amp;[.K31]&amp;[.L31]&amp;[.M31]&amp;&quot;'&quot;" office:value-type="string" office:string-value="'c8' : '#___#'" calcext:value-type="string">
            <text:p>'c8' : '#___#'</text:p>
          </table:table-cell>
          <table:table-cell/>
          <table:table-cell table:formula="of:=[.Q30]&amp;&quot; , &quot;&amp;[.O31]" office:value-type="string" office:string-value=" , 'c1' : '_###_' , 'c2' : '#___#' , 'c3' : '#___#' , 'c4' : '#____' , 'c5' : '#____' , 'c6' : '#____' , 'c7' : '#___#' , 'c8' : '#___#'" calcext:value-type="string">
            <text:p><text:s/>, 'c1' : '_###_' , 'c2' : '#___#' , 'c3' : '#___#' , 'c4' : '#____' , 'c5' : '#____' , 'c6' : '#____' , 'c7' : '#___#' , 'c8' : '#__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number-columns-repeated="4" table:style-name="ce3" office:value-type="string" calcext:value-type="string">
            <text:p>#</text:p>
          </table:table-cell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2]&amp;&quot;'&quot;&amp;&quot; : '&quot;&amp;[.I32]&amp;[.J32]&amp;[.K32]&amp;[.L32]&amp;[.M32]&amp;&quot;'&quot;" office:value-type="string" office:string-value="'c9' : '_###_'" calcext:value-type="string">
            <text:p>'c9' : '_###_'</text:p>
          </table:table-cell>
          <table:table-cell/>
          <table:table-cell table:formula="of:=[.Q31]&amp;&quot; , &quot;&amp;[.O32]" office:value-type="string" office:string-value=" , 'c1' : '_###_' , 'c2' : '#___#' , 'c3' : '#___#' , 'c4' : '#____' , 'c5' : '#____' , 'c6' : '#____' , 'c7' : '#___#' , 'c8' : '#___#' , 'c9' : '_###_'" calcext:value-type="string">
            <text:p><text:s/>, 'c1' : '_###_' , 'c2' : '#___#' , 'c3' : '#___#' , 'c4' : '#____' , 'c5' : '#____' , 'c6' : '#____' , 'c7' : '#___#' , 'c8' : '#___#' , 'c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32];4;1000)" office:value-type="string" office:string-value="'c1' : '_###_' , 'c2' : '#___#' , 'c3' : '#___#' , 'c4' : '#____' , 'c5' : '#____' , 'c6' : '#____' , 'c7' : '#___#' , 'c8' : '#___#' , 'c9' : '_###_'" calcext:value-type="string">
            <text:p>'c1' : '_###_' , 'c2' : '#___#' , 'c3' : '#___#' , 'c4' : '#____' , 'c5' : '#____' , 'c6' : '#____' , 'c7' : '#___#' , 'c8' : '#___#' , 'c9' : '_###_'</text:p>
          </table:table-cell>
          <table:table-cell/>
          <table:table-cell table:style-name="ce29" table:formula="of:=[.S22]&amp;&quot; , &quot;&amp;[.Q33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ç1</text:p>
          </table:table-cell>
          <table:table-cell table:style-name="ce9" office:value-type="string" calcext:value-type="string">
            <text:p>_</text:p>
          </table:table-cell>
          <table:table-cell table:number-columns-repeated="3" table:style-name="ce9" office:value-type="string" calcext:value-type="string">
            <text:p>#</text:p>
          </table:table-cell>
          <table:table-cell table:style-name="ce9" office:value-type="string" calcext:value-type="string">
            <text:p>_</text:p>
          </table:table-cell>
          <table:table-cell/>
          <table:table-cell table:formula="of:=&quot;'&quot;&amp;[.H35]&amp;&quot;'&quot;&amp;&quot; : '&quot;&amp;[.I35]&amp;[.J35]&amp;[.K35]&amp;[.L35]&amp;[.M35]&amp;&quot;'&quot;" office:value-type="string" office:string-value="'ç1' : '_###_'" calcext:value-type="string">
            <text:p>'ç1' : '_###_'</text:p>
          </table:table-cell>
          <table:table-cell/>
          <table:table-cell table:formula="of:=[.Q34]&amp;&quot; , &quot;&amp;[.O35]" office:value-type="string" office:string-value=" , 'ç1' : '_###_'" calcext:value-type="string">
            <text:p><text:s/>, 'ç1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2</text:p>
          </table:table-cell>
          <table:table-cell table:style-name="ce9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#</text:p>
          </table:table-cell>
          <table:table-cell/>
          <table:table-cell table:formula="of:=&quot;'&quot;&amp;[.H36]&amp;&quot;'&quot;&amp;&quot; : '&quot;&amp;[.I36]&amp;[.J36]&amp;[.K36]&amp;[.L36]&amp;[.M36]&amp;&quot;'&quot;" office:value-type="string" office:string-value="'ç2' : '#___#'" calcext:value-type="string">
            <text:p>'ç2' : '#___#'</text:p>
          </table:table-cell>
          <table:table-cell/>
          <table:table-cell table:formula="of:=[.Q35]&amp;&quot; , &quot;&amp;[.O36]" office:value-type="string" office:string-value=" , 'ç1' : '_###_' , 'ç2' : '#___#'" calcext:value-type="string">
            <text:p><text:s/>, 'ç1' : '_###_' , 'ç2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3</text:p>
          </table:table-cell>
          <table:table-cell table:style-name="ce9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#</text:p>
          </table:table-cell>
          <table:table-cell/>
          <table:table-cell table:formula="of:=&quot;'&quot;&amp;[.H37]&amp;&quot;'&quot;&amp;&quot; : '&quot;&amp;[.I37]&amp;[.J37]&amp;[.K37]&amp;[.L37]&amp;[.M37]&amp;&quot;'&quot;" office:value-type="string" office:string-value="'ç3' : '#___#'" calcext:value-type="string">
            <text:p>'ç3' : '#___#'</text:p>
          </table:table-cell>
          <table:table-cell/>
          <table:table-cell table:formula="of:=[.Q36]&amp;&quot; , &quot;&amp;[.O37]" office:value-type="string" office:string-value=" , 'ç1' : '_###_' , 'ç2' : '#___#' , 'ç3' : '#___#'" calcext:value-type="string">
            <text:p><text:s/>, 'ç1' : '_###_' , 'ç2' : '#___#' , 'ç3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4</text:p>
          </table:table-cell>
          <table:table-cell table:style-name="ce9" office:value-type="string" calcext:value-type="string">
            <text:p>#</text:p>
          </table:table-cell>
          <table:table-cell table:number-columns-repeated="4" table:style-name="ce9" office:value-type="string" calcext:value-type="string">
            <text:p>_</text:p>
          </table:table-cell>
          <table:table-cell/>
          <table:table-cell table:formula="of:=&quot;'&quot;&amp;[.H38]&amp;&quot;'&quot;&amp;&quot; : '&quot;&amp;[.I38]&amp;[.J38]&amp;[.K38]&amp;[.L38]&amp;[.M38]&amp;&quot;'&quot;" office:value-type="string" office:string-value="'ç4' : '#____'" calcext:value-type="string">
            <text:p>'ç4' : '#____'</text:p>
          </table:table-cell>
          <table:table-cell/>
          <table:table-cell table:formula="of:=[.Q37]&amp;&quot; , &quot;&amp;[.O38]" office:value-type="string" office:string-value=" , 'ç1' : '_###_' , 'ç2' : '#___#' , 'ç3' : '#___#' , 'ç4' : '#____'" calcext:value-type="string">
            <text:p><text:s/>, 'ç1' : '_###_' , 'ç2' : '#___#' , 'ç3' : '#___#' , 'ç4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5</text:p>
          </table:table-cell>
          <table:table-cell table:style-name="ce9" office:value-type="string" calcext:value-type="string">
            <text:p>#</text:p>
          </table:table-cell>
          <table:table-cell table:number-columns-repeated="4" table:style-name="ce9" office:value-type="string" calcext:value-type="string">
            <text:p>_</text:p>
          </table:table-cell>
          <table:table-cell/>
          <table:table-cell table:formula="of:=&quot;'&quot;&amp;[.H39]&amp;&quot;'&quot;&amp;&quot; : '&quot;&amp;[.I39]&amp;[.J39]&amp;[.K39]&amp;[.L39]&amp;[.M39]&amp;&quot;'&quot;" office:value-type="string" office:string-value="'ç5' : '#____'" calcext:value-type="string">
            <text:p>'ç5' : '#____'</text:p>
          </table:table-cell>
          <table:table-cell/>
          <table:table-cell table:formula="of:=[.Q38]&amp;&quot; , &quot;&amp;[.O39]" office:value-type="string" office:string-value=" , 'ç1' : '_###_' , 'ç2' : '#___#' , 'ç3' : '#___#' , 'ç4' : '#____' , 'ç5' : '#____'" calcext:value-type="string">
            <text:p><text:s/>, 'ç1' : '_###_' , 'ç2' : '#___#' , 'ç3' : '#___#' , 'ç4' : '#____' , 'ç5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6</text:p>
          </table:table-cell>
          <table:table-cell table:style-name="ce9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#</text:p>
          </table:table-cell>
          <table:table-cell/>
          <table:table-cell table:formula="of:=&quot;'&quot;&amp;[.H40]&amp;&quot;'&quot;&amp;&quot; : '&quot;&amp;[.I40]&amp;[.J40]&amp;[.K40]&amp;[.L40]&amp;[.M40]&amp;&quot;'&quot;" office:value-type="string" office:string-value="'ç6' : '#___#'" calcext:value-type="string">
            <text:p>'ç6' : '#___#'</text:p>
          </table:table-cell>
          <table:table-cell/>
          <table:table-cell table:formula="of:=[.Q39]&amp;&quot; , &quot;&amp;[.O40]" office:value-type="string" office:string-value=" , 'ç1' : '_###_' , 'ç2' : '#___#' , 'ç3' : '#___#' , 'ç4' : '#____' , 'ç5' : '#____' , 'ç6' : '#___#'" calcext:value-type="string">
            <text:p><text:s/>, 'ç1' : '_###_' , 'ç2' : '#___#' , 'ç3' : '#___#' , 'ç4' : '#____' , 'ç5' : '#____' , 'ç6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7</text:p>
          </table:table-cell>
          <table:table-cell table:style-name="ce9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#</text:p>
          </table:table-cell>
          <table:table-cell/>
          <table:table-cell table:formula="of:=&quot;'&quot;&amp;[.H41]&amp;&quot;'&quot;&amp;&quot; : '&quot;&amp;[.I41]&amp;[.J41]&amp;[.K41]&amp;[.L41]&amp;[.M41]&amp;&quot;'&quot;" office:value-type="string" office:string-value="'ç7' : '#___#'" calcext:value-type="string">
            <text:p>'ç7' : '#___#'</text:p>
          </table:table-cell>
          <table:table-cell/>
          <table:table-cell table:formula="of:=[.Q40]&amp;&quot; , &quot;&amp;[.O41]" office:value-type="string" office:string-value=" , 'ç1' : '_###_' , 'ç2' : '#___#' , 'ç3' : '#___#' , 'ç4' : '#____' , 'ç5' : '#____' , 'ç6' : '#___#' , 'ç7' : '#___#'" calcext:value-type="string">
            <text:p><text:s/>, 'ç1' : '_###_' , 'ç2' : '#___#' , 'ç3' : '#___#' , 'ç4' : '#____' , 'ç5' : '#____' , 'ç6' : '#___#' , 'ç7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8</text:p>
          </table:table-cell>
          <table:table-cell table:style-name="ce9" office:value-type="string" calcext:value-type="string">
            <text:p>_</text:p>
          </table:table-cell>
          <table:table-cell table:number-columns-repeated="3" table:style-name="ce9" office:value-type="string" calcext:value-type="string">
            <text:p>#</text:p>
          </table:table-cell>
          <table:table-cell table:style-name="ce9" office:value-type="string" calcext:value-type="string">
            <text:p>_</text:p>
          </table:table-cell>
          <table:table-cell/>
          <table:table-cell table:formula="of:=&quot;'&quot;&amp;[.H42]&amp;&quot;'&quot;&amp;&quot; : '&quot;&amp;[.I42]&amp;[.J42]&amp;[.K42]&amp;[.L42]&amp;[.M42]&amp;&quot;'&quot;" office:value-type="string" office:string-value="'ç8' : '_###_'" calcext:value-type="string">
            <text:p>'ç8' : '_###_'</text:p>
          </table:table-cell>
          <table:table-cell/>
          <table:table-cell table:formula="of:=[.Q41]&amp;&quot; , &quot;&amp;[.O42]" office:value-type="string" office:string-value=" , 'ç1' : '_###_' , 'ç2' : '#___#' , 'ç3' : '#___#' , 'ç4' : '#____' , 'ç5' : '#____' , 'ç6' : '#___#' , 'ç7' : '#___#' , 'ç8' : '_###_'" calcext:value-type="string">
            <text:p><text:s/>, 'ç1' : '_###_' , 'ç2' : '#___#' , 'ç3' : '#___#' , 'ç4' : '#____' , 'ç5' : '#____' , 'ç6' : '#___#' , 'ç7' : '#___#' , 'ç8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ç9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10" office:value-type="string" calcext:value-type="string">
            <text:p>_</text:p>
          </table:table-cell>
          <table:table-cell/>
          <table:table-cell table:formula="of:=&quot;'&quot;&amp;[.H43]&amp;&quot;'&quot;&amp;&quot; : '&quot;&amp;[.I43]&amp;[.J43]&amp;[.K43]&amp;[.L43]&amp;[.M43]&amp;&quot;'&quot;" office:value-type="string" office:string-value="'ç9' : '__#__'" calcext:value-type="string">
            <text:p>'ç9' : '__#__'</text:p>
          </table:table-cell>
          <table:table-cell/>
          <table:table-cell table:formula="of:=[.Q42]&amp;&quot; , &quot;&amp;[.O43]" office:value-type="string" office:string-value=" , 'ç1' : '_###_' , 'ç2' : '#___#' , 'ç3' : '#___#' , 'ç4' : '#____' , 'ç5' : '#____' , 'ç6' : '#___#' , 'ç7' : '#___#' , 'ç8' : '_###_' , 'ç9' : '__#__'" calcext:value-type="string">
            <text:p><text:s/>, 'ç1' : '_###_' , 'ç2' : '#___#' , 'ç3' : '#___#' , 'ç4' : '#____' , 'ç5' : '#____' , 'ç6' : '#___#' , 'ç7' : '#___#' , 'ç8' : '_###_' , 'ç9' : '__#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43];4;1000)" office:value-type="string" office:string-value="'ç1' : '_###_' , 'ç2' : '#___#' , 'ç3' : '#___#' , 'ç4' : '#____' , 'ç5' : '#____' , 'ç6' : '#___#' , 'ç7' : '#___#' , 'ç8' : '_###_' , 'ç9' : '__#__'" calcext:value-type="string">
            <text:p>'ç1' : '_###_' , 'ç2' : '#___#' , 'ç3' : '#___#' , 'ç4' : '#____' , 'ç5' : '#____' , 'ç6' : '#___#' , 'ç7' : '#___#' , 'ç8' : '_###_' , 'ç9' : '__#__'</text:p>
          </table:table-cell>
          <table:table-cell/>
          <table:table-cell table:style-name="ce29" table:formula="of:=[.S33]&amp;&quot; , &quot;&amp;[.Q44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4" table:style-name="ce4" office:value-type="string" calcext:value-type="string">
            <text:p>#</text:p>
          </table:table-cell>
          <table:table-cell table:style-name="ce4"/>
          <table:table-cell/>
          <table:table-cell office:value-type="string" calcext:value-type="string">
            <text:p>d1</text:p>
          </table:table-cell>
          <table:table-cell table:number-columns-repeated="3"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_</text:p>
          </table:table-cell>
          <table:table-cell/>
          <table:table-cell table:formula="of:=&quot;'&quot;&amp;[.H46]&amp;&quot;'&quot;&amp;&quot; : '&quot;&amp;[.I46]&amp;[.J46]&amp;[.K46]&amp;[.L46]&amp;[.M46]&amp;&quot;'&quot;" office:value-type="string" office:string-value="'d1' : '###__'" calcext:value-type="string">
            <text:p>'d1' : '###__'</text:p>
          </table:table-cell>
          <table:table-cell/>
          <table:table-cell table:formula="of:=[.Q45]&amp;&quot; , &quot;&amp;[.O46]" office:value-type="string" office:string-value=" , 'd1' : '###__'" calcext:value-type="string">
            <text:p><text:s/>, 'd1' : '###_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2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_</text:p>
          </table:table-cell>
          <table:table-cell/>
          <table:table-cell table:formula="of:=&quot;'&quot;&amp;[.H47]&amp;&quot;'&quot;&amp;&quot; : '&quot;&amp;[.I47]&amp;[.J47]&amp;[.K47]&amp;[.L47]&amp;[.M47]&amp;&quot;'&quot;" office:value-type="string" office:string-value="'d2' : '#__#_'" calcext:value-type="string">
            <text:p>'d2' : '#__#_'</text:p>
          </table:table-cell>
          <table:table-cell/>
          <table:table-cell table:formula="of:=[.Q46]&amp;&quot; , &quot;&amp;[.O47]" office:value-type="string" office:string-value=" , 'd1' : '###__' , 'd2' : '#__#_'" calcext:value-type="string">
            <text:p><text:s/>, 'd1' : '###__' , 'd2' : '#__#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3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/>
          <table:table-cell table:formula="of:=&quot;'&quot;&amp;[.H48]&amp;&quot;'&quot;&amp;&quot; : '&quot;&amp;[.I48]&amp;[.J48]&amp;[.K48]&amp;[.L48]&amp;[.M48]&amp;&quot;'&quot;" office:value-type="string" office:string-value="'d3' : '#___#'" calcext:value-type="string">
            <text:p>'d3' : '#___#'</text:p>
          </table:table-cell>
          <table:table-cell/>
          <table:table-cell table:formula="of:=[.Q47]&amp;&quot; , &quot;&amp;[.O48]" office:value-type="string" office:string-value=" , 'd1' : '###__' , 'd2' : '#__#_' , 'd3' : '#___#'" calcext:value-type="string">
            <text:p><text:s/>, 'd1' : '###__' , 'd2' : '#__#_' , 'd3' : '#___#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4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11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/>
          <table:table-cell table:formula="of:=&quot;'&quot;&amp;[.H49]&amp;&quot;'&quot;&amp;&quot; : '&quot;&amp;[.I49]&amp;[.J49]&amp;[.K49]&amp;[.L49]&amp;[.M49]&amp;&quot;'&quot;" office:value-type="string" office:string-value="'d4' : '#___#'" calcext:value-type="string">
            <text:p>'d4' : '#___#'</text:p>
          </table:table-cell>
          <table:table-cell/>
          <table:table-cell table:formula="of:=[.Q48]&amp;&quot; , &quot;&amp;[.O49]" office:value-type="string" office:string-value=" , 'd1' : '###__' , 'd2' : '#__#_' , 'd3' : '#___#' , 'd4' : '#___#'" calcext:value-type="string">
            <text:p><text:s/>, 'd1' : '###__' , 'd2' : '#__#_' , 'd3' : '#___#' , 'd4' : '#___#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5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11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/>
          <table:table-cell table:formula="of:=&quot;'&quot;&amp;[.H50]&amp;&quot;'&quot;&amp;&quot; : '&quot;&amp;[.I50]&amp;[.J50]&amp;[.K50]&amp;[.L50]&amp;[.M50]&amp;&quot;'&quot;" office:value-type="string" office:string-value="'d5' : '#___#'" calcext:value-type="string">
            <text:p>'d5' : '#___#'</text:p>
          </table:table-cell>
          <table:table-cell/>
          <table:table-cell table:formula="of:=[.Q49]&amp;&quot; , &quot;&amp;[.O50]" office:value-type="string" office:string-value=" , 'd1' : '###__' , 'd2' : '#__#_' , 'd3' : '#___#' , 'd4' : '#___#' , 'd5' : '#___#'" calcext:value-type="string">
            <text:p><text:s/>, 'd1' : '###__' , 'd2' : '#__#_' , 'd3' : '#___#' , 'd4' : '#___#' , 'd5' : '#___#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6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11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/>
          <table:table-cell table:formula="of:=&quot;'&quot;&amp;[.H51]&amp;&quot;'&quot;&amp;&quot; : '&quot;&amp;[.I51]&amp;[.J51]&amp;[.K51]&amp;[.L51]&amp;[.M51]&amp;&quot;'&quot;" office:value-type="string" office:string-value="'d6' : '#___#'" calcext:value-type="string">
            <text:p>'d6' : '#___#'</text:p>
          </table:table-cell>
          <table:table-cell/>
          <table:table-cell table:formula="of:=[.Q50]&amp;&quot; , &quot;&amp;[.O51]" office:value-type="string" office:string-value=" , 'd1' : '###__' , 'd2' : '#__#_' , 'd3' : '#___#' , 'd4' : '#___#' , 'd5' : '#___#' , 'd6' : '#___#'" calcext:value-type="string">
            <text:p><text:s/>, 'd1' : '###__' , 'd2' : '#__#_' , 'd3' : '#___#' , 'd4' : '#___#' , 'd5' : '#___#' , 'd6' : '#___#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7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/>
          <table:table-cell table:formula="of:=&quot;'&quot;&amp;[.H52]&amp;&quot;'&quot;&amp;&quot; : '&quot;&amp;[.I52]&amp;[.J52]&amp;[.K52]&amp;[.L52]&amp;[.M52]&amp;&quot;'&quot;" office:value-type="string" office:string-value="'d7' : '#___#'" calcext:value-type="string">
            <text:p>'d7' : '#___#'</text:p>
          </table:table-cell>
          <table:table-cell/>
          <table:table-cell table:formula="of:=[.Q51]&amp;&quot; , &quot;&amp;[.O52]" office:value-type="string" office:string-value=" , 'd1' : '###__' , 'd2' : '#__#_' , 'd3' : '#___#' , 'd4' : '#___#' , 'd5' : '#___#' , 'd6' : '#___#' , 'd7' : '#___#'" calcext:value-type="string">
            <text:p><text:s/>, 'd1' : '###__' , 'd2' : '#__#_' , 'd3' : '#___#' , 'd4' : '#___#' , 'd5' : '#___#' , 'd6' : '#___#' , 'd7' : '#___#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/>
          <table:table-cell office:value-type="string" calcext:value-type="string">
            <text:p>d8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_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_</text:p>
          </table:table-cell>
          <table:table-cell/>
          <table:table-cell table:formula="of:=&quot;'&quot;&amp;[.H53]&amp;&quot;'&quot;&amp;&quot; : '&quot;&amp;[.I53]&amp;[.J53]&amp;[.K53]&amp;[.L53]&amp;[.M53]&amp;&quot;'&quot;" office:value-type="string" office:string-value="'d8' : '#__#_'" calcext:value-type="string">
            <text:p>'d8' : '#__#_'</text:p>
          </table:table-cell>
          <table:table-cell/>
          <table:table-cell table:formula="of:=[.Q52]&amp;&quot; , &quot;&amp;[.O53]" office:value-type="string" office:string-value=" , 'd1' : '###__' , 'd2' : '#__#_' , 'd3' : '#___#' , 'd4' : '#___#' , 'd5' : '#___#' , 'd6' : '#___#' , 'd7' : '#___#' , 'd8' : '#__#_'" calcext:value-type="string">
            <text:p><text:s/>, 'd1' : '###__' , 'd2' : '#__#_' , 'd3' : '#___#' , 'd4' : '#___#' , 'd5' : '#___#' , 'd6' : '#___#' , 'd7' : '#___#' , 'd8' : '#__#_'</text:p>
          </table:table-cell>
          <table:table-cell table:number-columns-repeated="1006"/>
        </table:table-row>
        <table:table-row table:style-name="ro1">
          <table:table-cell/>
          <table:table-cell table:number-columns-repeated="4" table:style-name="ce4" office:value-type="string" calcext:value-type="string">
            <text:p>#</text:p>
          </table:table-cell>
          <table:table-cell table:style-name="ce4"/>
          <table:table-cell/>
          <table:table-cell office:value-type="string" calcext:value-type="string">
            <text:p>d9</text:p>
          </table:table-cell>
          <table:table-cell table:number-columns-repeated="3"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_</text:p>
          </table:table-cell>
          <table:table-cell/>
          <table:table-cell table:formula="of:=&quot;'&quot;&amp;[.H54]&amp;&quot;'&quot;&amp;&quot; : '&quot;&amp;[.I54]&amp;[.J54]&amp;[.K54]&amp;[.L54]&amp;[.M54]&amp;&quot;'&quot;" office:value-type="string" office:string-value="'d9' : '###__'" calcext:value-type="string">
            <text:p>'d9' : '###__'</text:p>
          </table:table-cell>
          <table:table-cell/>
          <table:table-cell table:formula="of:=[.Q53]&amp;&quot; , &quot;&amp;[.O54]" office:value-type="string" office:string-value=" , 'd1' : '###__' , 'd2' : '#__#_' , 'd3' : '#___#' , 'd4' : '#___#' , 'd5' : '#___#' , 'd6' : '#___#' , 'd7' : '#___#' , 'd8' : '#__#_' , 'd9' : '###__'" calcext:value-type="string">
            <text:p><text:s/>, 'd1' : '###__' , 'd2' : '#__#_' , 'd3' : '#___#' , 'd4' : '#___#' , 'd5' : '#___#' , 'd6' : '#___#' , 'd7' : '#___#' , 'd8' : '#__#_' , 'd9' : '###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54];4;1000)" office:value-type="string" office:string-value="'d1' : '###__' , 'd2' : '#__#_' , 'd3' : '#___#' , 'd4' : '#___#' , 'd5' : '#___#' , 'd6' : '#___#' , 'd7' : '#___#' , 'd8' : '#__#_' , 'd9' : '###__'" calcext:value-type="string">
            <text:p>'d1' : '###__' , 'd2' : '#__#_' , 'd3' : '#___#' , 'd4' : '#___#' , 'd5' : '#___#' , 'd6' : '#___#' , 'd7' : '#___#' , 'd8' : '#__#_' , 'd9' : '###__'</text:p>
          </table:table-cell>
          <table:table-cell/>
          <table:table-cell table:style-name="ce29" table:formula="of:=[.S44]&amp;&quot; , &quot;&amp;[.Q55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e1</text:p>
          </table:table-cell>
          <table:table-cell office:value-type="string" calcext:value-type="string">
            <text:p>_</text:p>
          </table:table-cell>
          <table:table-cell table:number-columns-repeated="4" office:value-type="string" calcext:value-type="string">
            <text:p>#</text:p>
          </table:table-cell>
          <table:table-cell/>
          <table:table-cell table:formula="of:=&quot;'&quot;&amp;[.H57]&amp;&quot;'&quot;&amp;&quot; : '&quot;&amp;[.I57]&amp;[.J57]&amp;[.K57]&amp;[.L57]&amp;[.M57]&amp;&quot;'&quot;" office:value-type="string" office:string-value="'e1' : '_####'" calcext:value-type="string">
            <text:p>'e1' : '_####'</text:p>
          </table:table-cell>
          <table:table-cell/>
          <table:table-cell table:formula="of:=[.Q56]&amp;&quot; , &quot;&amp;[.O57]" office:value-type="string" office:string-value=" , 'e1' : '_####'" calcext:value-type="string">
            <text:p><text:s/>, 'e1' : '_###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2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58]&amp;&quot;'&quot;&amp;&quot; : '&quot;&amp;[.I58]&amp;[.J58]&amp;[.K58]&amp;[.L58]&amp;[.M58]&amp;&quot;'&quot;" office:value-type="string" office:string-value="'e2' : '#____'" calcext:value-type="string">
            <text:p>'e2' : '#____'</text:p>
          </table:table-cell>
          <table:table-cell/>
          <table:table-cell table:formula="of:=[.Q57]&amp;&quot; , &quot;&amp;[.O58]" office:value-type="string" office:string-value=" , 'e1' : '_####' , 'e2' : '#____'" calcext:value-type="string">
            <text:p><text:s/>, 'e1' : '_####' , 'e2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3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59]&amp;&quot;'&quot;&amp;&quot; : '&quot;&amp;[.I59]&amp;[.J59]&amp;[.K59]&amp;[.L59]&amp;[.M59]&amp;&quot;'&quot;" office:value-type="string" office:string-value="'e3' : '#____'" calcext:value-type="string">
            <text:p>'e3' : '#____'</text:p>
          </table:table-cell>
          <table:table-cell/>
          <table:table-cell table:formula="of:=[.Q58]&amp;&quot; , &quot;&amp;[.O59]" office:value-type="string" office:string-value=" , 'e1' : '_####' , 'e2' : '#____' , 'e3' : '#____'" calcext:value-type="string">
            <text:p><text:s/>, 'e1' : '_####' , 'e2' : '#____' , 'e3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4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60]&amp;&quot;'&quot;&amp;&quot; : '&quot;&amp;[.I60]&amp;[.J60]&amp;[.K60]&amp;[.L60]&amp;[.M60]&amp;&quot;'&quot;" office:value-type="string" office:string-value="'e4' : '#____'" calcext:value-type="string">
            <text:p>'e4' : '#____'</text:p>
          </table:table-cell>
          <table:table-cell/>
          <table:table-cell table:formula="of:=[.Q59]&amp;&quot; , &quot;&amp;[.O60]" office:value-type="string" office:string-value=" , 'e1' : '_####' , 'e2' : '#____' , 'e3' : '#____' , 'e4' : '#____'" calcext:value-type="string">
            <text:p><text:s/>, 'e1' : '_####' , 'e2' : '#____' , 'e3' : '#____' , 'e4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5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61]&amp;&quot;'&quot;&amp;&quot; : '&quot;&amp;[.I61]&amp;[.J61]&amp;[.K61]&amp;[.L61]&amp;[.M61]&amp;&quot;'&quot;" office:value-type="string" office:string-value="'e5' : '####_'" calcext:value-type="string">
            <text:p>'e5' : '####_'</text:p>
          </table:table-cell>
          <table:table-cell/>
          <table:table-cell table:formula="of:=[.Q60]&amp;&quot; , &quot;&amp;[.O61]" office:value-type="string" office:string-value=" , 'e1' : '_####' , 'e2' : '#____' , 'e3' : '#____' , 'e4' : '#____' , 'e5' : '####_'" calcext:value-type="string">
            <text:p><text:s/>, 'e1' : '_####' , 'e2' : '#____' , 'e3' : '#____' , 'e4' : '#____' , 'e5' : '#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6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62]&amp;&quot;'&quot;&amp;&quot; : '&quot;&amp;[.I62]&amp;[.J62]&amp;[.K62]&amp;[.L62]&amp;[.M62]&amp;&quot;'&quot;" office:value-type="string" office:string-value="'e6' : '#____'" calcext:value-type="string">
            <text:p>'e6' : '#____'</text:p>
          </table:table-cell>
          <table:table-cell/>
          <table:table-cell table:formula="of:=[.Q61]&amp;&quot; , &quot;&amp;[.O62]" office:value-type="string" office:string-value=" , 'e1' : '_####' , 'e2' : '#____' , 'e3' : '#____' , 'e4' : '#____' , 'e5' : '####_' , 'e6' : '#____'" calcext:value-type="string">
            <text:p><text:s/>, 'e1' : '_####' , 'e2' : '#____' , 'e3' : '#____' , 'e4' : '#____' , 'e5' : '####_' , 'e6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7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63]&amp;&quot;'&quot;&amp;&quot; : '&quot;&amp;[.I63]&amp;[.J63]&amp;[.K63]&amp;[.L63]&amp;[.M63]&amp;&quot;'&quot;" office:value-type="string" office:string-value="'e7' : '#____'" calcext:value-type="string">
            <text:p>'e7' : '#____'</text:p>
          </table:table-cell>
          <table:table-cell/>
          <table:table-cell table:formula="of:=[.Q62]&amp;&quot; , &quot;&amp;[.O63]" office:value-type="string" office:string-value=" , 'e1' : '_####' , 'e2' : '#____' , 'e3' : '#____' , 'e4' : '#____' , 'e5' : '####_' , 'e6' : '#____' , 'e7' : '#____'" calcext:value-type="string">
            <text:p><text:s/>, 'e1' : '_####' , 'e2' : '#____' , 'e3' : '#____' , 'e4' : '#____' , 'e5' : '####_' , 'e6' : '#____' , 'e7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8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64]&amp;&quot;'&quot;&amp;&quot; : '&quot;&amp;[.I64]&amp;[.J64]&amp;[.K64]&amp;[.L64]&amp;[.M64]&amp;&quot;'&quot;" office:value-type="string" office:string-value="'e8' : '#____'" calcext:value-type="string">
            <text:p>'e8' : '#____'</text:p>
          </table:table-cell>
          <table:table-cell/>
          <table:table-cell table:formula="of:=[.Q63]&amp;&quot; , &quot;&amp;[.O64]" office:value-type="string" office:string-value=" , 'e1' : '_####' , 'e2' : '#____' , 'e3' : '#____' , 'e4' : '#____' , 'e5' : '####_' , 'e6' : '#____' , 'e7' : '#____' , 'e8' : '#____'" calcext:value-type="string">
            <text:p><text:s/>, 'e1' : '_####' , 'e2' : '#____' , 'e3' : '#____' , 'e4' : '#____' , 'e5' : '####_' , 'e6' : '#____' , 'e7' : '#____' , 'e8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e9</text:p>
          </table:table-cell>
          <table:table-cell office:value-type="string" calcext:value-type="string">
            <text:p>_</text:p>
          </table:table-cell>
          <table:table-cell table:number-columns-repeated="4" office:value-type="string" calcext:value-type="string">
            <text:p>#</text:p>
          </table:table-cell>
          <table:table-cell/>
          <table:table-cell table:formula="of:=&quot;'&quot;&amp;[.H65]&amp;&quot;'&quot;&amp;&quot; : '&quot;&amp;[.I65]&amp;[.J65]&amp;[.K65]&amp;[.L65]&amp;[.M65]&amp;&quot;'&quot;" office:value-type="string" office:string-value="'e9' : '_####'" calcext:value-type="string">
            <text:p>'e9' : '_####'</text:p>
          </table:table-cell>
          <table:table-cell/>
          <table:table-cell table:formula="of:=[.Q64]&amp;&quot; , &quot;&amp;[.O65]" office:value-type="string" office:string-value=" , 'e1' : '_####' , 'e2' : '#____' , 'e3' : '#____' , 'e4' : '#____' , 'e5' : '####_' , 'e6' : '#____' , 'e7' : '#____' , 'e8' : '#____' , 'e9' : '_####'" calcext:value-type="string">
            <text:p><text:s/>, 'e1' : '_####' , 'e2' : '#____' , 'e3' : '#____' , 'e4' : '#____' , 'e5' : '####_' , 'e6' : '#____' , 'e7' : '#____' , 'e8' : '#____' , 'e9' : '_###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65];4;1000)" office:value-type="string" office:string-value="'e1' : '_####' , 'e2' : '#____' , 'e3' : '#____' , 'e4' : '#____' , 'e5' : '####_' , 'e6' : '#____' , 'e7' : '#____' , 'e8' : '#____' , 'e9' : '_####'" calcext:value-type="string">
            <text:p>'e1' : '_####' , 'e2' : '#____' , 'e3' : '#____' , 'e4' : '#____' , 'e5' : '####_' , 'e6' : '#____' , 'e7' : '#____' , 'e8' : '#____' , 'e9' : '_####'</text:p>
          </table:table-cell>
          <table:table-cell/>
          <table:table-cell table:style-name="ce29" table:formula="of:=[.S55]&amp;&quot; , &quot;&amp;[.Q66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5" table:style-name="ce4" office:value-type="string" calcext:value-type="string">
            <text:p>#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_</text:p>
          </table:table-cell>
          <table:table-cell table:number-columns-repeated="4" office:value-type="string" calcext:value-type="string">
            <text:p>#</text:p>
          </table:table-cell>
          <table:table-cell/>
          <table:table-cell table:formula="of:=&quot;'&quot;&amp;[.H68]&amp;&quot;'&quot;&amp;&quot; : '&quot;&amp;[.I68]&amp;[.J68]&amp;[.K68]&amp;[.L68]&amp;[.M68]&amp;&quot;'&quot;" office:value-type="string" office:string-value="'f1' : '_####'" calcext:value-type="string">
            <text:p>'f1' : '_####'</text:p>
          </table:table-cell>
          <table:table-cell/>
          <table:table-cell table:formula="of:=[.Q67]&amp;&quot; , &quot;&amp;[.O68]" office:value-type="string" office:string-value=" , 'f1' : '_####'" calcext:value-type="string">
            <text:p><text:s/>, 'f1' : '_####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4"/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69]&amp;&quot;'&quot;&amp;&quot; : '&quot;&amp;[.I69]&amp;[.J69]&amp;[.K69]&amp;[.L69]&amp;[.M69]&amp;&quot;'&quot;" office:value-type="string" office:string-value="'f2' : '#____'" calcext:value-type="string">
            <text:p>'f2' : '#____'</text:p>
          </table:table-cell>
          <table:table-cell/>
          <table:table-cell table:formula="of:=[.Q68]&amp;&quot; , &quot;&amp;[.O69]" office:value-type="string" office:string-value=" , 'f1' : '_####' , 'f2' : '#____'" calcext:value-type="string">
            <text:p><text:s/>, 'f1' : '_####' , 'f2' : '#___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4"/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70]&amp;&quot;'&quot;&amp;&quot; : '&quot;&amp;[.I70]&amp;[.J70]&amp;[.K70]&amp;[.L70]&amp;[.M70]&amp;&quot;'&quot;" office:value-type="string" office:string-value="'f3' : '#____'" calcext:value-type="string">
            <text:p>'f3' : '#____'</text:p>
          </table:table-cell>
          <table:table-cell/>
          <table:table-cell table:formula="of:=[.Q69]&amp;&quot; , &quot;&amp;[.O70]" office:value-type="string" office:string-value=" , 'f1' : '_####' , 'f2' : '#____' , 'f3' : '#____'" calcext:value-type="string">
            <text:p><text:s/>, 'f1' : '_####' , 'f2' : '#____' , 'f3' : '#___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4"/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71]&amp;&quot;'&quot;&amp;&quot; : '&quot;&amp;[.I71]&amp;[.J71]&amp;[.K71]&amp;[.L71]&amp;[.M71]&amp;&quot;'&quot;" office:value-type="string" office:string-value="'f4' : '#____'" calcext:value-type="string">
            <text:p>'f4' : '#____'</text:p>
          </table:table-cell>
          <table:table-cell/>
          <table:table-cell table:formula="of:=[.Q70]&amp;&quot; , &quot;&amp;[.O71]" office:value-type="string" office:string-value=" , 'f1' : '_####' , 'f2' : '#____' , 'f3' : '#____' , 'f4' : '#____'" calcext:value-type="string">
            <text:p><text:s/>, 'f1' : '_####' , 'f2' : '#____' , 'f3' : '#____' , 'f4' : '#____'</text:p>
          </table:table-cell>
          <table:table-cell table:number-columns-repeated="1006"/>
        </table:table-row>
        <table:table-row table:style-name="ro1">
          <table:table-cell/>
          <table:table-cell table:number-columns-repeated="4" table:style-name="ce4" office:value-type="string" calcext:value-type="string">
            <text:p>#</text:p>
          </table:table-cell>
          <table:table-cell table:style-name="ce4"/>
          <table:table-cell/>
          <table:table-cell office:value-type="string" calcext:value-type="string">
            <text:p>f5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72]&amp;&quot;'&quot;&amp;&quot; : '&quot;&amp;[.I72]&amp;[.J72]&amp;[.K72]&amp;[.L72]&amp;[.M72]&amp;&quot;'&quot;" office:value-type="string" office:string-value="'f5' : '####_'" calcext:value-type="string">
            <text:p>'f5' : '####_'</text:p>
          </table:table-cell>
          <table:table-cell/>
          <table:table-cell table:formula="of:=[.Q71]&amp;&quot; , &quot;&amp;[.O72]" office:value-type="string" office:string-value=" , 'f1' : '_####' , 'f2' : '#____' , 'f3' : '#____' , 'f4' : '#____' , 'f5' : '####_'" calcext:value-type="string">
            <text:p><text:s/>, 'f1' : '_####' , 'f2' : '#____' , 'f3' : '#____' , 'f4' : '#____' , 'f5' : '####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4"/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73]&amp;&quot;'&quot;&amp;&quot; : '&quot;&amp;[.I73]&amp;[.J73]&amp;[.K73]&amp;[.L73]&amp;[.M73]&amp;&quot;'&quot;" office:value-type="string" office:string-value="'f6' : '#____'" calcext:value-type="string">
            <text:p>'f6' : '#____'</text:p>
          </table:table-cell>
          <table:table-cell/>
          <table:table-cell table:formula="of:=[.Q72]&amp;&quot; , &quot;&amp;[.O73]" office:value-type="string" office:string-value=" , 'f1' : '_####' , 'f2' : '#____' , 'f3' : '#____' , 'f4' : '#____' , 'f5' : '####_' , 'f6' : '#____'" calcext:value-type="string">
            <text:p><text:s/>, 'f1' : '_####' , 'f2' : '#____' , 'f3' : '#____' , 'f4' : '#____' , 'f5' : '####_' , 'f6' : '#___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4"/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74]&amp;&quot;'&quot;&amp;&quot; : '&quot;&amp;[.I74]&amp;[.J74]&amp;[.K74]&amp;[.L74]&amp;[.M74]&amp;&quot;'&quot;" office:value-type="string" office:string-value="'f7' : '#____'" calcext:value-type="string">
            <text:p>'f7' : '#____'</text:p>
          </table:table-cell>
          <table:table-cell/>
          <table:table-cell table:formula="of:=[.Q73]&amp;&quot; , &quot;&amp;[.O74]" office:value-type="string" office:string-value=" , 'f1' : '_####' , 'f2' : '#____' , 'f3' : '#____' , 'f4' : '#____' , 'f5' : '####_' , 'f6' : '#____' , 'f7' : '#____'" calcext:value-type="string">
            <text:p><text:s/>, 'f1' : '_####' , 'f2' : '#____' , 'f3' : '#____' , 'f4' : '#____' , 'f5' : '####_' , 'f6' : '#____' , 'f7' : '#___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/>
          <table:table-cell table:style-name="ce4" table:number-columns-repeated="3"/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75]&amp;&quot;'&quot;&amp;&quot; : '&quot;&amp;[.I75]&amp;[.J75]&amp;[.K75]&amp;[.L75]&amp;[.M75]&amp;&quot;'&quot;" office:value-type="string" office:string-value="'f8' : '#____'" calcext:value-type="string">
            <text:p>'f8' : '#____'</text:p>
          </table:table-cell>
          <table:table-cell/>
          <table:table-cell table:formula="of:=[.Q74]&amp;&quot; , &quot;&amp;[.O75]" office:value-type="string" office:string-value=" , 'f1' : '_####' , 'f2' : '#____' , 'f3' : '#____' , 'f4' : '#____' , 'f5' : '####_' , 'f6' : '#____' , 'f7' : '#____' , 'f8' : '#____'" calcext:value-type="string">
            <text:p><text:s/>, 'f1' : '_####' , 'f2' : '#____' , 'f3' : '#____' , 'f4' : '#____' , 'f5' : '####_' , 'f6' : '#____' , 'f7' : '#____' , 'f8' : '#____'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table:number-columns-repeated="4"/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76]&amp;&quot;'&quot;&amp;&quot; : '&quot;&amp;[.I76]&amp;[.J76]&amp;[.K76]&amp;[.L76]&amp;[.M76]&amp;&quot;'&quot;" office:value-type="string" office:string-value="'f9' : '#____'" calcext:value-type="string">
            <text:p>'f9' : '#____'</text:p>
          </table:table-cell>
          <table:table-cell/>
          <table:table-cell table:formula="of:=[.Q75]&amp;&quot; , &quot;&amp;[.O76]" office:value-type="string" office:string-value=" , 'f1' : '_####' , 'f2' : '#____' , 'f3' : '#____' , 'f4' : '#____' , 'f5' : '####_' , 'f6' : '#____' , 'f7' : '#____' , 'f8' : '#____' , 'f9' : '#____'" calcext:value-type="string">
            <text:p><text:s/>, 'f1' : '_####' , 'f2' : '#____' , 'f3' : '#____' , 'f4' : '#____' , 'f5' : '####_' , 'f6' : '#____' , 'f7' : '#____' , 'f8' : '#____' , 'f9' : '#__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76];4;1000)" office:value-type="string" office:string-value="'f1' : '_####' , 'f2' : '#____' , 'f3' : '#____' , 'f4' : '#____' , 'f5' : '####_' , 'f6' : '#____' , 'f7' : '#____' , 'f8' : '#____' , 'f9' : '#____'" calcext:value-type="string">
            <text:p>'f1' : '_####' , 'f2' : '#____' , 'f3' : '#____' , 'f4' : '#____' , 'f5' : '####_' , 'f6' : '#____' , 'f7' : '#____' , 'f8' : '#____' , 'f9' : '#____'</text:p>
          </table:table-cell>
          <table:table-cell/>
          <table:table-cell table:style-name="ce29" table:formula="of:=[.S66]&amp;&quot; , &quot;&amp;[.Q77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5" table:style-name="ce3" office:value-type="string" calcext:value-type="string">
            <text:p>#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79]&amp;&quot;'&quot;&amp;&quot; : '&quot;&amp;[.I79]&amp;[.J79]&amp;[.K79]&amp;[.L79]&amp;[.M79]&amp;&quot;'&quot;" office:value-type="string" office:string-value="'g1' : '_###_'" calcext:value-type="string">
            <text:p>'g1' : '_###_'</text:p>
          </table:table-cell>
          <table:table-cell/>
          <table:table-cell table:formula="of:=[.Q78]&amp;&quot; , &quot;&amp;[.O79]" office:value-type="string" office:string-value=" , 'g1' : '_###_'" calcext:value-type="string">
            <text:p><text:s/>, 'g1' : '_##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80]&amp;&quot;'&quot;&amp;&quot; : '&quot;&amp;[.I80]&amp;[.J80]&amp;[.K80]&amp;[.L80]&amp;[.M80]&amp;&quot;'&quot;" office:value-type="string" office:string-value="'g2' : '#___#'" calcext:value-type="string">
            <text:p>'g2' : '#___#'</text:p>
          </table:table-cell>
          <table:table-cell/>
          <table:table-cell table:formula="of:=[.Q79]&amp;&quot; , &quot;&amp;[.O80]" office:value-type="string" office:string-value=" , 'g1' : '_###_' , 'g2' : '#___#'" calcext:value-type="string">
            <text:p><text:s/>, 'g1' : '_###_' , 'g2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81]&amp;&quot;'&quot;&amp;&quot; : '&quot;&amp;[.I81]&amp;[.J81]&amp;[.K81]&amp;[.L81]&amp;[.M81]&amp;&quot;'&quot;" office:value-type="string" office:string-value="'g3' : '#____'" calcext:value-type="string">
            <text:p>'g3' : '#____'</text:p>
          </table:table-cell>
          <table:table-cell/>
          <table:table-cell table:formula="of:=[.Q80]&amp;&quot; , &quot;&amp;[.O81]" office:value-type="string" office:string-value=" , 'g1' : '_###_' , 'g2' : '#___#' , 'g3' : '#____'" calcext:value-type="string">
            <text:p><text:s/>, 'g1' : '_###_' , 'g2' : '#___#' , 'g3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g4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82]&amp;&quot;'&quot;&amp;&quot; : '&quot;&amp;[.I82]&amp;[.J82]&amp;[.K82]&amp;[.L82]&amp;[.M82]&amp;&quot;'&quot;" office:value-type="string" office:string-value="'g4' : '#____'" calcext:value-type="string">
            <text:p>'g4' : '#____'</text:p>
          </table:table-cell>
          <table:table-cell/>
          <table:table-cell table:formula="of:=[.Q81]&amp;&quot; , &quot;&amp;[.O82]" office:value-type="string" office:string-value=" , 'g1' : '_###_' , 'g2' : '#___#' , 'g3' : '#____' , 'g4' : '#____'" calcext:value-type="string">
            <text:p><text:s/>, 'g1' : '_###_' , 'g2' : '#___#' , 'g3' : '#____' , 'g4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number-columns-repeated="3" table:style-name="ce3" office:value-type="string" calcext:value-type="string">
            <text:p>#</text:p>
          </table:table-cell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83]&amp;&quot;'&quot;&amp;&quot; : '&quot;&amp;[.I83]&amp;[.J83]&amp;[.K83]&amp;[.L83]&amp;[.M83]&amp;&quot;'&quot;" office:value-type="string" office:string-value="'g5' : '#____'" calcext:value-type="string">
            <text:p>'g5' : '#____'</text:p>
          </table:table-cell>
          <table:table-cell/>
          <table:table-cell table:formula="of:=[.Q82]&amp;&quot; , &quot;&amp;[.O83]" office:value-type="string" office:string-value=" , 'g1' : '_###_' , 'g2' : '#___#' , 'g3' : '#____' , 'g4' : '#____' , 'g5' : '#____'" calcext:value-type="string">
            <text:p><text:s/>, 'g1' : '_###_' , 'g2' : '#___#' , 'g3' : '#____' , 'g4' : '#____' , 'g5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g6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84]&amp;&quot;'&quot;&amp;&quot; : '&quot;&amp;[.I84]&amp;[.J84]&amp;[.K84]&amp;[.L84]&amp;[.M84]&amp;&quot;'&quot;" office:value-type="string" office:string-value="'g6' : '#__##'" calcext:value-type="string">
            <text:p>'g6' : '#__##'</text:p>
          </table:table-cell>
          <table:table-cell/>
          <table:table-cell table:formula="of:=[.Q83]&amp;&quot; , &quot;&amp;[.O84]" office:value-type="string" office:string-value=" , 'g1' : '_###_' , 'g2' : '#___#' , 'g3' : '#____' , 'g4' : '#____' , 'g5' : '#____' , 'g6' : '#__##'" calcext:value-type="string">
            <text:p><text:s/>, 'g1' : '_###_' , 'g2' : '#___#' , 'g3' : '#____' , 'g4' : '#____' , 'g5' : '#____' , 'g6' : '#__#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g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85]&amp;&quot;'&quot;&amp;&quot; : '&quot;&amp;[.I85]&amp;[.J85]&amp;[.K85]&amp;[.L85]&amp;[.M85]&amp;&quot;'&quot;" office:value-type="string" office:string-value="'g7' : '#___#'" calcext:value-type="string">
            <text:p>'g7' : '#___#'</text:p>
          </table:table-cell>
          <table:table-cell/>
          <table:table-cell table:formula="of:=[.Q84]&amp;&quot; , &quot;&amp;[.O85]" office:value-type="string" office:string-value=" , 'g1' : '_###_' , 'g2' : '#___#' , 'g3' : '#____' , 'g4' : '#____' , 'g5' : '#____' , 'g6' : '#__##' , 'g7' : '#___#'" calcext:value-type="string">
            <text:p><text:s/>, 'g1' : '_###_' , 'g2' : '#___#' , 'g3' : '#____' , 'g4' : '#____' , 'g5' : '#____' , 'g6' : '#__##' , 'g7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6"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g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86]&amp;&quot;'&quot;&amp;&quot; : '&quot;&amp;[.I86]&amp;[.J86]&amp;[.K86]&amp;[.L86]&amp;[.M86]&amp;&quot;'&quot;" office:value-type="string" office:string-value="'g8' : '#___#'" calcext:value-type="string">
            <text:p>'g8' : '#___#'</text:p>
          </table:table-cell>
          <table:table-cell/>
          <table:table-cell table:formula="of:=[.Q85]&amp;&quot; , &quot;&amp;[.O86]" office:value-type="string" office:string-value=" , 'g1' : '_###_' , 'g2' : '#___#' , 'g3' : '#____' , 'g4' : '#____' , 'g5' : '#____' , 'g6' : '#__##' , 'g7' : '#___#' , 'g8' : '#___#'" calcext:value-type="string">
            <text:p><text:s/>, 'g1' : '_###_' , 'g2' : '#___#' , 'g3' : '#____' , 'g4' : '#____' , 'g5' : '#____' , 'g6' : '#__##' , 'g7' : '#___#' , 'g8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5" table:style-name="ce3" office:value-type="string" calcext:value-type="string">
            <text:p>#</text:p>
          </table:table-cell>
          <table:table-cell/>
          <table:table-cell office:value-type="string" calcext:value-type="string">
            <text:p>g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87]&amp;&quot;'&quot;&amp;&quot; : '&quot;&amp;[.I87]&amp;[.J87]&amp;[.K87]&amp;[.L87]&amp;[.M87]&amp;&quot;'&quot;" office:value-type="string" office:string-value="'g9' : '_###_'" calcext:value-type="string">
            <text:p>'g9' : '_###_'</text:p>
          </table:table-cell>
          <table:table-cell/>
          <table:table-cell table:formula="of:=[.Q86]&amp;&quot; , &quot;&amp;[.O87]" office:value-type="string" office:string-value=" , 'g1' : '_###_' , 'g2' : '#___#' , 'g3' : '#____' , 'g4' : '#____' , 'g5' : '#____' , 'g6' : '#__##' , 'g7' : '#___#' , 'g8' : '#___#' , 'g9' : '_###_'" calcext:value-type="string">
            <text:p><text:s/>, 'g1' : '_###_' , 'g2' : '#___#' , 'g3' : '#____' , 'g4' : '#____' , 'g5' : '#____' , 'g6' : '#__##' , 'g7' : '#___#' , 'g8' : '#___#' , 'g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87];4;1000)" office:value-type="string" office:string-value="'g1' : '_###_' , 'g2' : '#___#' , 'g3' : '#____' , 'g4' : '#____' , 'g5' : '#____' , 'g6' : '#__##' , 'g7' : '#___#' , 'g8' : '#___#' , 'g9' : '_###_'" calcext:value-type="string">
            <text:p>'g1' : '_###_' , 'g2' : '#___#' , 'g3' : '#____' , 'g4' : '#____' , 'g5' : '#____' , 'g6' : '#__##' , 'g7' : '#___#' , 'g8' : '#___#' , 'g9' : '_###_'</text:p>
          </table:table-cell>
          <table:table-cell/>
          <table:table-cell table:style-name="ce29" table:formula="of:=[.S77]&amp;&quot; , &quot;&amp;[.Q88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ğ1</text:p>
          </table:table-cell>
          <table:table-cell table:style-name="ce12"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table:style-name="ce12" office:value-type="string" calcext:value-type="string">
            <text:p>_</text:p>
          </table:table-cell>
          <table:table-cell/>
          <table:table-cell table:formula="of:=&quot;'&quot;&amp;[.H90]&amp;&quot;'&quot;&amp;&quot; : '&quot;&amp;[.I90]&amp;[.J90]&amp;[.K90]&amp;[.L90]&amp;[.M90]&amp;&quot;'&quot;" office:value-type="string" office:string-value="'ğ1' : '_###_'" calcext:value-type="string">
            <text:p>'ğ1' : '_###_'</text:p>
          </table:table-cell>
          <table:table-cell/>
          <table:table-cell table:formula="of:=[.Q89]&amp;&quot; , &quot;&amp;[.O90]" office:value-type="string" office:string-value=" , 'ğ1' : '_###_'" calcext:value-type="string">
            <text:p><text:s/>, 'ğ1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2</text:p>
          </table:table-cell>
          <table:table-cell table:number-columns-repeated="5" table:style-name="ce12" office:value-type="string" calcext:value-type="string">
            <text:p>_</text:p>
          </table:table-cell>
          <table:table-cell/>
          <table:table-cell table:formula="of:=&quot;'&quot;&amp;[.H91]&amp;&quot;'&quot;&amp;&quot; : '&quot;&amp;[.I91]&amp;[.J91]&amp;[.K91]&amp;[.L91]&amp;[.M91]&amp;&quot;'&quot;" office:value-type="string" office:string-value="'ğ2' : '_____'" calcext:value-type="string">
            <text:p>'ğ2' : '_____'</text:p>
          </table:table-cell>
          <table:table-cell/>
          <table:table-cell table:formula="of:=[.Q90]&amp;&quot; , &quot;&amp;[.O91]" office:value-type="string" office:string-value=" , 'ğ1' : '_###_' , 'ğ2' : '_____'" calcext:value-type="string">
            <text:p><text:s/>, 'ğ1' : '_###_' , 'ğ2' : '_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3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92]&amp;&quot;'&quot;&amp;&quot; : '&quot;&amp;[.I92]&amp;[.J92]&amp;[.K92]&amp;[.L92]&amp;[.M92]&amp;&quot;'&quot;" office:value-type="string" office:string-value="'ğ3' : '_###_'" calcext:value-type="string">
            <text:p>'ğ3' : '_###_'</text:p>
          </table:table-cell>
          <table:table-cell/>
          <table:table-cell table:formula="of:=[.Q91]&amp;&quot; , &quot;&amp;[.O92]" office:value-type="string" office:string-value=" , 'ğ1' : '_###_' , 'ğ2' : '_____' , 'ğ3' : '_###_'" calcext:value-type="string">
            <text:p><text:s/>, 'ğ1' : '_###_' , 'ğ2' : '_____' , 'ğ3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93]&amp;&quot;'&quot;&amp;&quot; : '&quot;&amp;[.I93]&amp;[.J93]&amp;[.K93]&amp;[.L93]&amp;[.M93]&amp;&quot;'&quot;" office:value-type="string" office:string-value="'ğ4' : '#___#'" calcext:value-type="string">
            <text:p>'ğ4' : '#___#'</text:p>
          </table:table-cell>
          <table:table-cell/>
          <table:table-cell table:formula="of:=[.Q92]&amp;&quot; , &quot;&amp;[.O93]" office:value-type="string" office:string-value=" , 'ğ1' : '_###_' , 'ğ2' : '_____' , 'ğ3' : '_###_' , 'ğ4' : '#___#'" calcext:value-type="string">
            <text:p><text:s/>, 'ğ1' : '_###_' , 'ğ2' : '_____' , 'ğ3' : '_###_' , 'ğ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5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94]&amp;&quot;'&quot;&amp;&quot; : '&quot;&amp;[.I94]&amp;[.J94]&amp;[.K94]&amp;[.L94]&amp;[.M94]&amp;&quot;'&quot;" office:value-type="string" office:string-value="'ğ5' : '#____'" calcext:value-type="string">
            <text:p>'ğ5' : '#____'</text:p>
          </table:table-cell>
          <table:table-cell/>
          <table:table-cell table:formula="of:=[.Q93]&amp;&quot; , &quot;&amp;[.O94]" office:value-type="string" office:string-value=" , 'ğ1' : '_###_' , 'ğ2' : '_____' , 'ğ3' : '_###_' , 'ğ4' : '#___#' , 'ğ5' : '#____'" calcext:value-type="string">
            <text:p><text:s/>, 'ğ1' : '_###_' , 'ğ2' : '_____' , 'ğ3' : '_###_' , 'ğ4' : '#___#' , 'ğ5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6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95]&amp;&quot;'&quot;&amp;&quot; : '&quot;&amp;[.I95]&amp;[.J95]&amp;[.K95]&amp;[.L95]&amp;[.M95]&amp;&quot;'&quot;" office:value-type="string" office:string-value="'ğ6' : '#__##'" calcext:value-type="string">
            <text:p>'ğ6' : '#__##'</text:p>
          </table:table-cell>
          <table:table-cell/>
          <table:table-cell table:formula="of:=[.Q94]&amp;&quot; , &quot;&amp;[.O95]" office:value-type="string" office:string-value=" , 'ğ1' : '_###_' , 'ğ2' : '_____' , 'ğ3' : '_###_' , 'ğ4' : '#___#' , 'ğ5' : '#____' , 'ğ6' : '#__##'" calcext:value-type="string">
            <text:p><text:s/>, 'ğ1' : '_###_' , 'ğ2' : '_____' , 'ğ3' : '_###_' , 'ğ4' : '#___#' , 'ğ5' : '#____' , 'ğ6' : '#__#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96]&amp;&quot;'&quot;&amp;&quot; : '&quot;&amp;[.I96]&amp;[.J96]&amp;[.K96]&amp;[.L96]&amp;[.M96]&amp;&quot;'&quot;" office:value-type="string" office:string-value="'ğ7' : '#___#'" calcext:value-type="string">
            <text:p>'ğ7' : '#___#'</text:p>
          </table:table-cell>
          <table:table-cell/>
          <table:table-cell table:formula="of:=[.Q95]&amp;&quot; , &quot;&amp;[.O96]" office:value-type="string" office:string-value=" , 'ğ1' : '_###_' , 'ğ2' : '_____' , 'ğ3' : '_###_' , 'ğ4' : '#___#' , 'ğ5' : '#____' , 'ğ6' : '#__##' , 'ğ7' : '#___#'" calcext:value-type="string">
            <text:p><text:s/>, 'ğ1' : '_###_' , 'ğ2' : '_____' , 'ğ3' : '_###_' , 'ğ4' : '#___#' , 'ğ5' : '#____' , 'ğ6' : '#__##' , 'ğ7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97]&amp;&quot;'&quot;&amp;&quot; : '&quot;&amp;[.I97]&amp;[.J97]&amp;[.K97]&amp;[.L97]&amp;[.M97]&amp;&quot;'&quot;" office:value-type="string" office:string-value="'ğ8' : '#___#'" calcext:value-type="string">
            <text:p>'ğ8' : '#___#'</text:p>
          </table:table-cell>
          <table:table-cell/>
          <table:table-cell table:formula="of:=[.Q96]&amp;&quot; , &quot;&amp;[.O97]" office:value-type="string" office:string-value=" , 'ğ1' : '_###_' , 'ğ2' : '_____' , 'ğ3' : '_###_' , 'ğ4' : '#___#' , 'ğ5' : '#____' , 'ğ6' : '#__##' , 'ğ7' : '#___#' , 'ğ8' : '#___#'" calcext:value-type="string">
            <text:p><text:s/>, 'ğ1' : '_###_' , 'ğ2' : '_____' , 'ğ3' : '_###_' , 'ğ4' : '#___#' , 'ğ5' : '#____' , 'ğ6' : '#__##' , 'ğ7' : '#___#' , 'ğ8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ğ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98]&amp;&quot;'&quot;&amp;&quot; : '&quot;&amp;[.I98]&amp;[.J98]&amp;[.K98]&amp;[.L98]&amp;[.M98]&amp;&quot;'&quot;" office:value-type="string" office:string-value="'ğ9' : '_###_'" calcext:value-type="string">
            <text:p>'ğ9' : '_###_'</text:p>
          </table:table-cell>
          <table:table-cell/>
          <table:table-cell table:formula="of:=[.Q97]&amp;&quot; , &quot;&amp;[.O98]" office:value-type="string" office:string-value=" , 'ğ1' : '_###_' , 'ğ2' : '_____' , 'ğ3' : '_###_' , 'ğ4' : '#___#' , 'ğ5' : '#____' , 'ğ6' : '#__##' , 'ğ7' : '#___#' , 'ğ8' : '#___#' , 'ğ9' : '_###_'" calcext:value-type="string">
            <text:p><text:s/>, 'ğ1' : '_###_' , 'ğ2' : '_____' , 'ğ3' : '_###_' , 'ğ4' : '#___#' , 'ğ5' : '#____' , 'ğ6' : '#__##' , 'ğ7' : '#___#' , 'ğ8' : '#___#' , 'ğ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98];4;1000)" office:value-type="string" office:string-value="'ğ1' : '_###_' , 'ğ2' : '_____' , 'ğ3' : '_###_' , 'ğ4' : '#___#' , 'ğ5' : '#____' , 'ğ6' : '#__##' , 'ğ7' : '#___#' , 'ğ8' : '#___#' , 'ğ9' : '_###_'" calcext:value-type="string">
            <text:p>'ğ1' : '_###_' , 'ğ2' : '_____' , 'ğ3' : '_###_' , 'ğ4' : '#___#' , 'ğ5' : '#____' , 'ğ6' : '#__##' , 'ğ7' : '#___#' , 'ğ8' : '#___#' , 'ğ9' : '_###_'</text:p>
          </table:table-cell>
          <table:table-cell/>
          <table:table-cell table:style-name="ce29" table:formula="of:=[.S88]&amp;&quot; , &quot;&amp;[.Q99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1]&amp;&quot;'&quot;&amp;&quot; : '&quot;&amp;[.I101]&amp;[.J101]&amp;[.K101]&amp;[.L101]&amp;[.M101]&amp;&quot;'&quot;" office:value-type="string" office:string-value="'h1' : '#___#'" calcext:value-type="string">
            <text:p>'h1' : '#___#'</text:p>
          </table:table-cell>
          <table:table-cell/>
          <table:table-cell table:formula="of:=[.Q997]&amp;&quot; , &quot;&amp;[.O101]" office:value-type="string" office:string-value=" , 'h1' : '#___#'" calcext:value-type="string">
            <text:p><text:s/>, 'h1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2]&amp;&quot;'&quot;&amp;&quot; : '&quot;&amp;[.I102]&amp;[.J102]&amp;[.K102]&amp;[.L102]&amp;[.M102]&amp;&quot;'&quot;" office:value-type="string" office:string-value="'h2' : '#___#'" calcext:value-type="string">
            <text:p>'h2' : '#___#'</text:p>
          </table:table-cell>
          <table:table-cell/>
          <table:table-cell table:formula="of:=[.Q101]&amp;&quot; , &quot;&amp;[.O102]" office:value-type="string" office:string-value=" , 'h1' : '#___#' , 'h2' : '#___#'" calcext:value-type="string">
            <text:p><text:s/>, 'h1' : '#___#' , 'h2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3]&amp;&quot;'&quot;&amp;&quot; : '&quot;&amp;[.I103]&amp;[.J103]&amp;[.K103]&amp;[.L103]&amp;[.M103]&amp;&quot;'&quot;" office:value-type="string" office:string-value="'h3' : '#___#'" calcext:value-type="string">
            <text:p>'h3' : '#___#'</text:p>
          </table:table-cell>
          <table:table-cell/>
          <table:table-cell table:formula="of:=[.Q102]&amp;&quot; , &quot;&amp;[.O103]" office:value-type="string" office:string-value=" , 'h1' : '#___#' , 'h2' : '#___#' , 'h3' : '#___#'" calcext:value-type="string">
            <text:p><text:s/>, 'h1' : '#___#' , 'h2' : '#___#' , 'h3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4]&amp;&quot;'&quot;&amp;&quot; : '&quot;&amp;[.I104]&amp;[.J104]&amp;[.K104]&amp;[.L104]&amp;[.M104]&amp;&quot;'&quot;" office:value-type="string" office:string-value="'h4' : '#___#'" calcext:value-type="string">
            <text:p>'h4' : '#___#'</text:p>
          </table:table-cell>
          <table:table-cell/>
          <table:table-cell table:formula="of:=[.Q103]&amp;&quot; , &quot;&amp;[.O104]" office:value-type="string" office:string-value=" , 'h1' : '#___#' , 'h2' : '#___#' , 'h3' : '#___#' , 'h4' : '#___#'" calcext:value-type="string">
            <text:p><text:s/>, 'h1' : '#___#' , 'h2' : '#___#' , 'h3' : '#___#' , 'h4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number-columns-repeated="3"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5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05]&amp;&quot;'&quot;&amp;&quot; : '&quot;&amp;[.I105]&amp;[.J105]&amp;[.K105]&amp;[.L105]&amp;[.M105]&amp;&quot;'&quot;" office:value-type="string" office:string-value="'h5' : ''" calcext:value-type="string">
            <text:p>'h5' : ''</text:p>
          </table:table-cell>
          <table:table-cell/>
          <table:table-cell table:formula="of:=[.Q104]&amp;&quot; , &quot;&amp;[.O105]" office:value-type="string" office:string-value=" , 'h1' : '#___#' , 'h2' : '#___#' , 'h3' : '#___#' , 'h4' : '#___#' , 'h5' : ''" calcext:value-type="string">
            <text:p><text:s/>, 'h1' : '#___#' , 'h2' : '#___#' , 'h3' : '#___#' , 'h4' : '#___#' , 'h5' : '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6]&amp;&quot;'&quot;&amp;&quot; : '&quot;&amp;[.I106]&amp;[.J106]&amp;[.K106]&amp;[.L106]&amp;[.M106]&amp;&quot;'&quot;" office:value-type="string" office:string-value="'h6' : '#___#'" calcext:value-type="string">
            <text:p>'h6' : '#___#'</text:p>
          </table:table-cell>
          <table:table-cell/>
          <table:table-cell table:formula="of:=[.Q105]&amp;&quot; , &quot;&amp;[.O106]" office:value-type="string" office:string-value=" , 'h1' : '#___#' , 'h2' : '#___#' , 'h3' : '#___#' , 'h4' : '#___#' , 'h5' : '' , 'h6' : '#___#'" calcext:value-type="string">
            <text:p><text:s/>, 'h1' : '#___#' , 'h2' : '#___#' , 'h3' : '#___#' , 'h4' : '#___#' , 'h5' : '' , 'h6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7]&amp;&quot;'&quot;&amp;&quot; : '&quot;&amp;[.I107]&amp;[.J107]&amp;[.K107]&amp;[.L107]&amp;[.M107]&amp;&quot;'&quot;" office:value-type="string" office:string-value="'h7' : '#___#'" calcext:value-type="string">
            <text:p>'h7' : '#___#'</text:p>
          </table:table-cell>
          <table:table-cell/>
          <table:table-cell table:formula="of:=[.Q106]&amp;&quot; , &quot;&amp;[.O107]" office:value-type="string" office:string-value=" , 'h1' : '#___#' , 'h2' : '#___#' , 'h3' : '#___#' , 'h4' : '#___#' , 'h5' : '' , 'h6' : '#___#' , 'h7' : '#___#'" calcext:value-type="string">
            <text:p><text:s/>, 'h1' : '#___#' , 'h2' : '#___#' , 'h3' : '#___#' , 'h4' : '#___#' , 'h5' : '' , 'h6' : '#___#' , 'h7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8]&amp;&quot;'&quot;&amp;&quot; : '&quot;&amp;[.I108]&amp;[.J108]&amp;[.K108]&amp;[.L108]&amp;[.M108]&amp;&quot;'&quot;" office:value-type="string" office:string-value="'h8' : '#___#'" calcext:value-type="string">
            <text:p>'h8' : '#___#'</text:p>
          </table:table-cell>
          <table:table-cell/>
          <table:table-cell table:formula="of:=[.Q107]&amp;&quot; , &quot;&amp;[.O108]" office:value-type="string" office:string-value=" , 'h1' : '#___#' , 'h2' : '#___#' , 'h3' : '#___#' , 'h4' : '#___#' , 'h5' : '' , 'h6' : '#___#' , 'h7' : '#___#' , 'h8' : '#___#'" calcext:value-type="string">
            <text:p><text:s/>, 'h1' : '#___#' , 'h2' : '#___#' , 'h3' : '#___#' , 'h4' : '#___#' , 'h5' : '' , 'h6' : '#___#' , 'h7' : '#___#' , 'h8' : '#___#'</text:p>
          </table:table-cell>
          <table:table-cell table:number-columns-repeated="100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1"/>
          <table:table-cell/>
          <table:table-cell office:value-type="string" calcext:value-type="string">
            <text:p>h9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09]&amp;&quot;'&quot;&amp;&quot; : '&quot;&amp;[.I109]&amp;[.J109]&amp;[.K109]&amp;[.L109]&amp;[.M109]&amp;&quot;'&quot;" office:value-type="string" office:string-value="'h9' : '#___#'" calcext:value-type="string">
            <text:p>'h9' : '#___#'</text:p>
          </table:table-cell>
          <table:table-cell/>
          <table:table-cell table:formula="of:=[.Q108]&amp;&quot; , &quot;&amp;[.O109]" office:value-type="string" office:string-value=" , 'h1' : '#___#' , 'h2' : '#___#' , 'h3' : '#___#' , 'h4' : '#___#' , 'h5' : '' , 'h6' : '#___#' , 'h7' : '#___#' , 'h8' : '#___#' , 'h9' : '#___#'" calcext:value-type="string">
            <text:p><text:s/>, 'h1' : '#___#' , 'h2' : '#___#' , 'h3' : '#___#' , 'h4' : '#___#' , 'h5' : '' , 'h6' : '#___#' , 'h7' : '#___#' , 'h8' : '#___#' , 'h9' : '#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09];4;1000)" office:value-type="string" office:string-value="'h1' : '#___#' , 'h2' : '#___#' , 'h3' : '#___#' , 'h4' : '#___#' , 'h5' : '' , 'h6' : '#___#' , 'h7' : '#___#' , 'h8' : '#___#' , 'h9' : '#___#'" calcext:value-type="string">
            <text:p>'h1' : '#___#' , 'h2' : '#___#' , 'h3' : '#___#' , 'h4' : '#___#' , 'h5' : '' , 'h6' : '#___#' , 'h7' : '#___#' , 'h8' : '#___#' , 'h9' : '#___#'</text:p>
          </table:table-cell>
          <table:table-cell/>
          <table:table-cell table:style-name="ce29" table:formula="of:=[.S99]&amp;&quot; , &quot;&amp;[.Q110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ı1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12]&amp;&quot;'&quot;&amp;&quot; : '&quot;&amp;[.I112]&amp;[.J112]&amp;[.K112]&amp;[.L112]&amp;[.M112]&amp;&quot;'&quot;" office:value-type="string" office:string-value="'ı1' : ''" calcext:value-type="string">
            <text:p>'ı1' : ''</text:p>
          </table:table-cell>
          <table:table-cell/>
          <table:table-cell table:formula="of:=[.Q111]&amp;&quot; , &quot;&amp;[.O112]" office:value-type="string" office:string-value=" , 'ı1' : ''" calcext:value-type="string">
            <text:p><text:s/>, 'ı1' : '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2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3]&amp;&quot;'&quot;&amp;&quot; : '&quot;&amp;[.I113]&amp;[.J113]&amp;[.K113]&amp;[.L113]&amp;[.M113]&amp;&quot;'&quot;" office:value-type="string" office:string-value="'ı2' : '__#__'" calcext:value-type="string">
            <text:p>'ı2' : '__#__'</text:p>
          </table:table-cell>
          <table:table-cell/>
          <table:table-cell table:formula="of:=[.Q112]&amp;&quot; , &quot;&amp;[.O113]" office:value-type="string" office:string-value=" , 'ı1' : '' , 'ı2' : '__#__'" calcext:value-type="string">
            <text:p><text:s/>, 'ı1' : '' , 'ı2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3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4]&amp;&quot;'&quot;&amp;&quot; : '&quot;&amp;[.I114]&amp;[.J114]&amp;[.K114]&amp;[.L114]&amp;[.M114]&amp;&quot;'&quot;" office:value-type="string" office:string-value="'ı3' : '__#__'" calcext:value-type="string">
            <text:p>'ı3' : '__#__'</text:p>
          </table:table-cell>
          <table:table-cell/>
          <table:table-cell table:formula="of:=[.Q113]&amp;&quot; , &quot;&amp;[.O114]" office:value-type="string" office:string-value=" , 'ı1' : '' , 'ı2' : '__#__' , 'ı3' : '__#__'" calcext:value-type="string">
            <text:p><text:s/>, 'ı1' : '' , 'ı2' : '__#__' , 'ı3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4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5]&amp;&quot;'&quot;&amp;&quot; : '&quot;&amp;[.I115]&amp;[.J115]&amp;[.K115]&amp;[.L115]&amp;[.M115]&amp;&quot;'&quot;" office:value-type="string" office:string-value="'ı4' : '__#__'" calcext:value-type="string">
            <text:p>'ı4' : '__#__'</text:p>
          </table:table-cell>
          <table:table-cell/>
          <table:table-cell table:formula="of:=[.Q114]&amp;&quot; , &quot;&amp;[.O115]" office:value-type="string" office:string-value=" , 'ı1' : '' , 'ı2' : '__#__' , 'ı3' : '__#__' , 'ı4' : '__#__'" calcext:value-type="string">
            <text:p><text:s/>, 'ı1' : '' , 'ı2' : '__#__' , 'ı3' : '__#__' , 'ı4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5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6]&amp;&quot;'&quot;&amp;&quot; : '&quot;&amp;[.I116]&amp;[.J116]&amp;[.K116]&amp;[.L116]&amp;[.M116]&amp;&quot;'&quot;" office:value-type="string" office:string-value="'ı5' : '__#__'" calcext:value-type="string">
            <text:p>'ı5' : '__#__'</text:p>
          </table:table-cell>
          <table:table-cell/>
          <table:table-cell table:formula="of:=[.Q115]&amp;&quot; , &quot;&amp;[.O116]" office:value-type="string" office:string-value=" , 'ı1' : '' , 'ı2' : '__#__' , 'ı3' : '__#__' , 'ı4' : '__#__' , 'ı5' : '__#__'" calcext:value-type="string">
            <text:p><text:s/>, 'ı1' : '' , 'ı2' : '__#__' , 'ı3' : '__#__' , 'ı4' : '__#__' , 'ı5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7]&amp;&quot;'&quot;&amp;&quot; : '&quot;&amp;[.I117]&amp;[.J117]&amp;[.K117]&amp;[.L117]&amp;[.M117]&amp;&quot;'&quot;" office:value-type="string" office:string-value="'ı6' : '__#__'" calcext:value-type="string">
            <text:p>'ı6' : '__#__'</text:p>
          </table:table-cell>
          <table:table-cell/>
          <table:table-cell table:formula="of:=[.Q116]&amp;&quot; , &quot;&amp;[.O117]" office:value-type="string" office:string-value=" , 'ı1' : '' , 'ı2' : '__#__' , 'ı3' : '__#__' , 'ı4' : '__#__' , 'ı5' : '__#__' , 'ı6' : '__#__'" calcext:value-type="string">
            <text:p><text:s/>, 'ı1' : '' , 'ı2' : '__#__' , 'ı3' : '__#__' , 'ı4' : '__#__' , 'ı5' : '__#__' , 'ı6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7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8]&amp;&quot;'&quot;&amp;&quot; : '&quot;&amp;[.I118]&amp;[.J118]&amp;[.K118]&amp;[.L118]&amp;[.M118]&amp;&quot;'&quot;" office:value-type="string" office:string-value="'ı7' : '__#__'" calcext:value-type="string">
            <text:p>'ı7' : '__#__'</text:p>
          </table:table-cell>
          <table:table-cell/>
          <table:table-cell table:formula="of:=[.Q117]&amp;&quot; , &quot;&amp;[.O118]" office:value-type="string" office:string-value=" , 'ı1' : '' , 'ı2' : '__#__' , 'ı3' : '__#__' , 'ı4' : '__#__' , 'ı5' : '__#__' , 'ı6' : '__#__' , 'ı7' : '__#__'" calcext:value-type="string">
            <text:p><text:s/>, 'ı1' : '' , 'ı2' : '__#__' , 'ı3' : '__#__' , 'ı4' : '__#__' , 'ı5' : '__#__' , 'ı6' : '__#__' , 'ı7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8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19]&amp;&quot;'&quot;&amp;&quot; : '&quot;&amp;[.I119]&amp;[.J119]&amp;[.K119]&amp;[.L119]&amp;[.M119]&amp;&quot;'&quot;" office:value-type="string" office:string-value="'ı8' : '__#__'" calcext:value-type="string">
            <text:p>'ı8' : '__#__'</text:p>
          </table:table-cell>
          <table:table-cell/>
          <table:table-cell table:formula="of:=[.Q118]&amp;&quot; , &quot;&amp;[.O119]" office:value-type="string" office:string-value=" , 'ı1' : '' , 'ı2' : '__#__' , 'ı3' : '__#__' , 'ı4' : '__#__' , 'ı5' : '__#__' , 'ı6' : '__#__' , 'ı7' : '__#__' , 'ı8' : '__#__'" calcext:value-type="string">
            <text:p><text:s/>, 'ı1' : '' , 'ı2' : '__#__' , 'ı3' : '__#__' , 'ı4' : '__#__' , 'ı5' : '__#__' , 'ı6' : '__#__' , 'ı7' : '__#__' , 'ı8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ı9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20]&amp;&quot;'&quot;&amp;&quot; : '&quot;&amp;[.I120]&amp;[.J120]&amp;[.K120]&amp;[.L120]&amp;[.M120]&amp;&quot;'&quot;" office:value-type="string" office:string-value="'ı9' : ''" calcext:value-type="string">
            <text:p>'ı9' : ''</text:p>
          </table:table-cell>
          <table:table-cell/>
          <table:table-cell table:formula="of:=[.Q119]&amp;&quot; , &quot;&amp;[.O120]" office:value-type="string" office:string-value=" , 'ı1' : '' , 'ı2' : '__#__' , 'ı3' : '__#__' , 'ı4' : '__#__' , 'ı5' : '__#__' , 'ı6' : '__#__' , 'ı7' : '__#__' , 'ı8' : '__#__' , 'ı9' : ''" calcext:value-type="string">
            <text:p><text:s/>, 'ı1' : '' , 'ı2' : '__#__' , 'ı3' : '__#__' , 'ı4' : '__#__' , 'ı5' : '__#__' , 'ı6' : '__#__' , 'ı7' : '__#__' , 'ı8' : '__#__' , 'ı9' : '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20];4;1000)" office:value-type="string" office:string-value="'ı1' : '' , 'ı2' : '__#__' , 'ı3' : '__#__' , 'ı4' : '__#__' , 'ı5' : '__#__' , 'ı6' : '__#__' , 'ı7' : '__#__' , 'ı8' : '__#__' , 'ı9' : ''" calcext:value-type="string">
            <text:p>'ı1' : '' , 'ı2' : '__#__' , 'ı3' : '__#__' , 'ı4' : '__#__' , 'ı5' : '__#__' , 'ı6' : '__#__' , 'ı7' : '__#__' , 'ı8' : '__#__' , 'ı9' : ''</text:p>
          </table:table-cell>
          <table:table-cell/>
          <table:table-cell table:style-name="ce29" table:formula="of:=[.S110]&amp;&quot; , &quot;&amp;[.Q121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i1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23]&amp;&quot;'&quot;&amp;&quot; : '&quot;&amp;[.I123]&amp;[.J123]&amp;[.K123]&amp;[.L123]&amp;[.M123]&amp;&quot;'&quot;" office:value-type="string" office:string-value="'i1' : '__#__'" calcext:value-type="string">
            <text:p>'i1' : '__#__'</text:p>
          </table:table-cell>
          <table:table-cell/>
          <table:table-cell table:formula="of:=[.Q122]&amp;&quot; , &quot;&amp;[.O123]" office:value-type="string" office:string-value=" , 'i1' : '__#__'" calcext:value-type="string">
            <text:p><text:s/>, 'i1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_</text:p>
          </table:table-cell>
          <table:table-cell/>
          <table:table-cell table:formula="of:=&quot;'&quot;&amp;[.H124]&amp;&quot;'&quot;&amp;&quot; : '&quot;&amp;[.I124]&amp;[.J124]&amp;[.K124]&amp;[.L124]&amp;[.M124]&amp;&quot;'&quot;" office:value-type="string" office:string-value="'i2' : '_____'" calcext:value-type="string">
            <text:p>'i2' : '_____'</text:p>
          </table:table-cell>
          <table:table-cell/>
          <table:table-cell table:formula="of:=[.Q123]&amp;&quot; , &quot;&amp;[.O124]" office:value-type="string" office:string-value=" , 'i1' : '__#__' , 'i2' : '_____'" calcext:value-type="string">
            <text:p><text:s/>, 'i1' : '__#__' , 'i2' : '_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3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25]&amp;&quot;'&quot;&amp;&quot; : '&quot;&amp;[.I125]&amp;[.J125]&amp;[.K125]&amp;[.L125]&amp;[.M125]&amp;&quot;'&quot;" office:value-type="string" office:string-value="'i3' : ''" calcext:value-type="string">
            <text:p>'i3' : ''</text:p>
          </table:table-cell>
          <table:table-cell/>
          <table:table-cell table:formula="of:=[.Q124]&amp;&quot; , &quot;&amp;[.O125]" office:value-type="string" office:string-value=" , 'i1' : '__#__' , 'i2' : '_____' , 'i3' : ''" calcext:value-type="string">
            <text:p><text:s/>, 'i1' : '__#__' , 'i2' : '_____' , 'i3' : '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4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26]&amp;&quot;'&quot;&amp;&quot; : '&quot;&amp;[.I126]&amp;[.J126]&amp;[.K126]&amp;[.L126]&amp;[.M126]&amp;&quot;'&quot;" office:value-type="string" office:string-value="'i4' : '__#__'" calcext:value-type="string">
            <text:p>'i4' : '__#__'</text:p>
          </table:table-cell>
          <table:table-cell/>
          <table:table-cell table:formula="of:=[.Q125]&amp;&quot; , &quot;&amp;[.O126]" office:value-type="string" office:string-value=" , 'i1' : '__#__' , 'i2' : '_____' , 'i3' : '' , 'i4' : '__#__'" calcext:value-type="string">
            <text:p><text:s/>, 'i1' : '__#__' , 'i2' : '_____' , 'i3' : '' , 'i4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5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27]&amp;&quot;'&quot;&amp;&quot; : '&quot;&amp;[.I127]&amp;[.J127]&amp;[.K127]&amp;[.L127]&amp;[.M127]&amp;&quot;'&quot;" office:value-type="string" office:string-value="'i5' : '__#__'" calcext:value-type="string">
            <text:p>'i5' : '__#__'</text:p>
          </table:table-cell>
          <table:table-cell/>
          <table:table-cell table:formula="of:=[.Q126]&amp;&quot; , &quot;&amp;[.O127]" office:value-type="string" office:string-value=" , 'i1' : '__#__' , 'i2' : '_____' , 'i3' : '' , 'i4' : '__#__' , 'i5' : '__#__'" calcext:value-type="string">
            <text:p><text:s/>, 'i1' : '__#__' , 'i2' : '_____' , 'i3' : '' , 'i4' : '__#__' , 'i5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28]&amp;&quot;'&quot;&amp;&quot; : '&quot;&amp;[.I128]&amp;[.J128]&amp;[.K128]&amp;[.L128]&amp;[.M128]&amp;&quot;'&quot;" office:value-type="string" office:string-value="'i6' : '__#__'" calcext:value-type="string">
            <text:p>'i6' : '__#__'</text:p>
          </table:table-cell>
          <table:table-cell/>
          <table:table-cell table:formula="of:=[.Q127]&amp;&quot; , &quot;&amp;[.O128]" office:value-type="string" office:string-value=" , 'i1' : '__#__' , 'i2' : '_____' , 'i3' : '' , 'i4' : '__#__' , 'i5' : '__#__' , 'i6' : '__#__'" calcext:value-type="string">
            <text:p><text:s/>, 'i1' : '__#__' , 'i2' : '_____' , 'i3' : '' , 'i4' : '__#__' , 'i5' : '__#__' , 'i6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7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29]&amp;&quot;'&quot;&amp;&quot; : '&quot;&amp;[.I129]&amp;[.J129]&amp;[.K129]&amp;[.L129]&amp;[.M129]&amp;&quot;'&quot;" office:value-type="string" office:string-value="'i7' : '__#__'" calcext:value-type="string">
            <text:p>'i7' : '__#__'</text:p>
          </table:table-cell>
          <table:table-cell/>
          <table:table-cell table:formula="of:=[.Q128]&amp;&quot; , &quot;&amp;[.O129]" office:value-type="string" office:string-value=" , 'i1' : '__#__' , 'i2' : '_____' , 'i3' : '' , 'i4' : '__#__' , 'i5' : '__#__' , 'i6' : '__#__' , 'i7' : '__#__'" calcext:value-type="string">
            <text:p><text:s/>, 'i1' : '__#__' , 'i2' : '_____' , 'i3' : '' , 'i4' : '__#__' , 'i5' : '__#__' , 'i6' : '__#__' , 'i7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8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30]&amp;&quot;'&quot;&amp;&quot; : '&quot;&amp;[.I130]&amp;[.J130]&amp;[.K130]&amp;[.L130]&amp;[.M130]&amp;&quot;'&quot;" office:value-type="string" office:string-value="'i8' : '__#__'" calcext:value-type="string">
            <text:p>'i8' : '__#__'</text:p>
          </table:table-cell>
          <table:table-cell/>
          <table:table-cell table:formula="of:=[.Q129]&amp;&quot; , &quot;&amp;[.O130]" office:value-type="string" office:string-value=" , 'i1' : '__#__' , 'i2' : '_____' , 'i3' : '' , 'i4' : '__#__' , 'i5' : '__#__' , 'i6' : '__#__' , 'i7' : '__#__' , 'i8' : '__#__'" calcext:value-type="string">
            <text:p><text:s/>, 'i1' : '__#__' , 'i2' : '_____' , 'i3' : '' , 'i4' : '__#__' , 'i5' : '__#__' , 'i6' : '__#__' , 'i7' : '__#__' , 'i8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i9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31]&amp;&quot;'&quot;&amp;&quot; : '&quot;&amp;[.I131]&amp;[.J131]&amp;[.K131]&amp;[.L131]&amp;[.M131]&amp;&quot;'&quot;" office:value-type="string" office:string-value="'i9' : ''" calcext:value-type="string">
            <text:p>'i9' : ''</text:p>
          </table:table-cell>
          <table:table-cell/>
          <table:table-cell table:formula="of:=[.Q130]&amp;&quot; , &quot;&amp;[.O131]" office:value-type="string" office:string-value=" , 'i1' : '__#__' , 'i2' : '_____' , 'i3' : '' , 'i4' : '__#__' , 'i5' : '__#__' , 'i6' : '__#__' , 'i7' : '__#__' , 'i8' : '__#__' , 'i9' : ''" calcext:value-type="string">
            <text:p><text:s/>, 'i1' : '__#__' , 'i2' : '_____' , 'i3' : '' , 'i4' : '__#__' , 'i5' : '__#__' , 'i6' : '__#__' , 'i7' : '__#__' , 'i8' : '__#__' , 'i9' : '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31];4;1000)" office:value-type="string" office:string-value="'i1' : '__#__' , 'i2' : '_____' , 'i3' : '' , 'i4' : '__#__' , 'i5' : '__#__' , 'i6' : '__#__' , 'i7' : '__#__' , 'i8' : '__#__' , 'i9' : ''" calcext:value-type="string">
            <text:p>'i1' : '__#__' , 'i2' : '_____' , 'i3' : '' , 'i4' : '__#__' , 'i5' : '__#__' , 'i6' : '__#__' , 'i7' : '__#__' , 'i8' : '__#__' , 'i9' : ''</text:p>
          </table:table-cell>
          <table:table-cell/>
          <table:table-cell table:style-name="ce29" table:formula="of:=[.S121]&amp;&quot; , &quot;&amp;[.Q132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4"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j1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34]&amp;&quot;'&quot;&amp;&quot; : '&quot;&amp;[.I134]&amp;[.J134]&amp;[.K134]&amp;[.L134]&amp;[.M134]&amp;&quot;'&quot;" office:value-type="string" office:string-value="'j1' : ''" calcext:value-type="string">
            <text:p>'j1' : ''</text:p>
          </table:table-cell>
          <table:table-cell/>
          <table:table-cell table:formula="of:=[.Q133]&amp;&quot; , &quot;&amp;[.O134]" office:value-type="string" office:string-value=" , 'j1' : ''" calcext:value-type="string">
            <text:p><text:s/>, 'j1' : '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35]&amp;&quot;'&quot;&amp;&quot; : '&quot;&amp;[.I135]&amp;[.J135]&amp;[.K135]&amp;[.L135]&amp;[.M135]&amp;&quot;'&quot;" office:value-type="string" office:string-value="'j2' : '___#_'" calcext:value-type="string">
            <text:p>'j2' : '___#_'</text:p>
          </table:table-cell>
          <table:table-cell/>
          <table:table-cell table:formula="of:=[.Q134]&amp;&quot; , &quot;&amp;[.O135]" office:value-type="string" office:string-value=" , 'j1' : '' , 'j2' : '___#_'" calcext:value-type="string">
            <text:p><text:s/>, 'j1' : '' , 'j2' : '__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3</text:p>
          </table:table-cell>
          <table:table-cell table:number-columns-repeated="2"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36]&amp;&quot;'&quot;&amp;&quot; : '&quot;&amp;[.I136]&amp;[.J136]&amp;[.K136]&amp;[.L136]&amp;[.M136]&amp;&quot;'&quot;" office:value-type="string" office:string-value="'j3' : '___#_'" calcext:value-type="string">
            <text:p>'j3' : '___#_'</text:p>
          </table:table-cell>
          <table:table-cell/>
          <table:table-cell table:formula="of:=[.Q135]&amp;&quot; , &quot;&amp;[.O136]" office:value-type="string" office:string-value=" , 'j1' : '' , 'j2' : '___#_' , 'j3' : '___#_'" calcext:value-type="string">
            <text:p><text:s/>, 'j1' : '' , 'j2' : '___#_' , 'j3' : '__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4</text:p>
          </table:table-cell>
          <table:table-cell table:number-columns-repeated="2"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37]&amp;&quot;'&quot;&amp;&quot; : '&quot;&amp;[.I137]&amp;[.J137]&amp;[.K137]&amp;[.L137]&amp;[.M137]&amp;&quot;'&quot;" office:value-type="string" office:string-value="'j4' : '___#_'" calcext:value-type="string">
            <text:p>'j4' : '___#_'</text:p>
          </table:table-cell>
          <table:table-cell/>
          <table:table-cell table:formula="of:=[.Q136]&amp;&quot; , &quot;&amp;[.O137]" office:value-type="string" office:string-value=" , 'j1' : '' , 'j2' : '___#_' , 'j3' : '___#_' , 'j4' : '___#_'" calcext:value-type="string">
            <text:p><text:s/>, 'j1' : '' , 'j2' : '___#_' , 'j3' : '___#_' , 'j4' : '__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38]&amp;&quot;'&quot;&amp;&quot; : '&quot;&amp;[.I138]&amp;[.J138]&amp;[.K138]&amp;[.L138]&amp;[.M138]&amp;&quot;'&quot;" office:value-type="string" office:string-value="'j5' : '___#_'" calcext:value-type="string">
            <text:p>'j5' : '___#_'</text:p>
          </table:table-cell>
          <table:table-cell/>
          <table:table-cell table:formula="of:=[.Q137]&amp;&quot; , &quot;&amp;[.O138]" office:value-type="string" office:string-value=" , 'j1' : '' , 'j2' : '___#_' , 'j3' : '___#_' , 'j4' : '___#_' , 'j5' : '___#_'" calcext:value-type="string">
            <text:p><text:s/>, 'j1' : '' , 'j2' : '___#_' , 'j3' : '___#_' , 'j4' : '___#_' , 'j5' : '___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39]&amp;&quot;'&quot;&amp;&quot; : '&quot;&amp;[.I139]&amp;[.J139]&amp;[.K139]&amp;[.L139]&amp;[.M139]&amp;&quot;'&quot;" office:value-type="string" office:string-value="'j6' : '#__#_'" calcext:value-type="string">
            <text:p>'j6' : '#__#_'</text:p>
          </table:table-cell>
          <table:table-cell/>
          <table:table-cell table:formula="of:=[.Q138]&amp;&quot; , &quot;&amp;[.O139]" office:value-type="string" office:string-value=" , 'j1' : '' , 'j2' : '___#_' , 'j3' : '___#_' , 'j4' : '___#_' , 'j5' : '___#_' , 'j6' : '#__#_'" calcext:value-type="string">
            <text:p><text:s/>, 'j1' : '' , 'j2' : '___#_' , 'j3' : '___#_' , 'j4' : '___#_' , 'j5' : '___#_' , 'j6' : '#__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40]&amp;&quot;'&quot;&amp;&quot; : '&quot;&amp;[.I140]&amp;[.J140]&amp;[.K140]&amp;[.L140]&amp;[.M140]&amp;&quot;'&quot;" office:value-type="string" office:string-value="'j7' : '#__#_'" calcext:value-type="string">
            <text:p>'j7' : '#__#_'</text:p>
          </table:table-cell>
          <table:table-cell/>
          <table:table-cell table:formula="of:=[.Q139]&amp;&quot; , &quot;&amp;[.O140]" office:value-type="string" office:string-value=" , 'j1' : '' , 'j2' : '___#_' , 'j3' : '___#_' , 'j4' : '___#_' , 'j5' : '___#_' , 'j6' : '#__#_' , 'j7' : '#__#_'" calcext:value-type="string">
            <text:p><text:s/>, 'j1' : '' , 'j2' : '___#_' , 'j3' : '___#_' , 'j4' : '___#_' , 'j5' : '___#_' , 'j6' : '#__#_' , 'j7' : '#__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5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41]&amp;&quot;'&quot;&amp;&quot; : '&quot;&amp;[.I141]&amp;[.J141]&amp;[.K141]&amp;[.L141]&amp;[.M141]&amp;&quot;'&quot;" office:value-type="string" office:string-value="'j8' : '#__#_'" calcext:value-type="string">
            <text:p>'j8' : '#__#_'</text:p>
          </table:table-cell>
          <table:table-cell/>
          <table:table-cell table:formula="of:=[.Q140]&amp;&quot; , &quot;&amp;[.O141]" office:value-type="string" office:string-value=" , 'j1' : '' , 'j2' : '___#_' , 'j3' : '___#_' , 'j4' : '___#_' , 'j5' : '___#_' , 'j6' : '#__#_' , 'j7' : '#__#_' , 'j8' : '#__#_'" calcext:value-type="string">
            <text:p><text:s/>, 'j1' : '' , 'j2' : '___#_' , 'j3' : '___#_' , 'j4' : '___#_' , 'j5' : '___#_' , 'j6' : '#__#_' , 'j7' : '#__#_' , 'j8' : '#__#_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number-columns-repeated="3"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42]&amp;&quot;'&quot;&amp;&quot; : '&quot;&amp;[.I142]&amp;[.J142]&amp;[.K142]&amp;[.L142]&amp;[.M142]&amp;&quot;'&quot;" office:value-type="string" office:string-value="'j9' : '_##__'" calcext:value-type="string">
            <text:p>'j9' : '_##__'</text:p>
          </table:table-cell>
          <table:table-cell/>
          <table:table-cell table:formula="of:=[.Q141]&amp;&quot; , &quot;&amp;[.O142]" office:value-type="string" office:string-value=" , 'j1' : '' , 'j2' : '___#_' , 'j3' : '___#_' , 'j4' : '___#_' , 'j5' : '___#_' , 'j6' : '#__#_' , 'j7' : '#__#_' , 'j8' : '#__#_' , 'j9' : '_##__'" calcext:value-type="string">
            <text:p><text:s/>, 'j1' : '' , 'j2' : '___#_' , 'j3' : '___#_' , 'j4' : '___#_' , 'j5' : '___#_' , 'j6' : '#__#_' , 'j7' : '#__#_' , 'j8' : '#__#_' , 'j9' : '_##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42];4;1000)" office:value-type="string" office:string-value="'j1' : '' , 'j2' : '___#_' , 'j3' : '___#_' , 'j4' : '___#_' , 'j5' : '___#_' , 'j6' : '#__#_' , 'j7' : '#__#_' , 'j8' : '#__#_' , 'j9' : '_##__'" calcext:value-type="string">
            <text:p>'j1' : '' , 'j2' : '___#_' , 'j3' : '___#_' , 'j4' : '___#_' , 'j5' : '___#_' , 'j6' : '#__#_' , 'j7' : '#__#_' , 'j8' : '#__#_' , 'j9' : '_##__'</text:p>
          </table:table-cell>
          <table:table-cell/>
          <table:table-cell table:style-name="ce29" table:formula="of:=[.S132]&amp;&quot; , &quot;&amp;[.Q143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45]&amp;&quot;'&quot;&amp;&quot; : '&quot;&amp;[.I145]&amp;[.J145]&amp;[.K145]&amp;[.L145]&amp;[.M145]&amp;&quot;'&quot;" office:value-type="string" office:string-value="'k1' : '#___#'" calcext:value-type="string">
            <text:p>'k1' : '#___#'</text:p>
          </table:table-cell>
          <table:table-cell/>
          <table:table-cell table:formula="of:=[.Q144]&amp;&quot; , &quot;&amp;[.O145]" office:value-type="string" office:string-value=" , 'k1' : '#___#'" calcext:value-type="string">
            <text:p><text:s/>, 'k1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46]&amp;&quot;'&quot;&amp;&quot; : '&quot;&amp;[.I146]&amp;[.J146]&amp;[.K146]&amp;[.L146]&amp;[.M146]&amp;&quot;'&quot;" office:value-type="string" office:string-value="'k2' : '#__#_'" calcext:value-type="string">
            <text:p>'k2' : '#__#_'</text:p>
          </table:table-cell>
          <table:table-cell/>
          <table:table-cell table:formula="of:=[.Q145]&amp;&quot; , &quot;&amp;[.O146]" office:value-type="string" office:string-value=" , 'k1' : '#___#' , 'k2' : '#__#_'" calcext:value-type="string">
            <text:p><text:s/>, 'k1' : '#___#' , 'k2' : '#__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47]&amp;&quot;'&quot;&amp;&quot; : '&quot;&amp;[.I147]&amp;[.J147]&amp;[.K147]&amp;[.L147]&amp;[.M147]&amp;&quot;'&quot;" office:value-type="string" office:string-value="'k3' : '#_#__'" calcext:value-type="string">
            <text:p>'k3' : '#_#__'</text:p>
          </table:table-cell>
          <table:table-cell/>
          <table:table-cell table:formula="of:=[.Q146]&amp;&quot; , &quot;&amp;[.O147]" office:value-type="string" office:string-value=" , 'k1' : '#___#' , 'k2' : '#__#_' , 'k3' : '#_#__'" calcext:value-type="string">
            <text:p><text:s/>, 'k1' : '#___#' , 'k2' : '#__#_' , 'k3' : '#_#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k4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/>
          <table:table-cell table:formula="of:=&quot;'&quot;&amp;[.H148]&amp;&quot;'&quot;&amp;&quot; : '&quot;&amp;[.I148]&amp;[.J148]&amp;[.K148]&amp;[.L148]&amp;[.M148]&amp;&quot;'&quot;" office:value-type="string" office:string-value="'k4' : '##___'" calcext:value-type="string">
            <text:p>'k4' : '##___'</text:p>
          </table:table-cell>
          <table:table-cell/>
          <table:table-cell table:formula="of:=[.Q147]&amp;&quot; , &quot;&amp;[.O148]" office:value-type="string" office:string-value=" , 'k1' : '#___#' , 'k2' : '#__#_' , 'k3' : '#_#__' , 'k4' : '##___'" calcext:value-type="string">
            <text:p><text:s/>, 'k1' : '#___#' , 'k2' : '#__#_' , 'k3' : '#_#__' , 'k4' : '##___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 table:number-columns-repeated="3"/>
          <table:table-cell/>
          <table:table-cell office:value-type="string" calcext:value-type="string">
            <text:p>k5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/>
          <table:table-cell table:formula="of:=&quot;'&quot;&amp;[.H149]&amp;&quot;'&quot;&amp;&quot; : '&quot;&amp;[.I149]&amp;[.J149]&amp;[.K149]&amp;[.L149]&amp;[.M149]&amp;&quot;'&quot;" office:value-type="string" office:string-value="'k5' : '##___'" calcext:value-type="string">
            <text:p>'k5' : '##___'</text:p>
          </table:table-cell>
          <table:table-cell/>
          <table:table-cell table:formula="of:=[.Q148]&amp;&quot; , &quot;&amp;[.O149]" office:value-type="string" office:string-value=" , 'k1' : '#___#' , 'k2' : '#__#_' , 'k3' : '#_#__' , 'k4' : '##___' , 'k5' : '##___'" calcext:value-type="string">
            <text:p><text:s/>, 'k1' : '#___#' , 'k2' : '#__#_' , 'k3' : '#_#__' , 'k4' : '##___' , 'k5' : '##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k6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/>
          <table:table-cell table:formula="of:=&quot;'&quot;&amp;[.H150]&amp;&quot;'&quot;&amp;&quot; : '&quot;&amp;[.I150]&amp;[.J150]&amp;[.K150]&amp;[.L150]&amp;[.M150]&amp;&quot;'&quot;" office:value-type="string" office:string-value="'k6' : '##___'" calcext:value-type="string">
            <text:p>'k6' : '##___'</text:p>
          </table:table-cell>
          <table:table-cell/>
          <table:table-cell table:formula="of:=[.Q149]&amp;&quot; , &quot;&amp;[.O150]" office:value-type="string" office:string-value=" , 'k1' : '#___#' , 'k2' : '#__#_' , 'k3' : '#_#__' , 'k4' : '##___' , 'k5' : '##___' , 'k6' : '##___'" calcext:value-type="string">
            <text:p><text:s/>, 'k1' : '#___#' , 'k2' : '#__#_' , 'k3' : '#_#__' , 'k4' : '##___' , 'k5' : '##___' , 'k6' : '##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k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151]&amp;&quot;'&quot;&amp;&quot; : '&quot;&amp;[.I151]&amp;[.J151]&amp;[.K151]&amp;[.L151]&amp;[.M151]&amp;&quot;'&quot;" office:value-type="string" office:string-value="'k7' : '#_#__'" calcext:value-type="string">
            <text:p>'k7' : '#_#__'</text:p>
          </table:table-cell>
          <table:table-cell/>
          <table:table-cell table:formula="of:=[.Q150]&amp;&quot; , &quot;&amp;[.O151]" office:value-type="string" office:string-value=" , 'k1' : '#___#' , 'k2' : '#__#_' , 'k3' : '#_#__' , 'k4' : '##___' , 'k5' : '##___' , 'k6' : '##___' , 'k7' : '#_#__'" calcext:value-type="string">
            <text:p><text:s/>, 'k1' : '#___#' , 'k2' : '#__#_' , 'k3' : '#_#__' , 'k4' : '##___' , 'k5' : '##___' , 'k6' : '##___' , 'k7' : '#_#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k8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52]&amp;&quot;'&quot;&amp;&quot; : '&quot;&amp;[.I152]&amp;[.J152]&amp;[.K152]&amp;[.L152]&amp;[.M152]&amp;&quot;'&quot;" office:value-type="string" office:string-value="'k8' : '#__#_'" calcext:value-type="string">
            <text:p>'k8' : '#__#_'</text:p>
          </table:table-cell>
          <table:table-cell/>
          <table:table-cell table:formula="of:=[.Q151]&amp;&quot; , &quot;&amp;[.O152]" office:value-type="string" office:string-value=" , 'k1' : '#___#' , 'k2' : '#__#_' , 'k3' : '#_#__' , 'k4' : '##___' , 'k5' : '##___' , 'k6' : '##___' , 'k7' : '#_#__' , 'k8' : '#__#_'" calcext:value-type="string">
            <text:p><text:s/>, 'k1' : '#___#' , 'k2' : '#__#_' , 'k3' : '#_#__' , 'k4' : '##___' , 'k5' : '##___' , 'k6' : '##___' , 'k7' : '#_#__' , 'k8' : '#__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k9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53]&amp;&quot;'&quot;&amp;&quot; : '&quot;&amp;[.I153]&amp;[.J153]&amp;[.K153]&amp;[.L153]&amp;[.M153]&amp;&quot;'&quot;" office:value-type="string" office:string-value="'k9' : '#___#'" calcext:value-type="string">
            <text:p>'k9' : '#___#'</text:p>
          </table:table-cell>
          <table:table-cell/>
          <table:table-cell table:formula="of:=[.Q152]&amp;&quot; , &quot;&amp;[.O153]" office:value-type="string" office:string-value=" , 'k1' : '#___#' , 'k2' : '#__#_' , 'k3' : '#_#__' , 'k4' : '##___' , 'k5' : '##___' , 'k6' : '##___' , 'k7' : '#_#__' , 'k8' : '#__#_' , 'k9' : '#___#'" calcext:value-type="string">
            <text:p><text:s/>, 'k1' : '#___#' , 'k2' : '#__#_' , 'k3' : '#_#__' , 'k4' : '##___' , 'k5' : '##___' , 'k6' : '##___' , 'k7' : '#_#__' , 'k8' : '#__#_' , 'k9' : '#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53];4;1000)" office:value-type="string" office:string-value="'k1' : '#___#' , 'k2' : '#__#_' , 'k3' : '#_#__' , 'k4' : '##___' , 'k5' : '##___' , 'k6' : '##___' , 'k7' : '#_#__' , 'k8' : '#__#_' , 'k9' : '#___#'" calcext:value-type="string">
            <text:p>'k1' : '#___#' , 'k2' : '#__#_' , 'k3' : '#_#__' , 'k4' : '##___' , 'k5' : '##___' , 'k6' : '##___' , 'k7' : '#_#__' , 'k8' : '#__#_' , 'k9' : '#___#'</text:p>
          </table:table-cell>
          <table:table-cell/>
          <table:table-cell table:style-name="ce29" table:formula="of:=[.S143]&amp;&quot; , &quot;&amp;[.Q154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l1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156]&amp;&quot;'&quot;&amp;&quot; : '&quot;&amp;[.I156]&amp;[.J156]&amp;[.K156]&amp;[.L156]&amp;[.M156]&amp;&quot;'&quot;" office:value-type="string" office:string-value="'l1' : '#____'" calcext:value-type="string">
            <text:p>'l1' : '#____'</text:p>
          </table:table-cell>
          <table:table-cell/>
          <table:table-cell table:formula="of:=[.Q155]&amp;&quot; , &quot;&amp;[.O156]" office:value-type="string" office:string-value=" , 'l1' : '#____'" calcext:value-type="string">
            <text:p><text:s/>, 'l1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2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57]&amp;&quot;'&quot;&amp;&quot; : '&quot;&amp;[.I157]&amp;[.J157]&amp;[.K157]&amp;[.L157]&amp;[.M157]&amp;&quot;'&quot;" office:value-type="string" office:string-value="'l2' : '#____'" calcext:value-type="string">
            <text:p>'l2' : '#____'</text:p>
          </table:table-cell>
          <table:table-cell/>
          <table:table-cell table:formula="of:=[.Q156]&amp;&quot; , &quot;&amp;[.O157]" office:value-type="string" office:string-value=" , 'l1' : '#____' , 'l2' : '#____'" calcext:value-type="string">
            <text:p><text:s/>, 'l1' : '#____' , 'l2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3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58]&amp;&quot;'&quot;&amp;&quot; : '&quot;&amp;[.I158]&amp;[.J158]&amp;[.K158]&amp;[.L158]&amp;[.M158]&amp;&quot;'&quot;" office:value-type="string" office:string-value="'l3' : '#____'" calcext:value-type="string">
            <text:p>'l3' : '#____'</text:p>
          </table:table-cell>
          <table:table-cell/>
          <table:table-cell table:formula="of:=[.Q157]&amp;&quot; , &quot;&amp;[.O158]" office:value-type="string" office:string-value=" , 'l1' : '#____' , 'l2' : '#____' , 'l3' : '#____'" calcext:value-type="string">
            <text:p><text:s/>, 'l1' : '#____' , 'l2' : '#____' , 'l3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4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59]&amp;&quot;'&quot;&amp;&quot; : '&quot;&amp;[.I159]&amp;[.J159]&amp;[.K159]&amp;[.L159]&amp;[.M159]&amp;&quot;'&quot;" office:value-type="string" office:string-value="'l4' : '#____'" calcext:value-type="string">
            <text:p>'l4' : '#____'</text:p>
          </table:table-cell>
          <table:table-cell/>
          <table:table-cell table:formula="of:=[.Q158]&amp;&quot; , &quot;&amp;[.O159]" office:value-type="string" office:string-value=" , 'l1' : '#____' , 'l2' : '#____' , 'l3' : '#____' , 'l4' : '#____'" calcext:value-type="string">
            <text:p><text:s/>, 'l1' : '#____' , 'l2' : '#____' , 'l3' : '#____' , 'l4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5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60]&amp;&quot;'&quot;&amp;&quot; : '&quot;&amp;[.I160]&amp;[.J160]&amp;[.K160]&amp;[.L160]&amp;[.M160]&amp;&quot;'&quot;" office:value-type="string" office:string-value="'l5' : '#____'" calcext:value-type="string">
            <text:p>'l5' : '#____'</text:p>
          </table:table-cell>
          <table:table-cell/>
          <table:table-cell table:formula="of:=[.Q159]&amp;&quot; , &quot;&amp;[.O160]" office:value-type="string" office:string-value=" , 'l1' : '#____' , 'l2' : '#____' , 'l3' : '#____' , 'l4' : '#____' , 'l5' : '#____'" calcext:value-type="string">
            <text:p><text:s/>, 'l1' : '#____' , 'l2' : '#____' , 'l3' : '#____' , 'l4' : '#____' , 'l5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6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61]&amp;&quot;'&quot;&amp;&quot; : '&quot;&amp;[.I161]&amp;[.J161]&amp;[.K161]&amp;[.L161]&amp;[.M161]&amp;&quot;'&quot;" office:value-type="string" office:string-value="'l6' : '#____'" calcext:value-type="string">
            <text:p>'l6' : '#____'</text:p>
          </table:table-cell>
          <table:table-cell/>
          <table:table-cell table:formula="of:=[.Q160]&amp;&quot; , &quot;&amp;[.O161]" office:value-type="string" office:string-value=" , 'l1' : '#____' , 'l2' : '#____' , 'l3' : '#____' , 'l4' : '#____' , 'l5' : '#____' , 'l6' : '#____'" calcext:value-type="string">
            <text:p><text:s/>, 'l1' : '#____' , 'l2' : '#____' , 'l3' : '#____' , 'l4' : '#____' , 'l5' : '#____' , 'l6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7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62]&amp;&quot;'&quot;&amp;&quot; : '&quot;&amp;[.I162]&amp;[.J162]&amp;[.K162]&amp;[.L162]&amp;[.M162]&amp;&quot;'&quot;" office:value-type="string" office:string-value="'l7' : '#____'" calcext:value-type="string">
            <text:p>'l7' : '#____'</text:p>
          </table:table-cell>
          <table:table-cell/>
          <table:table-cell table:formula="of:=[.Q161]&amp;&quot; , &quot;&amp;[.O162]" office:value-type="string" office:string-value=" , 'l1' : '#____' , 'l2' : '#____' , 'l3' : '#____' , 'l4' : '#____' , 'l5' : '#____' , 'l6' : '#____' , 'l7' : '#____'" calcext:value-type="string">
            <text:p><text:s/>, 'l1' : '#____' , 'l2' : '#____' , 'l3' : '#____' , 'l4' : '#____' , 'l5' : '#____' , 'l6' : '#____' , 'l7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8</text:p>
          </table:table-cell>
          <table:table-cell office:value-type="string" calcext:value-type="string">
            <text:p>#</text:p>
          </table:table-cell>
          <table:table-cell table:number-columns-repeated="4" table:style-name="ce12" office:value-type="string" calcext:value-type="string">
            <text:p>_</text:p>
          </table:table-cell>
          <table:table-cell/>
          <table:table-cell table:formula="of:=&quot;'&quot;&amp;[.H163]&amp;&quot;'&quot;&amp;&quot; : '&quot;&amp;[.I163]&amp;[.J163]&amp;[.K163]&amp;[.L163]&amp;[.M163]&amp;&quot;'&quot;" office:value-type="string" office:string-value="'l8' : '#____'" calcext:value-type="string">
            <text:p>'l8' : '#____'</text:p>
          </table:table-cell>
          <table:table-cell/>
          <table:table-cell table:formula="of:=[.Q162]&amp;&quot; , &quot;&amp;[.O163]" office:value-type="string" office:string-value=" , 'l1' : '#____' , 'l2' : '#____' , 'l3' : '#____' , 'l4' : '#____' , 'l5' : '#____' , 'l6' : '#____' , 'l7' : '#____' , 'l8' : '#____'" calcext:value-type="string">
            <text:p><text:s/>, 'l1' : '#____' , 'l2' : '#____' , 'l3' : '#____' , 'l4' : '#____' , 'l5' : '#____' , 'l6' : '#____' , 'l7' : '#____' , 'l8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l9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164]&amp;&quot;'&quot;&amp;&quot; : '&quot;&amp;[.I164]&amp;[.J164]&amp;[.K164]&amp;[.L164]&amp;[.M164]&amp;&quot;'&quot;" office:value-type="string" office:string-value="'l9' : ''" calcext:value-type="string">
            <text:p>'l9' : ''</text:p>
          </table:table-cell>
          <table:table-cell/>
          <table:table-cell table:formula="of:=[.Q163]&amp;&quot; , &quot;&amp;[.O164]" office:value-type="string" office:string-value=" , 'l1' : '#____' , 'l2' : '#____' , 'l3' : '#____' , 'l4' : '#____' , 'l5' : '#____' , 'l6' : '#____' , 'l7' : '#____' , 'l8' : '#____' , 'l9' : ''" calcext:value-type="string">
            <text:p><text:s/>, 'l1' : '#____' , 'l2' : '#____' , 'l3' : '#____' , 'l4' : '#____' , 'l5' : '#____' , 'l6' : '#____' , 'l7' : '#____' , 'l8' : '#____' , 'l9' : ''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table:number-columns-repeated="5"/>
          <table:table-cell table:number-columns-repeated="3"/>
          <table:table-cell table:style-name="ce28" table:formula="of:=MID([.Q164];4;1000)" office:value-type="string" office:string-value="'l1' : '#____' , 'l2' : '#____' , 'l3' : '#____' , 'l4' : '#____' , 'l5' : '#____' , 'l6' : '#____' , 'l7' : '#____' , 'l8' : '#____' , 'l9' : ''" calcext:value-type="string">
            <text:p>'l1' : '#____' , 'l2' : '#____' , 'l3' : '#____' , 'l4' : '#____' , 'l5' : '#____' , 'l6' : '#____' , 'l7' : '#____' , 'l8' : '#____' , 'l9' : ''</text:p>
          </table:table-cell>
          <table:table-cell/>
          <table:table-cell table:style-name="ce29" table:formula="of:=[.S154]&amp;&quot; , &quot;&amp;[.Q165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67]&amp;&quot;'&quot;&amp;&quot; : '&quot;&amp;[.I167]&amp;[.J167]&amp;[.K167]&amp;[.L167]&amp;[.M167]&amp;&quot;'&quot;" office:value-type="string" office:string-value="'m1' : '#___#'" calcext:value-type="string">
            <text:p>'m1' : '#___#'</text:p>
          </table:table-cell>
          <table:table-cell/>
          <table:table-cell table:formula="of:=[.Q166]&amp;&quot; , &quot;&amp;[.O167]" office:value-type="string" office:string-value=" , 'm1' : '#___#'" calcext:value-type="string">
            <text:p><text:s/>, 'm1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/>
          <table:table-cell table:number-columns-repeated="2" table:style-name="ce3" office:value-type="string" calcext:value-type="string">
            <text:p>#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68]&amp;&quot;'&quot;&amp;&quot; : '&quot;&amp;[.I168]&amp;[.J168]&amp;[.K168]&amp;[.L168]&amp;[.M168]&amp;&quot;'&quot;" office:value-type="string" office:string-value="'m2' : '#___#'" calcext:value-type="string">
            <text:p>'m2' : '#___#'</text:p>
          </table:table-cell>
          <table:table-cell/>
          <table:table-cell table:formula="of:=[.Q167]&amp;&quot; , &quot;&amp;[.O168]" office:value-type="string" office:string-value=" , 'm1' : '#___#' , 'm2' : '#___#'" calcext:value-type="string">
            <text:p><text:s/>, 'm1' : '#___#' , 'm2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/>
          <table:table-cell table:number-columns-repeated="2" table:style-name="ce3" office:value-type="string" calcext:value-type="string">
            <text:p>#</text:p>
          </table:table-cell>
          <table:table-cell/>
          <table:table-cell office:value-type="string" calcext:value-type="string">
            <text:p>m3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169]&amp;&quot;'&quot;&amp;&quot; : '&quot;&amp;[.I169]&amp;[.J169]&amp;[.K169]&amp;[.L169]&amp;[.M169]&amp;&quot;'&quot;" office:value-type="string" office:string-value="'m3' : '##_##'" calcext:value-type="string">
            <text:p>'m3' : '##_##'</text:p>
          </table:table-cell>
          <table:table-cell/>
          <table:table-cell table:formula="of:=[.Q168]&amp;&quot; , &quot;&amp;[.O169]" office:value-type="string" office:string-value=" , 'm1' : '#___#' , 'm2' : '#___#' , 'm3' : '##_##'" calcext:value-type="string">
            <text:p><text:s/>, 'm1' : '#___#' , 'm2' : '#___#' , 'm3' : '##_#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4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170]&amp;&quot;'&quot;&amp;&quot; : '&quot;&amp;[.I170]&amp;[.J170]&amp;[.K170]&amp;[.L170]&amp;[.M170]&amp;&quot;'&quot;" office:value-type="string" office:string-value="'m4' : '##_##'" calcext:value-type="string">
            <text:p>'m4' : '##_##'</text:p>
          </table:table-cell>
          <table:table-cell/>
          <table:table-cell table:formula="of:=[.Q169]&amp;&quot; , &quot;&amp;[.O170]" office:value-type="string" office:string-value=" , 'm1' : '#___#' , 'm2' : '#___#' , 'm3' : '##_##' , 'm4' : '##_##'" calcext:value-type="string">
            <text:p><text:s/>, 'm1' : '#___#' , 'm2' : '#___#' , 'm3' : '##_##' , 'm4' : '##_#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1]&amp;&quot;'&quot;&amp;&quot; : '&quot;&amp;[.I171]&amp;[.J171]&amp;[.K171]&amp;[.L171]&amp;[.M171]&amp;&quot;'&quot;" office:value-type="string" office:string-value="'m5' : '#_#_#'" calcext:value-type="string">
            <text:p>'m5' : '#_#_#'</text:p>
          </table:table-cell>
          <table:table-cell/>
          <table:table-cell table:formula="of:=[.Q170]&amp;&quot; , &quot;&amp;[.O171]" office:value-type="string" office:string-value=" , 'm1' : '#___#' , 'm2' : '#___#' , 'm3' : '##_##' , 'm4' : '##_##' , 'm5' : '#_#_#'" calcext:value-type="string">
            <text:p><text:s/>, 'm1' : '#___#' , 'm2' : '#___#' , 'm3' : '##_##' , 'm4' : '##_##' , 'm5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2]&amp;&quot;'&quot;&amp;&quot; : '&quot;&amp;[.I172]&amp;[.J172]&amp;[.K172]&amp;[.L172]&amp;[.M172]&amp;&quot;'&quot;" office:value-type="string" office:string-value="'m6' : '#_#_#'" calcext:value-type="string">
            <text:p>'m6' : '#_#_#'</text:p>
          </table:table-cell>
          <table:table-cell/>
          <table:table-cell table:formula="of:=[.Q171]&amp;&quot; , &quot;&amp;[.O172]" office:value-type="string" office:string-value=" , 'm1' : '#___#' , 'm2' : '#___#' , 'm3' : '##_##' , 'm4' : '##_##' , 'm5' : '#_#_#' , 'm6' : '#_#_#'" calcext:value-type="string">
            <text:p><text:s/>, 'm1' : '#___#' , 'm2' : '#___#' , 'm3' : '##_##' , 'm4' : '##_##' , 'm5' : '#_#_#' , 'm6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3]&amp;&quot;'&quot;&amp;&quot; : '&quot;&amp;[.I173]&amp;[.J173]&amp;[.K173]&amp;[.L173]&amp;[.M173]&amp;&quot;'&quot;" office:value-type="string" office:string-value="'m7' : '#___#'" calcext:value-type="string">
            <text:p>'m7' : '#___#'</text:p>
          </table:table-cell>
          <table:table-cell/>
          <table:table-cell table:formula="of:=[.Q172]&amp;&quot; , &quot;&amp;[.O173]" office:value-type="string" office:string-value=" , 'm1' : '#___#' , 'm2' : '#___#' , 'm3' : '##_##' , 'm4' : '##_##' , 'm5' : '#_#_#' , 'm6' : '#_#_#' , 'm7' : '#___#'" calcext:value-type="string">
            <text:p><text:s/>, 'm1' : '#___#' , 'm2' : '#___#' , 'm3' : '##_##' , 'm4' : '##_##' , 'm5' : '#_#_#' , 'm6' : '#_#_#' , 'm7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4]&amp;&quot;'&quot;&amp;&quot; : '&quot;&amp;[.I174]&amp;[.J174]&amp;[.K174]&amp;[.L174]&amp;[.M174]&amp;&quot;'&quot;" office:value-type="string" office:string-value="'m8' : '#___#'" calcext:value-type="string">
            <text:p>'m8' : '#___#'</text:p>
          </table:table-cell>
          <table:table-cell/>
          <table:table-cell table:formula="of:=[.Q173]&amp;&quot; , &quot;&amp;[.O174]" office:value-type="string" office:string-value=" , 'm1' : '#___#' , 'm2' : '#___#' , 'm3' : '##_##' , 'm4' : '##_##' , 'm5' : '#_#_#' , 'm6' : '#_#_#' , 'm7' : '#___#' , 'm8' : '#___#'" calcext:value-type="string">
            <text:p><text:s/>, 'm1' : '#___#' , 'm2' : '#___#' , 'm3' : '##_##' , 'm4' : '##_##' , 'm5' : '#_#_#' , 'm6' : '#_#_#' , 'm7' : '#___#' , 'm8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m9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5]&amp;&quot;'&quot;&amp;&quot; : '&quot;&amp;[.I175]&amp;[.J175]&amp;[.K175]&amp;[.L175]&amp;[.M175]&amp;&quot;'&quot;" office:value-type="string" office:string-value="'m9' : '#___#'" calcext:value-type="string">
            <text:p>'m9' : '#___#'</text:p>
          </table:table-cell>
          <table:table-cell/>
          <table:table-cell table:formula="of:=[.Q174]&amp;&quot; , &quot;&amp;[.O175]" office:value-type="string" office:string-value=" , 'm1' : '#___#' , 'm2' : '#___#' , 'm3' : '##_##' , 'm4' : '##_##' , 'm5' : '#_#_#' , 'm6' : '#_#_#' , 'm7' : '#___#' , 'm8' : '#___#' , 'm9' : '#___#'" calcext:value-type="string">
            <text:p><text:s/>, 'm1' : '#___#' , 'm2' : '#___#' , 'm3' : '##_##' , 'm4' : '##_##' , 'm5' : '#_#_#' , 'm6' : '#_#_#' , 'm7' : '#___#' , 'm8' : '#___#' , 'm9' : '#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75];4;1000)" office:value-type="string" office:string-value="'m1' : '#___#' , 'm2' : '#___#' , 'm3' : '##_##' , 'm4' : '##_##' , 'm5' : '#_#_#' , 'm6' : '#_#_#' , 'm7' : '#___#' , 'm8' : '#___#' , 'm9' : '#___#'" calcext:value-type="string">
            <text:p>'m1' : '#___#' , 'm2' : '#___#' , 'm3' : '##_##' , 'm4' : '##_##' , 'm5' : '#_#_#' , 'm6' : '#_#_#' , 'm7' : '#___#' , 'm8' : '#___#' , 'm9' : '#___#'</text:p>
          </table:table-cell>
          <table:table-cell/>
          <table:table-cell table:style-name="ce29" table:formula="of:=[.S165]&amp;&quot; , &quot;&amp;[.Q176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8]&amp;&quot;'&quot;&amp;&quot; : '&quot;&amp;[.I178]&amp;[.J178]&amp;[.K178]&amp;[.L178]&amp;[.M178]&amp;&quot;'&quot;" office:value-type="string" office:string-value="'n1' : '#___#'" calcext:value-type="string">
            <text:p>'n1' : '#___#'</text:p>
          </table:table-cell>
          <table:table-cell/>
          <table:table-cell table:formula="of:=[.Q177]&amp;&quot; , &quot;&amp;[.O178]" office:value-type="string" office:string-value=" , 'n1' : '#___#'" calcext:value-type="string">
            <text:p><text:s/>, 'n1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79]&amp;&quot;'&quot;&amp;&quot; : '&quot;&amp;[.I179]&amp;[.J179]&amp;[.K179]&amp;[.L179]&amp;[.M179]&amp;&quot;'&quot;" office:value-type="string" office:string-value="'n2' : '#___#'" calcext:value-type="string">
            <text:p>'n2' : '#___#'</text:p>
          </table:table-cell>
          <table:table-cell/>
          <table:table-cell table:formula="of:=[.Q178]&amp;&quot; , &quot;&amp;[.O179]" office:value-type="string" office:string-value=" , 'n1' : '#___#' , 'n2' : '#___#'" calcext:value-type="string">
            <text:p><text:s/>, 'n1' : '#___#' , 'n2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n3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80]&amp;&quot;'&quot;&amp;&quot; : '&quot;&amp;[.I180]&amp;[.J180]&amp;[.K180]&amp;[.L180]&amp;[.M180]&amp;&quot;'&quot;" office:value-type="string" office:string-value="'n3' : '##__#'" calcext:value-type="string">
            <text:p>'n3' : '##__#'</text:p>
          </table:table-cell>
          <table:table-cell/>
          <table:table-cell table:formula="of:=[.Q179]&amp;&quot; , &quot;&amp;[.O180]" office:value-type="string" office:string-value=" , 'n1' : '#___#' , 'n2' : '#___#' , 'n3' : '##__#'" calcext:value-type="string">
            <text:p><text:s/>, 'n1' : '#___#' , 'n2' : '#___#' , 'n3' : '##__#'</text:p>
          </table:table-cell>
          <table:table-cell table:number-columns-repeated="1006"/>
        </table:table-row>
        <table:table-row table:style-name="ro1">
          <table:table-cell/>
          <table:table-cell table:number-columns-repeated="3"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n4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81]&amp;&quot;'&quot;&amp;&quot; : '&quot;&amp;[.I181]&amp;[.J181]&amp;[.K181]&amp;[.L181]&amp;[.M181]&amp;&quot;'&quot;" office:value-type="string" office:string-value="'n4' : '##__#'" calcext:value-type="string">
            <text:p>'n4' : '##__#'</text:p>
          </table:table-cell>
          <table:table-cell/>
          <table:table-cell table:formula="of:=[.Q180]&amp;&quot; , &quot;&amp;[.O181]" office:value-type="string" office:string-value=" , 'n1' : '#___#' , 'n2' : '#___#' , 'n3' : '##__#' , 'n4' : '##__#'" calcext:value-type="string">
            <text:p><text:s/>, 'n1' : '#___#' , 'n2' : '#___#' , 'n3' : '##__#' , 'n4' : '##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n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82]&amp;&quot;'&quot;&amp;&quot; : '&quot;&amp;[.I182]&amp;[.J182]&amp;[.K182]&amp;[.L182]&amp;[.M182]&amp;&quot;'&quot;" office:value-type="string" office:string-value="'n5' : '#_#_#'" calcext:value-type="string">
            <text:p>'n5' : '#_#_#'</text:p>
          </table:table-cell>
          <table:table-cell/>
          <table:table-cell table:formula="of:=[.Q181]&amp;&quot; , &quot;&amp;[.O182]" office:value-type="string" office:string-value=" , 'n1' : '#___#' , 'n2' : '#___#' , 'n3' : '##__#' , 'n4' : '##__#' , 'n5' : '#_#_#'" calcext:value-type="string">
            <text:p><text:s/>, 'n1' : '#___#' , 'n2' : '#___#' , 'n3' : '##__#' , 'n4' : '##__#' , 'n5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number-columns-repeated="3" table:style-name="ce3" office:value-type="string" calcext:value-type="string">
            <text:p>#</text:p>
          </table:table-cell>
          <table:table-cell/>
          <table:table-cell office:value-type="string" calcext:value-type="string">
            <text:p>n6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table:style-name="ce12"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183]&amp;&quot;'&quot;&amp;&quot; : '&quot;&amp;[.I183]&amp;[.J183]&amp;[.K183]&amp;[.L183]&amp;[.M183]&amp;&quot;'&quot;" office:value-type="string" office:string-value="'n6' : '#__##'" calcext:value-type="string">
            <text:p>'n6' : '#__##'</text:p>
          </table:table-cell>
          <table:table-cell/>
          <table:table-cell table:formula="of:=[.Q182]&amp;&quot; , &quot;&amp;[.O183]" office:value-type="string" office:string-value=" , 'n1' : '#___#' , 'n2' : '#___#' , 'n3' : '##__#' , 'n4' : '##__#' , 'n5' : '#_#_#' , 'n6' : '#__##'" calcext:value-type="string">
            <text:p><text:s/>, 'n1' : '#___#' , 'n2' : '#___#' , 'n3' : '##__#' , 'n4' : '##__#' , 'n5' : '#_#_#' , 'n6' : '#__#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#</text:p>
          </table:table-cell>
          <table:table-cell/>
          <table:table-cell office:value-type="string" calcext:value-type="string">
            <text:p>n7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184]&amp;&quot;'&quot;&amp;&quot; : '&quot;&amp;[.I184]&amp;[.J184]&amp;[.K184]&amp;[.L184]&amp;[.M184]&amp;&quot;'&quot;" office:value-type="string" office:string-value="'n7' : '#__##'" calcext:value-type="string">
            <text:p>'n7' : '#__##'</text:p>
          </table:table-cell>
          <table:table-cell/>
          <table:table-cell table:formula="of:=[.Q183]&amp;&quot; , &quot;&amp;[.O184]" office:value-type="string" office:string-value=" , 'n1' : '#___#' , 'n2' : '#___#' , 'n3' : '##__#' , 'n4' : '##__#' , 'n5' : '#_#_#' , 'n6' : '#__##' , 'n7' : '#__##'" calcext:value-type="string">
            <text:p><text:s/>, 'n1' : '#___#' , 'n2' : '#___#' , 'n3' : '##__#' , 'n4' : '##__#' , 'n5' : '#_#_#' , 'n6' : '#__##' , 'n7' : '#__#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#</text:p>
          </table:table-cell>
          <table:table-cell/>
          <table:table-cell office:value-type="string" calcext:value-type="string">
            <text:p>n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85]&amp;&quot;'&quot;&amp;&quot; : '&quot;&amp;[.I185]&amp;[.J185]&amp;[.K185]&amp;[.L185]&amp;[.M185]&amp;&quot;'&quot;" office:value-type="string" office:string-value="'n8' : '#___#'" calcext:value-type="string">
            <text:p>'n8' : '#___#'</text:p>
          </table:table-cell>
          <table:table-cell/>
          <table:table-cell table:formula="of:=[.Q184]&amp;&quot; , &quot;&amp;[.O185]" office:value-type="string" office:string-value=" , 'n1' : '#___#' , 'n2' : '#___#' , 'n3' : '##__#' , 'n4' : '##__#' , 'n5' : '#_#_#' , 'n6' : '#__##' , 'n7' : '#__##' , 'n8' : '#___#'" calcext:value-type="string">
            <text:p><text:s/>, 'n1' : '#___#' , 'n2' : '#___#' , 'n3' : '##__#' , 'n4' : '##__#' , 'n5' : '#_#_#' , 'n6' : '#__##' , 'n7' : '#__##' , 'n8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n9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86]&amp;&quot;'&quot;&amp;&quot; : '&quot;&amp;[.I186]&amp;[.J186]&amp;[.K186]&amp;[.L186]&amp;[.M186]&amp;&quot;'&quot;" office:value-type="string" office:string-value="'n9' : '#___#'" calcext:value-type="string">
            <text:p>'n9' : '#___#'</text:p>
          </table:table-cell>
          <table:table-cell/>
          <table:table-cell table:formula="of:=[.Q185]&amp;&quot; , &quot;&amp;[.O186]" office:value-type="string" office:string-value=" , 'n1' : '#___#' , 'n2' : '#___#' , 'n3' : '##__#' , 'n4' : '##__#' , 'n5' : '#_#_#' , 'n6' : '#__##' , 'n7' : '#__##' , 'n8' : '#___#' , 'n9' : '#___#'" calcext:value-type="string">
            <text:p><text:s/>, 'n1' : '#___#' , 'n2' : '#___#' , 'n3' : '##__#' , 'n4' : '##__#' , 'n5' : '#_#_#' , 'n6' : '#__##' , 'n7' : '#__##' , 'n8' : '#___#' , 'n9' : '#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86];4;1000)" office:value-type="string" office:string-value="'n1' : '#___#' , 'n2' : '#___#' , 'n3' : '##__#' , 'n4' : '##__#' , 'n5' : '#_#_#' , 'n6' : '#__##' , 'n7' : '#__##' , 'n8' : '#___#' , 'n9' : '#___#'" calcext:value-type="string">
            <text:p>'n1' : '#___#' , 'n2' : '#___#' , 'n3' : '##__#' , 'n4' : '##__#' , 'n5' : '#_#_#' , 'n6' : '#__##' , 'n7' : '#__##' , 'n8' : '#___#' , 'n9' : '#___#'</text:p>
          </table:table-cell>
          <table:table-cell/>
          <table:table-cell table:style-name="ce29" table:formula="of:=[.S176]&amp;&quot; , &quot;&amp;[.Q187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89]&amp;&quot;'&quot;&amp;&quot; : '&quot;&amp;[.I189]&amp;[.J189]&amp;[.K189]&amp;[.L189]&amp;[.M189]&amp;&quot;'&quot;" office:value-type="string" office:string-value="'o1' : '_###_'" calcext:value-type="string">
            <text:p>'o1' : '_###_'</text:p>
          </table:table-cell>
          <table:table-cell/>
          <table:table-cell table:formula="of:=[.Q188]&amp;&quot; , &quot;&amp;[.O189]" office:value-type="string" office:string-value=" , 'o1' : '_###_'" calcext:value-type="string">
            <text:p><text:s/>, 'o1' : '_###_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0]&amp;&quot;'&quot;&amp;&quot; : '&quot;&amp;[.I190]&amp;[.J190]&amp;[.K190]&amp;[.L190]&amp;[.M190]&amp;&quot;'&quot;" office:value-type="string" office:string-value="'o2' : '#___#'" calcext:value-type="string">
            <text:p>'o2' : '#___#'</text:p>
          </table:table-cell>
          <table:table-cell/>
          <table:table-cell table:formula="of:=[.Q189]&amp;&quot; , &quot;&amp;[.O190]" office:value-type="string" office:string-value=" , 'o1' : '_###_' , 'o2' : '#___#'" calcext:value-type="string">
            <text:p><text:s/>, 'o1' : '_###_' , 'o2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1]&amp;&quot;'&quot;&amp;&quot; : '&quot;&amp;[.I191]&amp;[.J191]&amp;[.K191]&amp;[.L191]&amp;[.M191]&amp;&quot;'&quot;" office:value-type="string" office:string-value="'o3' : '#___#'" calcext:value-type="string">
            <text:p>'o3' : '#___#'</text:p>
          </table:table-cell>
          <table:table-cell/>
          <table:table-cell table:formula="of:=[.Q190]&amp;&quot; , &quot;&amp;[.O191]" office:value-type="string" office:string-value=" , 'o1' : '_###_' , 'o2' : '#___#' , 'o3' : '#___#'" calcext:value-type="string">
            <text:p><text:s/>, 'o1' : '_###_' , 'o2' : '#___#' , 'o3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2]&amp;&quot;'&quot;&amp;&quot; : '&quot;&amp;[.I192]&amp;[.J192]&amp;[.K192]&amp;[.L192]&amp;[.M192]&amp;&quot;'&quot;" office:value-type="string" office:string-value="'o4' : '#___#'" calcext:value-type="string">
            <text:p>'o4' : '#___#'</text:p>
          </table:table-cell>
          <table:table-cell/>
          <table:table-cell table:formula="of:=[.Q191]&amp;&quot; , &quot;&amp;[.O192]" office:value-type="string" office:string-value=" , 'o1' : '_###_' , 'o2' : '#___#' , 'o3' : '#___#' , 'o4' : '#___#'" calcext:value-type="string">
            <text:p><text:s/>, 'o1' : '_###_' , 'o2' : '#___#' , 'o3' : '#___#' , 'o4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3]&amp;&quot;'&quot;&amp;&quot; : '&quot;&amp;[.I193]&amp;[.J193]&amp;[.K193]&amp;[.L193]&amp;[.M193]&amp;&quot;'&quot;" office:value-type="string" office:string-value="'o5' : '#___#'" calcext:value-type="string">
            <text:p>'o5' : '#___#'</text:p>
          </table:table-cell>
          <table:table-cell/>
          <table:table-cell table:formula="of:=[.Q192]&amp;&quot; , &quot;&amp;[.O193]" office:value-type="string" office:string-value=" , 'o1' : '_###_' , 'o2' : '#___#' , 'o3' : '#___#' , 'o4' : '#___#' , 'o5' : '#___#'" calcext:value-type="string">
            <text:p><text:s/>, 'o1' : '_###_' , 'o2' : '#___#' , 'o3' : '#___#' , 'o4' : '#___#' , 'o5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4]&amp;&quot;'&quot;&amp;&quot; : '&quot;&amp;[.I194]&amp;[.J194]&amp;[.K194]&amp;[.L194]&amp;[.M194]&amp;&quot;'&quot;" office:value-type="string" office:string-value="'o6' : '#___#'" calcext:value-type="string">
            <text:p>'o6' : '#___#'</text:p>
          </table:table-cell>
          <table:table-cell/>
          <table:table-cell table:formula="of:=[.Q193]&amp;&quot; , &quot;&amp;[.O194]" office:value-type="string" office:string-value=" , 'o1' : '_###_' , 'o2' : '#___#' , 'o3' : '#___#' , 'o4' : '#___#' , 'o5' : '#___#' , 'o6' : '#___#'" calcext:value-type="string">
            <text:p><text:s/>, 'o1' : '_###_' , 'o2' : '#___#' , 'o3' : '#___#' , 'o4' : '#___#' , 'o5' : '#___#' , 'o6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5]&amp;&quot;'&quot;&amp;&quot; : '&quot;&amp;[.I195]&amp;[.J195]&amp;[.K195]&amp;[.L195]&amp;[.M195]&amp;&quot;'&quot;" office:value-type="string" office:string-value="'o7' : '#___#'" calcext:value-type="string">
            <text:p>'o7' : '#___#'</text:p>
          </table:table-cell>
          <table:table-cell/>
          <table:table-cell table:formula="of:=[.Q194]&amp;&quot; , &quot;&amp;[.O195]" office:value-type="string" office:string-value=" , 'o1' : '_###_' , 'o2' : '#___#' , 'o3' : '#___#' , 'o4' : '#___#' , 'o5' : '#___#' , 'o6' : '#___#' , 'o7' : '#___#'" calcext:value-type="string">
            <text:p><text:s/>, 'o1' : '_###_' , 'o2' : '#___#' , 'o3' : '#___#' , 'o4' : '#___#' , 'o5' : '#___#' , 'o6' : '#___#' , 'o7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196]&amp;&quot;'&quot;&amp;&quot; : '&quot;&amp;[.I196]&amp;[.J196]&amp;[.K196]&amp;[.L196]&amp;[.M196]&amp;&quot;'&quot;" office:value-type="string" office:string-value="'o8' : '#___#'" calcext:value-type="string">
            <text:p>'o8' : '#___#'</text:p>
          </table:table-cell>
          <table:table-cell/>
          <table:table-cell table:formula="of:=[.Q195]&amp;&quot; , &quot;&amp;[.O196]" office:value-type="string" office:string-value=" , 'o1' : '_###_' , 'o2' : '#___#' , 'o3' : '#___#' , 'o4' : '#___#' , 'o5' : '#___#' , 'o6' : '#___#' , 'o7' : '#___#' , 'o8' : '#___#'" calcext:value-type="string">
            <text:p><text:s/>, 'o1' : '_###_' , 'o2' : '#___#' , 'o3' : '#___#' , 'o4' : '#___#' , 'o5' : '#___#' , 'o6' : '#___#' , 'o7' : '#___#' , 'o8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o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197]&amp;&quot;'&quot;&amp;&quot; : '&quot;&amp;[.I197]&amp;[.J197]&amp;[.K197]&amp;[.L197]&amp;[.M197]&amp;&quot;'&quot;" office:value-type="string" office:string-value="'o9' : '_###_'" calcext:value-type="string">
            <text:p>'o9' : '_###_'</text:p>
          </table:table-cell>
          <table:table-cell/>
          <table:table-cell table:formula="of:=[.Q196]&amp;&quot; , &quot;&amp;[.O197]" office:value-type="string" office:string-value=" , 'o1' : '_###_' , 'o2' : '#___#' , 'o3' : '#___#' , 'o4' : '#___#' , 'o5' : '#___#' , 'o6' : '#___#' , 'o7' : '#___#' , 'o8' : '#___#' , 'o9' : '_###_'" calcext:value-type="string">
            <text:p><text:s/>, 'o1' : '_###_' , 'o2' : '#___#' , 'o3' : '#___#' , 'o4' : '#___#' , 'o5' : '#___#' , 'o6' : '#___#' , 'o7' : '#___#' , 'o8' : '#___#' , 'o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197];4;1000)" office:value-type="string" office:string-value="'o1' : '_###_' , 'o2' : '#___#' , 'o3' : '#___#' , 'o4' : '#___#' , 'o5' : '#___#' , 'o6' : '#___#' , 'o7' : '#___#' , 'o8' : '#___#' , 'o9' : '_###_'" calcext:value-type="string">
            <text:p>'o1' : '_###_' , 'o2' : '#___#' , 'o3' : '#___#' , 'o4' : '#___#' , 'o5' : '#___#' , 'o6' : '#___#' , 'o7' : '#___#' , 'o8' : '#___#' , 'o9' : '_###_'</text:p>
          </table:table-cell>
          <table:table-cell/>
          <table:table-cell table:style-name="ce29" table:formula="of:=[.S187]&amp;&quot; , &quot;&amp;[.Q198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ö1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style-name="ce12" office:value-type="string" calcext:value-type="string">
            <text:p>_</text:p>
          </table:table-cell>
          <table:table-cell/>
          <table:table-cell table:formula="of:=&quot;'&quot;&amp;[.H200]&amp;&quot;'&quot;&amp;&quot; : '&quot;&amp;[.I200]&amp;[.J200]&amp;[.K200]&amp;[.L200]&amp;[.M200]&amp;&quot;'&quot;" office:value-type="string" office:string-value="'ö1' : '_#_#_'" calcext:value-type="string">
            <text:p>'ö1' : '_#_#_'</text:p>
          </table:table-cell>
          <table:table-cell/>
          <table:table-cell table:formula="of:=[.Q199]&amp;&quot; , &quot;&amp;[.O200]" office:value-type="string" office:string-value=" , 'ö1' : '_#_#_'" calcext:value-type="string">
            <text:p><text:s/>, 'ö1' : '_#_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2</text:p>
          </table:table-cell>
          <table:table-cell table:number-columns-repeated="5" office:value-type="string" calcext:value-type="string">
            <text:p>_</text:p>
          </table:table-cell>
          <table:table-cell/>
          <table:table-cell table:formula="of:=&quot;'&quot;&amp;[.H201]&amp;&quot;'&quot;&amp;&quot; : '&quot;&amp;[.I201]&amp;[.J201]&amp;[.K201]&amp;[.L201]&amp;[.M201]&amp;&quot;'&quot;" office:value-type="string" office:string-value="'ö2' : '_____'" calcext:value-type="string">
            <text:p>'ö2' : '_____'</text:p>
          </table:table-cell>
          <table:table-cell/>
          <table:table-cell table:formula="of:=[.Q200]&amp;&quot; , &quot;&amp;[.O201]" office:value-type="string" office:string-value=" , 'ö1' : '_#_#_' , 'ö2' : '_____'" calcext:value-type="string">
            <text:p><text:s/>, 'ö1' : '_#_#_' , 'ö2' : '_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3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02]&amp;&quot;'&quot;&amp;&quot; : '&quot;&amp;[.I202]&amp;[.J202]&amp;[.K202]&amp;[.L202]&amp;[.M202]&amp;&quot;'&quot;" office:value-type="string" office:string-value="'ö3' : '_###_'" calcext:value-type="string">
            <text:p>'ö3' : '_###_'</text:p>
          </table:table-cell>
          <table:table-cell/>
          <table:table-cell table:formula="of:=[.Q201]&amp;&quot; , &quot;&amp;[.O202]" office:value-type="string" office:string-value=" , 'ö1' : '_#_#_' , 'ö2' : '_____' , 'ö3' : '_###_'" calcext:value-type="string">
            <text:p><text:s/>, 'ö1' : '_#_#_' , 'ö2' : '_____' , 'ö3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03]&amp;&quot;'&quot;&amp;&quot; : '&quot;&amp;[.I203]&amp;[.J203]&amp;[.K203]&amp;[.L203]&amp;[.M203]&amp;&quot;'&quot;" office:value-type="string" office:string-value="'ö4' : '#___#'" calcext:value-type="string">
            <text:p>'ö4' : '#___#'</text:p>
          </table:table-cell>
          <table:table-cell/>
          <table:table-cell table:formula="of:=[.Q202]&amp;&quot; , &quot;&amp;[.O203]" office:value-type="string" office:string-value=" , 'ö1' : '_#_#_' , 'ö2' : '_____' , 'ö3' : '_###_' , 'ö4' : '#___#'" calcext:value-type="string">
            <text:p><text:s/>, 'ö1' : '_#_#_' , 'ö2' : '_____' , 'ö3' : '_###_' , 'ö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5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04]&amp;&quot;'&quot;&amp;&quot; : '&quot;&amp;[.I204]&amp;[.J204]&amp;[.K204]&amp;[.L204]&amp;[.M204]&amp;&quot;'&quot;" office:value-type="string" office:string-value="'ö5' : '#___#'" calcext:value-type="string">
            <text:p>'ö5' : '#___#'</text:p>
          </table:table-cell>
          <table:table-cell/>
          <table:table-cell table:formula="of:=[.Q203]&amp;&quot; , &quot;&amp;[.O204]" office:value-type="string" office:string-value=" , 'ö1' : '_#_#_' , 'ö2' : '_____' , 'ö3' : '_###_' , 'ö4' : '#___#' , 'ö5' : '#___#'" calcext:value-type="string">
            <text:p><text:s/>, 'ö1' : '_#_#_' , 'ö2' : '_____' , 'ö3' : '_###_' , 'ö4' : '#___#' , 'ö5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05]&amp;&quot;'&quot;&amp;&quot; : '&quot;&amp;[.I205]&amp;[.J205]&amp;[.K205]&amp;[.L205]&amp;[.M205]&amp;&quot;'&quot;" office:value-type="string" office:string-value="'ö6' : '#___#'" calcext:value-type="string">
            <text:p>'ö6' : '#___#'</text:p>
          </table:table-cell>
          <table:table-cell/>
          <table:table-cell table:formula="of:=[.Q204]&amp;&quot; , &quot;&amp;[.O205]" office:value-type="string" office:string-value=" , 'ö1' : '_#_#_' , 'ö2' : '_____' , 'ö3' : '_###_' , 'ö4' : '#___#' , 'ö5' : '#___#' , 'ö6' : '#___#'" calcext:value-type="string">
            <text:p><text:s/>, 'ö1' : '_#_#_' , 'ö2' : '_____' , 'ö3' : '_###_' , 'ö4' : '#___#' , 'ö5' : '#___#' , 'ö6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06]&amp;&quot;'&quot;&amp;&quot; : '&quot;&amp;[.I206]&amp;[.J206]&amp;[.K206]&amp;[.L206]&amp;[.M206]&amp;&quot;'&quot;" office:value-type="string" office:string-value="'ö7' : '#___#'" calcext:value-type="string">
            <text:p>'ö7' : '#___#'</text:p>
          </table:table-cell>
          <table:table-cell/>
          <table:table-cell table:formula="of:=[.Q205]&amp;&quot; , &quot;&amp;[.O206]" office:value-type="string" office:string-value=" , 'ö1' : '_#_#_' , 'ö2' : '_____' , 'ö3' : '_###_' , 'ö4' : '#___#' , 'ö5' : '#___#' , 'ö6' : '#___#' , 'ö7' : '#___#'" calcext:value-type="string">
            <text:p><text:s/>, 'ö1' : '_#_#_' , 'ö2' : '_____' , 'ö3' : '_###_' , 'ö4' : '#___#' , 'ö5' : '#___#' , 'ö6' : '#___#' , 'ö7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07]&amp;&quot;'&quot;&amp;&quot; : '&quot;&amp;[.I207]&amp;[.J207]&amp;[.K207]&amp;[.L207]&amp;[.M207]&amp;&quot;'&quot;" office:value-type="string" office:string-value="'ö8' : '#___#'" calcext:value-type="string">
            <text:p>'ö8' : '#___#'</text:p>
          </table:table-cell>
          <table:table-cell/>
          <table:table-cell table:formula="of:=[.Q206]&amp;&quot; , &quot;&amp;[.O207]" office:value-type="string" office:string-value=" , 'ö1' : '_#_#_' , 'ö2' : '_____' , 'ö3' : '_###_' , 'ö4' : '#___#' , 'ö5' : '#___#' , 'ö6' : '#___#' , 'ö7' : '#___#' , 'ö8' : '#___#'" calcext:value-type="string">
            <text:p><text:s/>, 'ö1' : '_#_#_' , 'ö2' : '_____' , 'ö3' : '_###_' , 'ö4' : '#___#' , 'ö5' : '#___#' , 'ö6' : '#___#' , 'ö7' : '#___#' , 'ö8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ö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08]&amp;&quot;'&quot;&amp;&quot; : '&quot;&amp;[.I208]&amp;[.J208]&amp;[.K208]&amp;[.L208]&amp;[.M208]&amp;&quot;'&quot;" office:value-type="string" office:string-value="'ö9' : '_###_'" calcext:value-type="string">
            <text:p>'ö9' : '_###_'</text:p>
          </table:table-cell>
          <table:table-cell/>
          <table:table-cell table:formula="of:=[.Q207]&amp;&quot; , &quot;&amp;[.O208]" office:value-type="string" office:string-value=" , 'ö1' : '_#_#_' , 'ö2' : '_____' , 'ö3' : '_###_' , 'ö4' : '#___#' , 'ö5' : '#___#' , 'ö6' : '#___#' , 'ö7' : '#___#' , 'ö8' : '#___#' , 'ö9' : '_###_'" calcext:value-type="string">
            <text:p><text:s/>, 'ö1' : '_#_#_' , 'ö2' : '_____' , 'ö3' : '_###_' , 'ö4' : '#___#' , 'ö5' : '#___#' , 'ö6' : '#___#' , 'ö7' : '#___#' , 'ö8' : '#___#' , 'ö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08];4;1000)" office:value-type="string" office:string-value="'ö1' : '_#_#_' , 'ö2' : '_____' , 'ö3' : '_###_' , 'ö4' : '#___#' , 'ö5' : '#___#' , 'ö6' : '#___#' , 'ö7' : '#___#' , 'ö8' : '#___#' , 'ö9' : '_###_'" calcext:value-type="string">
            <text:p>'ö1' : '_#_#_' , 'ö2' : '_____' , 'ö3' : '_###_' , 'ö4' : '#___#' , 'ö5' : '#___#' , 'ö6' : '#___#' , 'ö7' : '#___#' , 'ö8' : '#___#' , 'ö9' : '_###_'</text:p>
          </table:table-cell>
          <table:table-cell/>
          <table:table-cell table:style-name="ce29" table:formula="of:=[.S198]&amp;&quot; , &quot;&amp;[.Q209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p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11]&amp;&quot;'&quot;&amp;&quot; : '&quot;&amp;[.I211]&amp;[.J211]&amp;[.K211]&amp;[.L211]&amp;[.M211]&amp;&quot;'&quot;" office:value-type="string" office:string-value="'p1' : '_###_'" calcext:value-type="string">
            <text:p>'p1' : '_###_'</text:p>
          </table:table-cell>
          <table:table-cell/>
          <table:table-cell table:formula="of:=[.Q210]&amp;&quot; , &quot;&amp;[.O211]" office:value-type="string" office:string-value=" , 'p1' : '_###_'" calcext:value-type="string">
            <text:p><text:s/>, 'p1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12]&amp;&quot;'&quot;&amp;&quot; : '&quot;&amp;[.I212]&amp;[.J212]&amp;[.K212]&amp;[.L212]&amp;[.M212]&amp;&quot;'&quot;" office:value-type="string" office:string-value="'p2' : '#___#'" calcext:value-type="string">
            <text:p>'p2' : '#___#'</text:p>
          </table:table-cell>
          <table:table-cell/>
          <table:table-cell table:formula="of:=[.Q211]&amp;&quot; , &quot;&amp;[.O212]" office:value-type="string" office:string-value=" , 'p1' : '_###_' , 'p2' : '#___#'" calcext:value-type="string">
            <text:p><text:s/>, 'p1' : '_###_' , 'p2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13]&amp;&quot;'&quot;&amp;&quot; : '&quot;&amp;[.I213]&amp;[.J213]&amp;[.K213]&amp;[.L213]&amp;[.M213]&amp;&quot;'&quot;" office:value-type="string" office:string-value="'p3' : '#___#'" calcext:value-type="string">
            <text:p>'p3' : '#___#'</text:p>
          </table:table-cell>
          <table:table-cell/>
          <table:table-cell table:formula="of:=[.Q212]&amp;&quot; , &quot;&amp;[.O213]" office:value-type="string" office:string-value=" , 'p1' : '_###_' , 'p2' : '#___#' , 'p3' : '#___#'" calcext:value-type="string">
            <text:p><text:s/>, 'p1' : '_###_' , 'p2' : '#___#' , 'p3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14]&amp;&quot;'&quot;&amp;&quot; : '&quot;&amp;[.I214]&amp;[.J214]&amp;[.K214]&amp;[.L214]&amp;[.M214]&amp;&quot;'&quot;" office:value-type="string" office:string-value="'p4' : '#___#'" calcext:value-type="string">
            <text:p>'p4' : '#___#'</text:p>
          </table:table-cell>
          <table:table-cell/>
          <table:table-cell table:formula="of:=[.Q213]&amp;&quot; , &quot;&amp;[.O214]" office:value-type="string" office:string-value=" , 'p1' : '_###_' , 'p2' : '#___#' , 'p3' : '#___#' , 'p4' : '#___#'" calcext:value-type="string">
            <text:p><text:s/>, 'p1' : '_###_' , 'p2' : '#___#' , 'p3' : '#___#' , 'p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5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15]&amp;&quot;'&quot;&amp;&quot; : '&quot;&amp;[.I215]&amp;[.J215]&amp;[.K215]&amp;[.L215]&amp;[.M215]&amp;&quot;'&quot;" office:value-type="string" office:string-value="'p5' : '####_'" calcext:value-type="string">
            <text:p>'p5' : '####_'</text:p>
          </table:table-cell>
          <table:table-cell/>
          <table:table-cell table:formula="of:=[.Q214]&amp;&quot; , &quot;&amp;[.O215]" office:value-type="string" office:string-value=" , 'p1' : '_###_' , 'p2' : '#___#' , 'p3' : '#___#' , 'p4' : '#___#' , 'p5' : '####_'" calcext:value-type="string">
            <text:p><text:s/>, 'p1' : '_###_' , 'p2' : '#___#' , 'p3' : '#___#' , 'p4' : '#___#' , 'p5' : '#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6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16]&amp;&quot;'&quot;&amp;&quot; : '&quot;&amp;[.I216]&amp;[.J216]&amp;[.K216]&amp;[.L216]&amp;[.M216]&amp;&quot;'&quot;" office:value-type="string" office:string-value="'p6' : '#____'" calcext:value-type="string">
            <text:p>'p6' : '#____'</text:p>
          </table:table-cell>
          <table:table-cell/>
          <table:table-cell table:formula="of:=[.Q215]&amp;&quot; , &quot;&amp;[.O216]" office:value-type="string" office:string-value=" , 'p1' : '_###_' , 'p2' : '#___#' , 'p3' : '#___#' , 'p4' : '#___#' , 'p5' : '####_' , 'p6' : '#____'" calcext:value-type="string">
            <text:p><text:s/>, 'p1' : '_###_' , 'p2' : '#___#' , 'p3' : '#___#' , 'p4' : '#___#' , 'p5' : '####_' , 'p6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7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17]&amp;&quot;'&quot;&amp;&quot; : '&quot;&amp;[.I217]&amp;[.J217]&amp;[.K217]&amp;[.L217]&amp;[.M217]&amp;&quot;'&quot;" office:value-type="string" office:string-value="'p7' : '#____'" calcext:value-type="string">
            <text:p>'p7' : '#____'</text:p>
          </table:table-cell>
          <table:table-cell/>
          <table:table-cell table:formula="of:=[.Q216]&amp;&quot; , &quot;&amp;[.O217]" office:value-type="string" office:string-value=" , 'p1' : '_###_' , 'p2' : '#___#' , 'p3' : '#___#' , 'p4' : '#___#' , 'p5' : '####_' , 'p6' : '#____' , 'p7' : '#____'" calcext:value-type="string">
            <text:p><text:s/>, 'p1' : '_###_' , 'p2' : '#___#' , 'p3' : '#___#' , 'p4' : '#___#' , 'p5' : '####_' , 'p6' : '#____' , 'p7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8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18]&amp;&quot;'&quot;&amp;&quot; : '&quot;&amp;[.I218]&amp;[.J218]&amp;[.K218]&amp;[.L218]&amp;[.M218]&amp;&quot;'&quot;" office:value-type="string" office:string-value="'p8' : '#____'" calcext:value-type="string">
            <text:p>'p8' : '#____'</text:p>
          </table:table-cell>
          <table:table-cell/>
          <table:table-cell table:formula="of:=[.Q217]&amp;&quot; , &quot;&amp;[.O218]" office:value-type="string" office:string-value=" , 'p1' : '_###_' , 'p2' : '#___#' , 'p3' : '#___#' , 'p4' : '#___#' , 'p5' : '####_' , 'p6' : '#____' , 'p7' : '#____' , 'p8' : '#____'" calcext:value-type="string">
            <text:p><text:s/>, 'p1' : '_###_' , 'p2' : '#___#' , 'p3' : '#___#' , 'p4' : '#___#' , 'p5' : '####_' , 'p6' : '#____' , 'p7' : '#____' , 'p8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9</text:p>
          </table:table-cell>
          <table:table-cell office:value-type="string" calcext:value-type="string">
            <text:p>#</text:p>
          </table:table-cell>
          <table:table-cell table:number-columns-repeated="3" table:style-name="ce12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19]&amp;&quot;'&quot;&amp;&quot; : '&quot;&amp;[.I219]&amp;[.J219]&amp;[.K219]&amp;[.L219]&amp;[.M219]&amp;&quot;'&quot;" office:value-type="string" office:string-value="'p9' : '#____'" calcext:value-type="string">
            <text:p>'p9' : '#____'</text:p>
          </table:table-cell>
          <table:table-cell/>
          <table:table-cell table:formula="of:=[.Q218]&amp;&quot; , &quot;&amp;[.O219]" office:value-type="string" office:string-value=" , 'p1' : '_###_' , 'p2' : '#___#' , 'p3' : '#___#' , 'p4' : '#___#' , 'p5' : '####_' , 'p6' : '#____' , 'p7' : '#____' , 'p8' : '#____' , 'p9' : '#____'" calcext:value-type="string">
            <text:p><text:s/>, 'p1' : '_###_' , 'p2' : '#___#' , 'p3' : '#___#' , 'p4' : '#___#' , 'p5' : '####_' , 'p6' : '#____' , 'p7' : '#____' , 'p8' : '#____' , 'p9' : '#__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19];4;1000)" office:value-type="string" office:string-value="'p1' : '_###_' , 'p2' : '#___#' , 'p3' : '#___#' , 'p4' : '#___#' , 'p5' : '####_' , 'p6' : '#____' , 'p7' : '#____' , 'p8' : '#____' , 'p9' : '#____'" calcext:value-type="string">
            <text:p>'p1' : '_###_' , 'p2' : '#___#' , 'p3' : '#___#' , 'p4' : '#___#' , 'p5' : '####_' , 'p6' : '#____' , 'p7' : '#____' , 'p8' : '#____' , 'p9' : '#____'</text:p>
          </table:table-cell>
          <table:table-cell/>
          <table:table-cell table:style-name="ce29" table:formula="of:=[.S209]&amp;&quot; , &quot;&amp;[.Q220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q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22]&amp;&quot;'&quot;&amp;&quot; : '&quot;&amp;[.I222]&amp;[.J222]&amp;[.K222]&amp;[.L222]&amp;[.M222]&amp;&quot;'&quot;" office:value-type="string" office:string-value="'q1' : '_###_'" calcext:value-type="string">
            <text:p>'q1' : '_###_'</text:p>
          </table:table-cell>
          <table:table-cell/>
          <table:table-cell table:formula="of:=[.Q221]&amp;&quot; , &quot;&amp;[.O222]" office:value-type="string" office:string-value=" , 'q1' : '_###_'" calcext:value-type="string">
            <text:p><text:s/>, 'q1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23]&amp;&quot;'&quot;&amp;&quot; : '&quot;&amp;[.I223]&amp;[.J223]&amp;[.K223]&amp;[.L223]&amp;[.M223]&amp;&quot;'&quot;" office:value-type="string" office:string-value="'q2' : '#___#'" calcext:value-type="string">
            <text:p>'q2' : '#___#'</text:p>
          </table:table-cell>
          <table:table-cell/>
          <table:table-cell table:formula="of:=[.Q222]&amp;&quot; , &quot;&amp;[.O223]" office:value-type="string" office:string-value=" , 'q1' : '_###_' , 'q2' : '#___#'" calcext:value-type="string">
            <text:p><text:s/>, 'q1' : '_###_' , 'q2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24]&amp;&quot;'&quot;&amp;&quot; : '&quot;&amp;[.I224]&amp;[.J224]&amp;[.K224]&amp;[.L224]&amp;[.M224]&amp;&quot;'&quot;" office:value-type="string" office:string-value="'q3' : '#___#'" calcext:value-type="string">
            <text:p>'q3' : '#___#'</text:p>
          </table:table-cell>
          <table:table-cell/>
          <table:table-cell table:formula="of:=[.Q223]&amp;&quot; , &quot;&amp;[.O224]" office:value-type="string" office:string-value=" , 'q1' : '_###_' , 'q2' : '#___#' , 'q3' : '#___#'" calcext:value-type="string">
            <text:p><text:s/>, 'q1' : '_###_' , 'q2' : '#___#' , 'q3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25]&amp;&quot;'&quot;&amp;&quot; : '&quot;&amp;[.I225]&amp;[.J225]&amp;[.K225]&amp;[.L225]&amp;[.M225]&amp;&quot;'&quot;" office:value-type="string" office:string-value="'q4' : '#___#'" calcext:value-type="string">
            <text:p>'q4' : '#___#'</text:p>
          </table:table-cell>
          <table:table-cell/>
          <table:table-cell table:formula="of:=[.Q224]&amp;&quot; , &quot;&amp;[.O225]" office:value-type="string" office:string-value=" , 'q1' : '_###_' , 'q2' : '#___#' , 'q3' : '#___#' , 'q4' : '#___#'" calcext:value-type="string">
            <text:p><text:s/>, 'q1' : '_###_' , 'q2' : '#___#' , 'q3' : '#___#' , 'q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26]&amp;&quot;'&quot;&amp;&quot; : '&quot;&amp;[.I226]&amp;[.J226]&amp;[.K226]&amp;[.L226]&amp;[.M226]&amp;&quot;'&quot;" office:value-type="string" office:string-value="'q5' : '#_#_#'" calcext:value-type="string">
            <text:p>'q5' : '#_#_#'</text:p>
          </table:table-cell>
          <table:table-cell/>
          <table:table-cell table:formula="of:=[.Q225]&amp;&quot; , &quot;&amp;[.O226]" office:value-type="string" office:string-value=" , 'q1' : '_###_' , 'q2' : '#___#' , 'q3' : '#___#' , 'q4' : '#___#' , 'q5' : '#_#_#'" calcext:value-type="string">
            <text:p><text:s/>, 'q1' : '_###_' , 'q2' : '#___#' , 'q3' : '#___#' , 'q4' : '#___#' , 'q5' : '#_#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6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27]&amp;&quot;'&quot;&amp;&quot; : '&quot;&amp;[.I227]&amp;[.J227]&amp;[.K227]&amp;[.L227]&amp;[.M227]&amp;&quot;'&quot;" office:value-type="string" office:string-value="'q6' : '#_#_#'" calcext:value-type="string">
            <text:p>'q6' : '#_#_#'</text:p>
          </table:table-cell>
          <table:table-cell/>
          <table:table-cell table:formula="of:=[.Q226]&amp;&quot; , &quot;&amp;[.O227]" office:value-type="string" office:string-value=" , 'q1' : '_###_' , 'q2' : '#___#' , 'q3' : '#___#' , 'q4' : '#___#' , 'q5' : '#_#_#' , 'q6' : '#_#_#'" calcext:value-type="string">
            <text:p><text:s/>, 'q1' : '_###_' , 'q2' : '#___#' , 'q3' : '#___#' , 'q4' : '#___#' , 'q5' : '#_#_#' , 'q6' : '#_#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7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formula="of:=&quot;'&quot;&amp;[.H228]&amp;&quot;'&quot;&amp;&quot; : '&quot;&amp;[.I228]&amp;[.J228]&amp;[.K228]&amp;[.L228]&amp;[.M228]&amp;&quot;'&quot;" office:value-type="string" office:string-value="'q7' : '#__##'" calcext:value-type="string">
            <text:p>'q7' : '#__##'</text:p>
          </table:table-cell>
          <table:table-cell/>
          <table:table-cell table:formula="of:=[.Q227]&amp;&quot; , &quot;&amp;[.O228]" office:value-type="string" office:string-value=" , 'q1' : '_###_' , 'q2' : '#___#' , 'q3' : '#___#' , 'q4' : '#___#' , 'q5' : '#_#_#' , 'q6' : '#_#_#' , 'q7' : '#__##'" calcext:value-type="string">
            <text:p><text:s/>, 'q1' : '_###_' , 'q2' : '#___#' , 'q3' : '#___#' , 'q4' : '#___#' , 'q5' : '#_#_#' , 'q6' : '#_#_#' , 'q7' : '#__#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8</text:p>
          </table:table-cell>
          <table:table-cell office:value-type="string" calcext:value-type="string">
            <text:p>_</text:p>
          </table:table-cell>
          <table:table-cell table:number-columns-repeated="4" office:value-type="string" calcext:value-type="string">
            <text:p>#</text:p>
          </table:table-cell>
          <table:table-cell/>
          <table:table-cell table:formula="of:=&quot;'&quot;&amp;[.H229]&amp;&quot;'&quot;&amp;&quot; : '&quot;&amp;[.I229]&amp;[.J229]&amp;[.K229]&amp;[.L229]&amp;[.M229]&amp;&quot;'&quot;" office:value-type="string" office:string-value="'q8' : '_####'" calcext:value-type="string">
            <text:p>'q8' : '_####'</text:p>
          </table:table-cell>
          <table:table-cell/>
          <table:table-cell table:formula="of:=[.Q228]&amp;&quot; , &quot;&amp;[.O229]" office:value-type="string" office:string-value=" , 'q1' : '_###_' , 'q2' : '#___#' , 'q3' : '#___#' , 'q4' : '#___#' , 'q5' : '#_#_#' , 'q6' : '#_#_#' , 'q7' : '#__##' , 'q8' : '_####'" calcext:value-type="string">
            <text:p><text:s/>, 'q1' : '_###_' , 'q2' : '#___#' , 'q3' : '#___#' , 'q4' : '#___#' , 'q5' : '#_#_#' , 'q6' : '#_#_#' , 'q7' : '#__##' , 'q8' : '_###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q9</text:p>
          </table:table-cell>
          <table:table-cell table:number-columns-repeated="4"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30]&amp;&quot;'&quot;&amp;&quot; : '&quot;&amp;[.I230]&amp;[.J230]&amp;[.K230]&amp;[.L230]&amp;[.M230]&amp;&quot;'&quot;" office:value-type="string" office:string-value="'q9' : '____#'" calcext:value-type="string">
            <text:p>'q9' : '____#'</text:p>
          </table:table-cell>
          <table:table-cell/>
          <table:table-cell table:formula="of:=[.Q229]&amp;&quot; , &quot;&amp;[.O230]" office:value-type="string" office:string-value=" , 'q1' : '_###_' , 'q2' : '#___#' , 'q3' : '#___#' , 'q4' : '#___#' , 'q5' : '#_#_#' , 'q6' : '#_#_#' , 'q7' : '#__##' , 'q8' : '_####' , 'q9' : '____#'" calcext:value-type="string">
            <text:p><text:s/>, 'q1' : '_###_' , 'q2' : '#___#' , 'q3' : '#___#' , 'q4' : '#___#' , 'q5' : '#_#_#' , 'q6' : '#_#_#' , 'q7' : '#__##' , 'q8' : '_####' , 'q9' : '_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30];4;1000)" office:value-type="string" office:string-value="'q1' : '_###_' , 'q2' : '#___#' , 'q3' : '#___#' , 'q4' : '#___#' , 'q5' : '#_#_#' , 'q6' : '#_#_#' , 'q7' : '#__##' , 'q8' : '_####' , 'q9' : '____#'" calcext:value-type="string">
            <text:p>'q1' : '_###_' , 'q2' : '#___#' , 'q3' : '#___#' , 'q4' : '#___#' , 'q5' : '#_#_#' , 'q6' : '#_#_#' , 'q7' : '#__##' , 'q8' : '_####' , 'q9' : '____#'</text:p>
          </table:table-cell>
          <table:table-cell/>
          <table:table-cell table:style-name="ce29" table:formula="of:=[.S220]&amp;&quot; , &quot;&amp;[.Q231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r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33]&amp;&quot;'&quot;&amp;&quot; : '&quot;&amp;[.I233]&amp;[.J233]&amp;[.K233]&amp;[.L233]&amp;[.M233]&amp;&quot;'&quot;" office:value-type="string" office:string-value="'r1' : '_###_'" calcext:value-type="string">
            <text:p>'r1' : '_###_'</text:p>
          </table:table-cell>
          <table:table-cell/>
          <table:table-cell table:formula="of:=[.Q232]&amp;&quot; , &quot;&amp;[.O233]" office:value-type="string" office:string-value=" , 'r1' : '_###_'" calcext:value-type="string">
            <text:p><text:s/>, 'r1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34]&amp;&quot;'&quot;&amp;&quot; : '&quot;&amp;[.I234]&amp;[.J234]&amp;[.K234]&amp;[.L234]&amp;[.M234]&amp;&quot;'&quot;" office:value-type="string" office:string-value="'r2' : '#___#'" calcext:value-type="string">
            <text:p>'r2' : '#___#'</text:p>
          </table:table-cell>
          <table:table-cell/>
          <table:table-cell table:formula="of:=[.Q233]&amp;&quot; , &quot;&amp;[.O234]" office:value-type="string" office:string-value=" , 'r1' : '_###_' , 'r2' : '#___#'" calcext:value-type="string">
            <text:p><text:s/>, 'r1' : '_###_' , 'r2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35]&amp;&quot;'&quot;&amp;&quot; : '&quot;&amp;[.I235]&amp;[.J235]&amp;[.K235]&amp;[.L235]&amp;[.M235]&amp;&quot;'&quot;" office:value-type="string" office:string-value="'r3' : '#___#'" calcext:value-type="string">
            <text:p>'r3' : '#___#'</text:p>
          </table:table-cell>
          <table:table-cell/>
          <table:table-cell table:formula="of:=[.Q234]&amp;&quot; , &quot;&amp;[.O235]" office:value-type="string" office:string-value=" , 'r1' : '_###_' , 'r2' : '#___#' , 'r3' : '#___#'" calcext:value-type="string">
            <text:p><text:s/>, 'r1' : '_###_' , 'r2' : '#___#' , 'r3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36]&amp;&quot;'&quot;&amp;&quot; : '&quot;&amp;[.I236]&amp;[.J236]&amp;[.K236]&amp;[.L236]&amp;[.M236]&amp;&quot;'&quot;" office:value-type="string" office:string-value="'r4' : '#___#'" calcext:value-type="string">
            <text:p>'r4' : '#___#'</text:p>
          </table:table-cell>
          <table:table-cell/>
          <table:table-cell table:formula="of:=[.Q235]&amp;&quot; , &quot;&amp;[.O236]" office:value-type="string" office:string-value=" , 'r1' : '_###_' , 'r2' : '#___#' , 'r3' : '#___#' , 'r4' : '#___#'" calcext:value-type="string">
            <text:p><text:s/>, 'r1' : '_###_' , 'r2' : '#___#' , 'r3' : '#___#' , 'r4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5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37]&amp;&quot;'&quot;&amp;&quot; : '&quot;&amp;[.I237]&amp;[.J237]&amp;[.K237]&amp;[.L237]&amp;[.M237]&amp;&quot;'&quot;" office:value-type="string" office:string-value="'r5' : '####_'" calcext:value-type="string">
            <text:p>'r5' : '####_'</text:p>
          </table:table-cell>
          <table:table-cell/>
          <table:table-cell table:formula="of:=[.Q236]&amp;&quot; , &quot;&amp;[.O237]" office:value-type="string" office:string-value=" , 'r1' : '_###_' , 'r2' : '#___#' , 'r3' : '#___#' , 'r4' : '#___#' , 'r5' : '####_'" calcext:value-type="string">
            <text:p><text:s/>, 'r1' : '_###_' , 'r2' : '#___#' , 'r3' : '#___#' , 'r4' : '#___#' , 'r5' : '#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#</text:p>
          </table:table-cell>
          <table:table-cell table:style-name="ce12" office:value-type="string" calcext:value-type="string">
            <text:p>_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38]&amp;&quot;'&quot;&amp;&quot; : '&quot;&amp;[.I238]&amp;[.J238]&amp;[.K238]&amp;[.L238]&amp;[.M238]&amp;&quot;'&quot;" office:value-type="string" office:string-value="'r6' : '##___'" calcext:value-type="string">
            <text:p>'r6' : '##___'</text:p>
          </table:table-cell>
          <table:table-cell/>
          <table:table-cell table:formula="of:=[.Q237]&amp;&quot; , &quot;&amp;[.O238]" office:value-type="string" office:string-value=" , 'r1' : '_###_' , 'r2' : '#___#' , 'r3' : '#___#' , 'r4' : '#___#' , 'r5' : '####_' , 'r6' : '##___'" calcext:value-type="string">
            <text:p><text:s/>, 'r1' : '_###_' , 'r2' : '#___#' , 'r3' : '#___#' , 'r4' : '#___#' , 'r5' : '####_' , 'r6' : '##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39]&amp;&quot;'&quot;&amp;&quot; : '&quot;&amp;[.I239]&amp;[.J239]&amp;[.K239]&amp;[.L239]&amp;[.M239]&amp;&quot;'&quot;" office:value-type="string" office:string-value="'r7' : '#_#__'" calcext:value-type="string">
            <text:p>'r7' : '#_#__'</text:p>
          </table:table-cell>
          <table:table-cell/>
          <table:table-cell table:formula="of:=[.Q238]&amp;&quot; , &quot;&amp;[.O239]" office:value-type="string" office:string-value=" , 'r1' : '_###_' , 'r2' : '#___#' , 'r3' : '#___#' , 'r4' : '#___#' , 'r5' : '####_' , 'r6' : '##___' , 'r7' : '#_#__'" calcext:value-type="string">
            <text:p><text:s/>, 'r1' : '_###_' , 'r2' : '#___#' , 'r3' : '#___#' , 'r4' : '#___#' , 'r5' : '####_' , 'r6' : '##___' , 'r7' : '#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8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40]&amp;&quot;'&quot;&amp;&quot; : '&quot;&amp;[.I240]&amp;[.J240]&amp;[.K240]&amp;[.L240]&amp;[.M240]&amp;&quot;'&quot;" office:value-type="string" office:string-value="'r8' : '#__#_'" calcext:value-type="string">
            <text:p>'r8' : '#__#_'</text:p>
          </table:table-cell>
          <table:table-cell/>
          <table:table-cell table:formula="of:=[.Q239]&amp;&quot; , &quot;&amp;[.O240]" office:value-type="string" office:string-value=" , 'r1' : '_###_' , 'r2' : '#___#' , 'r3' : '#___#' , 'r4' : '#___#' , 'r5' : '####_' , 'r6' : '##___' , 'r7' : '#_#__' , 'r8' : '#__#_'" calcext:value-type="string">
            <text:p><text:s/>, 'r1' : '_###_' , 'r2' : '#___#' , 'r3' : '#___#' , 'r4' : '#___#' , 'r5' : '####_' , 'r6' : '##___' , 'r7' : '#_#__' , 'r8' : '#__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r9</text:p>
          </table:table-cell>
          <table:table-cell office:value-type="string" calcext:value-type="string">
            <text:p>#</text:p>
          </table:table-cell>
          <table:table-cell table:number-columns-repeated="3"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41]&amp;&quot;'&quot;&amp;&quot; : '&quot;&amp;[.I241]&amp;[.J241]&amp;[.K241]&amp;[.L241]&amp;[.M241]&amp;&quot;'&quot;" office:value-type="string" office:string-value="'r9' : '#___#'" calcext:value-type="string">
            <text:p>'r9' : '#___#'</text:p>
          </table:table-cell>
          <table:table-cell/>
          <table:table-cell table:formula="of:=[.Q240]&amp;&quot; , &quot;&amp;[.O241]" office:value-type="string" office:string-value=" , 'r1' : '_###_' , 'r2' : '#___#' , 'r3' : '#___#' , 'r4' : '#___#' , 'r5' : '####_' , 'r6' : '##___' , 'r7' : '#_#__' , 'r8' : '#__#_' , 'r9' : '#___#'" calcext:value-type="string">
            <text:p><text:s/>, 'r1' : '_###_' , 'r2' : '#___#' , 'r3' : '#___#' , 'r4' : '#___#' , 'r5' : '####_' , 'r6' : '##___' , 'r7' : '#_#__' , 'r8' : '#__#_' , 'r9' : '#___#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41];4;1000)" office:value-type="string" office:string-value="'r1' : '_###_' , 'r2' : '#___#' , 'r3' : '#___#' , 'r4' : '#___#' , 'r5' : '####_' , 'r6' : '##___' , 'r7' : '#_#__' , 'r8' : '#__#_' , 'r9' : '#___#'" calcext:value-type="string">
            <text:p>'r1' : '_###_' , 'r2' : '#___#' , 'r3' : '#___#' , 'r4' : '#___#' , 'r5' : '####_' , 'r6' : '##___' , 'r7' : '#_#__' , 'r8' : '#__#_' , 'r9' : '#___#'</text:p>
          </table:table-cell>
          <table:table-cell/>
          <table:table-cell table:style-name="ce29" table:formula="of:=[.S231]&amp;&quot; , &quot;&amp;[.Q242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/>
          <table:table-cell table:number-columns-repeated="3"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44]&amp;&quot;'&quot;&amp;&quot; : '&quot;&amp;[.I244]&amp;[.J244]&amp;[.K244]&amp;[.L244]&amp;[.M244]&amp;&quot;'&quot;" office:value-type="string" office:string-value="'s1' : '_###_'" calcext:value-type="string">
            <text:p>'s1' : '_###_'</text:p>
          </table:table-cell>
          <table:table-cell/>
          <table:table-cell table:formula="of:=[.Q243]&amp;&quot; , &quot;&amp;[.O244]" office:value-type="string" office:string-value=" , 's1' : '_###_'" calcext:value-type="string">
            <text:p><text:s/>, 's1' : '_###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45]&amp;&quot;'&quot;&amp;&quot; : '&quot;&amp;[.I245]&amp;[.J245]&amp;[.K245]&amp;[.L245]&amp;[.M245]&amp;&quot;'&quot;" office:value-type="string" office:string-value="'s2' : '#___#'" calcext:value-type="string">
            <text:p>'s2' : '#___#'</text:p>
          </table:table-cell>
          <table:table-cell/>
          <table:table-cell table:formula="of:=[.Q244]&amp;&quot; , &quot;&amp;[.O245]" office:value-type="string" office:string-value=" , 's1' : '_###_' , 's2' : '#___#'" calcext:value-type="string">
            <text:p><text:s/>, 's1' : '_###_' , 's2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46]&amp;&quot;'&quot;&amp;&quot; : '&quot;&amp;[.I246]&amp;[.J246]&amp;[.K246]&amp;[.L246]&amp;[.M246]&amp;&quot;'&quot;" office:value-type="string" office:string-value="'s3' : '#____'" calcext:value-type="string">
            <text:p>'s3' : '#____'</text:p>
          </table:table-cell>
          <table:table-cell/>
          <table:table-cell table:formula="of:=[.Q245]&amp;&quot; , &quot;&amp;[.O246]" office:value-type="string" office:string-value=" , 's1' : '_###_' , 's2' : '#___#' , 's3' : '#____'" calcext:value-type="string">
            <text:p><text:s/>, 's1' : '_###_' , 's2' : '#___#' , 's3' : '#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47]&amp;&quot;'&quot;&amp;&quot; : '&quot;&amp;[.I247]&amp;[.J247]&amp;[.K247]&amp;[.L247]&amp;[.M247]&amp;&quot;'&quot;" office:value-type="string" office:string-value="'s4' : '#____'" calcext:value-type="string">
            <text:p>'s4' : '#____'</text:p>
          </table:table-cell>
          <table:table-cell/>
          <table:table-cell table:formula="of:=[.Q246]&amp;&quot; , &quot;&amp;[.O247]" office:value-type="string" office:string-value=" , 's1' : '_###_' , 's2' : '#___#' , 's3' : '#____' , 's4' : '#____'" calcext:value-type="string">
            <text:p><text:s/>, 's1' : '_###_' , 's2' : '#___#' , 's3' : '#____' , 's4' : '#____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number-columns-repeated="3"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48]&amp;&quot;'&quot;&amp;&quot; : '&quot;&amp;[.I248]&amp;[.J248]&amp;[.K248]&amp;[.L248]&amp;[.M248]&amp;&quot;'&quot;" office:value-type="string" office:string-value="'s5' : '_###_'" calcext:value-type="string">
            <text:p>'s5' : '_###_'</text:p>
          </table:table-cell>
          <table:table-cell/>
          <table:table-cell table:formula="of:=[.Q247]&amp;&quot; , &quot;&amp;[.O248]" office:value-type="string" office:string-value=" , 's1' : '_###_' , 's2' : '#___#' , 's3' : '#____' , 's4' : '#____' , 's5' : '_###_'" calcext:value-type="string">
            <text:p><text:s/>, 's1' : '_###_' , 's2' : '#___#' , 's3' : '#____' , 's4' : '#____' , 's5' : '_##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4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s6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49]&amp;&quot;'&quot;&amp;&quot; : '&quot;&amp;[.I249]&amp;[.J249]&amp;[.K249]&amp;[.L249]&amp;[.M249]&amp;&quot;'&quot;" office:value-type="string" office:string-value="'s6' : '____#'" calcext:value-type="string">
            <text:p>'s6' : '____#'</text:p>
          </table:table-cell>
          <table:table-cell/>
          <table:table-cell table:formula="of:=[.Q248]&amp;&quot; , &quot;&amp;[.O249]" office:value-type="string" office:string-value=" , 's1' : '_###_' , 's2' : '#___#' , 's3' : '#____' , 's4' : '#____' , 's5' : '_###_' , 's6' : '____#'" calcext:value-type="string">
            <text:p><text:s/>, 's1' : '_###_' , 's2' : '#___#' , 's3' : '#____' , 's4' : '#____' , 's5' : '_###_' , 's6' : '_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s7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50]&amp;&quot;'&quot;&amp;&quot; : '&quot;&amp;[.I250]&amp;[.J250]&amp;[.K250]&amp;[.L250]&amp;[.M250]&amp;&quot;'&quot;" office:value-type="string" office:string-value="'s7' : '____#'" calcext:value-type="string">
            <text:p>'s7' : '____#'</text:p>
          </table:table-cell>
          <table:table-cell/>
          <table:table-cell table:formula="of:=[.Q249]&amp;&quot; , &quot;&amp;[.O250]" office:value-type="string" office:string-value=" , 's1' : '_###_' , 's2' : '#___#' , 's3' : '#____' , 's4' : '#____' , 's5' : '_###_' , 's6' : '____#' , 's7' : '____#'" calcext:value-type="string">
            <text:p><text:s/>, 's1' : '_###_' , 's2' : '#___#' , 's3' : '#____' , 's4' : '#____' , 's5' : '_###_' , 's6' : '____#' , 's7' : '_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51]&amp;&quot;'&quot;&amp;&quot; : '&quot;&amp;[.I251]&amp;[.J251]&amp;[.K251]&amp;[.L251]&amp;[.M251]&amp;&quot;'&quot;" office:value-type="string" office:string-value="'s8' : '#___#'" calcext:value-type="string">
            <text:p>'s8' : '#___#'</text:p>
          </table:table-cell>
          <table:table-cell/>
          <table:table-cell table:formula="of:=[.Q250]&amp;&quot; , &quot;&amp;[.O251]" office:value-type="string" office:string-value=" , 's1' : '_###_' , 's2' : '#___#' , 's3' : '#____' , 's4' : '#____' , 's5' : '_###_' , 's6' : '____#' , 's7' : '____#' , 's8' : '#___#'" calcext:value-type="string">
            <text:p><text:s/>, 's1' : '_###_' , 's2' : '#___#' , 's3' : '#____' , 's4' : '#____' , 's5' : '_###_' , 's6' : '____#' , 's7' : '____#' , 's8' : '#__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number-columns-repeated="3"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s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52]&amp;&quot;'&quot;&amp;&quot; : '&quot;&amp;[.I252]&amp;[.J252]&amp;[.K252]&amp;[.L252]&amp;[.M252]&amp;&quot;'&quot;" office:value-type="string" office:string-value="'s9' : '_###_'" calcext:value-type="string">
            <text:p>'s9' : '_###_'</text:p>
          </table:table-cell>
          <table:table-cell/>
          <table:table-cell table:formula="of:=[.Q251]&amp;&quot; , &quot;&amp;[.O252]" office:value-type="string" office:string-value=" , 's1' : '_###_' , 's2' : '#___#' , 's3' : '#____' , 's4' : '#____' , 's5' : '_###_' , 's6' : '____#' , 's7' : '____#' , 's8' : '#___#' , 's9' : '_###_'" calcext:value-type="string">
            <text:p><text:s/>, 's1' : '_###_' , 's2' : '#___#' , 's3' : '#____' , 's4' : '#____' , 's5' : '_###_' , 's6' : '____#' , 's7' : '____#' , 's8' : '#___#' , 's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52];4;1000)" office:value-type="string" office:string-value="'s1' : '_###_' , 's2' : '#___#' , 's3' : '#____' , 's4' : '#____' , 's5' : '_###_' , 's6' : '____#' , 's7' : '____#' , 's8' : '#___#' , 's9' : '_###_'" calcext:value-type="string">
            <text:p>'s1' : '_###_' , 's2' : '#___#' , 's3' : '#____' , 's4' : '#____' , 's5' : '_###_' , 's6' : '____#' , 's7' : '____#' , 's8' : '#___#' , 's9' : '_###_'</text:p>
          </table:table-cell>
          <table:table-cell/>
          <table:table-cell table:style-name="ce29" table:formula="of:=[.S242]&amp;&quot; , &quot;&amp;[.Q253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ş1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55]&amp;&quot;'&quot;&amp;&quot; : '&quot;&amp;[.I255]&amp;[.J255]&amp;[.K255]&amp;[.L255]&amp;[.M255]&amp;&quot;'&quot;" office:value-type="string" office:string-value="'ş1' : '_###_'" calcext:value-type="string">
            <text:p>'ş1' : '_###_'</text:p>
          </table:table-cell>
          <table:table-cell/>
          <table:table-cell table:formula="of:=[.Q254]&amp;&quot; , &quot;&amp;[.O255]" office:value-type="string" office:string-value=" , 'ş1' : '_###_'" calcext:value-type="string">
            <text:p><text:s/>, 'ş1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56]&amp;&quot;'&quot;&amp;&quot; : '&quot;&amp;[.I256]&amp;[.J256]&amp;[.K256]&amp;[.L256]&amp;[.M256]&amp;&quot;'&quot;" office:value-type="string" office:string-value="'ş2' : '#___#'" calcext:value-type="string">
            <text:p>'ş2' : '#___#'</text:p>
          </table:table-cell>
          <table:table-cell/>
          <table:table-cell table:formula="of:=[.Q255]&amp;&quot; , &quot;&amp;[.O256]" office:value-type="string" office:string-value=" , 'ş1' : '_###_' , 'ş2' : '#___#'" calcext:value-type="string">
            <text:p><text:s/>, 'ş1' : '_###_' , 'ş2' : '#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3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257]&amp;&quot;'&quot;&amp;&quot; : '&quot;&amp;[.I257]&amp;[.J257]&amp;[.K257]&amp;[.L257]&amp;[.M257]&amp;&quot;'&quot;" office:value-type="string" office:string-value="'ş3' : '#____'" calcext:value-type="string">
            <text:p>'ş3' : '#____'</text:p>
          </table:table-cell>
          <table:table-cell/>
          <table:table-cell table:formula="of:=[.Q256]&amp;&quot; , &quot;&amp;[.O257]" office:value-type="string" office:string-value=" , 'ş1' : '_###_' , 'ş2' : '#___#' , 'ş3' : '#____'" calcext:value-type="string">
            <text:p><text:s/>, 'ş1' : '_###_' , 'ş2' : '#___#' , 'ş3' : '#__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4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58]&amp;&quot;'&quot;&amp;&quot; : '&quot;&amp;[.I258]&amp;[.J258]&amp;[.K258]&amp;[.L258]&amp;[.M258]&amp;&quot;'&quot;" office:value-type="string" office:string-value="'ş4' : '_###_'" calcext:value-type="string">
            <text:p>'ş4' : '_###_'</text:p>
          </table:table-cell>
          <table:table-cell/>
          <table:table-cell table:formula="of:=[.Q257]&amp;&quot; , &quot;&amp;[.O258]" office:value-type="string" office:string-value=" , 'ş1' : '_###_' , 'ş2' : '#___#' , 'ş3' : '#____' , 'ş4' : '_###_'" calcext:value-type="string">
            <text:p><text:s/>, 'ş1' : '_###_' , 'ş2' : '#___#' , 'ş3' : '#____' , 'ş4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5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59]&amp;&quot;'&quot;&amp;&quot; : '&quot;&amp;[.I259]&amp;[.J259]&amp;[.K259]&amp;[.L259]&amp;[.M259]&amp;&quot;'&quot;" office:value-type="string" office:string-value="'ş5' : '____#'" calcext:value-type="string">
            <text:p>'ş5' : '____#'</text:p>
          </table:table-cell>
          <table:table-cell/>
          <table:table-cell table:formula="of:=[.Q258]&amp;&quot; , &quot;&amp;[.O259]" office:value-type="string" office:string-value=" , 'ş1' : '_###_' , 'ş2' : '#___#' , 'ş3' : '#____' , 'ş4' : '_###_' , 'ş5' : '____#'" calcext:value-type="string">
            <text:p><text:s/>, 'ş1' : '_###_' , 'ş2' : '#___#' , 'ş3' : '#____' , 'ş4' : '_###_' , 'ş5' : '_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6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60]&amp;&quot;'&quot;&amp;&quot; : '&quot;&amp;[.I260]&amp;[.J260]&amp;[.K260]&amp;[.L260]&amp;[.M260]&amp;&quot;'&quot;" office:value-type="string" office:string-value="'ş6' : '____#'" calcext:value-type="string">
            <text:p>'ş6' : '____#'</text:p>
          </table:table-cell>
          <table:table-cell/>
          <table:table-cell table:formula="of:=[.Q259]&amp;&quot; , &quot;&amp;[.O260]" office:value-type="string" office:string-value=" , 'ş1' : '_###_' , 'ş2' : '#___#' , 'ş3' : '#____' , 'ş4' : '_###_' , 'ş5' : '____#' , 'ş6' : '____#'" calcext:value-type="string">
            <text:p><text:s/>, 'ş1' : '_###_' , 'ş2' : '#___#' , 'ş3' : '#____' , 'ş4' : '_###_' , 'ş5' : '____#' , 'ş6' : '___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61]&amp;&quot;'&quot;&amp;&quot; : '&quot;&amp;[.I261]&amp;[.J261]&amp;[.K261]&amp;[.L261]&amp;[.M261]&amp;&quot;'&quot;" office:value-type="string" office:string-value="'ş7' : '#_#_#'" calcext:value-type="string">
            <text:p>'ş7' : '#_#_#'</text:p>
          </table:table-cell>
          <table:table-cell/>
          <table:table-cell table:formula="of:=[.Q260]&amp;&quot; , &quot;&amp;[.O261]" office:value-type="string" office:string-value=" , 'ş1' : '_###_' , 'ş2' : '#___#' , 'ş3' : '#____' , 'ş4' : '_###_' , 'ş5' : '____#' , 'ş6' : '____#' , 'ş7' : '#_#_#'" calcext:value-type="string">
            <text:p><text:s/>, 'ş1' : '_###_' , 'ş2' : '#___#' , 'ş3' : '#____' , 'ş4' : '_###_' , 'ş5' : '____#' , 'ş6' : '____#' , 'ş7' : '#_#_#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8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62]&amp;&quot;'&quot;&amp;&quot; : '&quot;&amp;[.I262]&amp;[.J262]&amp;[.K262]&amp;[.L262]&amp;[.M262]&amp;&quot;'&quot;" office:value-type="string" office:string-value="'ş8' : '_###_'" calcext:value-type="string">
            <text:p>'ş8' : '_###_'</text:p>
          </table:table-cell>
          <table:table-cell/>
          <table:table-cell table:formula="of:=[.Q261]&amp;&quot; , &quot;&amp;[.O262]" office:value-type="string" office:string-value=" , 'ş1' : '_###_' , 'ş2' : '#___#' , 'ş3' : '#____' , 'ş4' : '_###_' , 'ş5' : '____#' , 'ş6' : '____#' , 'ş7' : '#_#_#' , 'ş8' : '_###_'" calcext:value-type="string">
            <text:p><text:s/>, 'ş1' : '_###_' , 'ş2' : '#___#' , 'ş3' : '#____' , 'ş4' : '_###_' , 'ş5' : '____#' , 'ş6' : '____#' , 'ş7' : '#_#_#' , 'ş8' : '_###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ş9</text:p>
          </table:table-cell>
          <table:table-cell table:number-columns-repeated="2" table:style-name="ce1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table:style-name="ce12" office:value-type="string" calcext:value-type="string">
            <text:p>_</text:p>
          </table:table-cell>
          <table:table-cell/>
          <table:table-cell table:formula="of:=&quot;'&quot;&amp;[.H263]&amp;&quot;'&quot;&amp;&quot; : '&quot;&amp;[.I263]&amp;[.J263]&amp;[.K263]&amp;[.L263]&amp;[.M263]&amp;&quot;'&quot;" office:value-type="string" office:string-value="'ş9' : '__#__'" calcext:value-type="string">
            <text:p>'ş9' : '__#__'</text:p>
          </table:table-cell>
          <table:table-cell/>
          <table:table-cell table:formula="of:=[.Q262]&amp;&quot; , &quot;&amp;[.O263]" office:value-type="string" office:string-value=" , 'ş1' : '_###_' , 'ş2' : '#___#' , 'ş3' : '#____' , 'ş4' : '_###_' , 'ş5' : '____#' , 'ş6' : '____#' , 'ş7' : '#_#_#' , 'ş8' : '_###_' , 'ş9' : '__#__'" calcext:value-type="string">
            <text:p><text:s/>, 'ş1' : '_###_' , 'ş2' : '#___#' , 'ş3' : '#____' , 'ş4' : '_###_' , 'ş5' : '____#' , 'ş6' : '____#' , 'ş7' : '#_#_#' , 'ş8' : '_###_' , 'ş9' : '__#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63];4;1000)" office:value-type="string" office:string-value="'ş1' : '_###_' , 'ş2' : '#___#' , 'ş3' : '#____' , 'ş4' : '_###_' , 'ş5' : '____#' , 'ş6' : '____#' , 'ş7' : '#_#_#' , 'ş8' : '_###_' , 'ş9' : '__#__'" calcext:value-type="string">
            <text:p>'ş1' : '_###_' , 'ş2' : '#___#' , 'ş3' : '#____' , 'ş4' : '_###_' , 'ş5' : '____#' , 'ş6' : '____#' , 'ş7' : '#_#_#' , 'ş8' : '_###_' , 'ş9' : '__#__'</text:p>
          </table:table-cell>
          <table:table-cell/>
          <table:table-cell table:style-name="ce29" table:formula="of:=[.S253]&amp;&quot; , &quot;&amp;[.Q264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t1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266]&amp;&quot;'&quot;&amp;&quot; : '&quot;&amp;[.I266]&amp;[.J266]&amp;[.K266]&amp;[.L266]&amp;[.M266]&amp;&quot;'&quot;" office:value-type="string" office:string-value="'t1' : ''" calcext:value-type="string">
            <text:p>'t1' : ''</text:p>
          </table:table-cell>
          <table:table-cell/>
          <table:table-cell table:formula="of:=[.Q265]&amp;&quot; , &quot;&amp;[.O266]" office:value-type="string" office:string-value=" , 't1' : ''" calcext:value-type="string">
            <text:p><text:s/>, 't1' : '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2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67]&amp;&quot;'&quot;&amp;&quot; : '&quot;&amp;[.I267]&amp;[.J267]&amp;[.K267]&amp;[.L267]&amp;[.M267]&amp;&quot;'&quot;" office:value-type="string" office:string-value="'t2' : '__#__'" calcext:value-type="string">
            <text:p>'t2' : '__#__'</text:p>
          </table:table-cell>
          <table:table-cell/>
          <table:table-cell table:formula="of:=[.Q266]&amp;&quot; , &quot;&amp;[.O267]" office:value-type="string" office:string-value=" , 't1' : '' , 't2' : '__#__'" calcext:value-type="string">
            <text:p><text:s/>, 't1' : '' , 't2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3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68]&amp;&quot;'&quot;&amp;&quot; : '&quot;&amp;[.I268]&amp;[.J268]&amp;[.K268]&amp;[.L268]&amp;[.M268]&amp;&quot;'&quot;" office:value-type="string" office:string-value="'t3' : '__#__'" calcext:value-type="string">
            <text:p>'t3' : '__#__'</text:p>
          </table:table-cell>
          <table:table-cell/>
          <table:table-cell table:formula="of:=[.Q267]&amp;&quot; , &quot;&amp;[.O268]" office:value-type="string" office:string-value=" , 't1' : '' , 't2' : '__#__' , 't3' : '__#__'" calcext:value-type="string">
            <text:p><text:s/>, 't1' : '' , 't2' : '__#__' , 't3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69]&amp;&quot;'&quot;&amp;&quot; : '&quot;&amp;[.I269]&amp;[.J269]&amp;[.K269]&amp;[.L269]&amp;[.M269]&amp;&quot;'&quot;" office:value-type="string" office:string-value="'t4' : '__#__'" calcext:value-type="string">
            <text:p>'t4' : '__#__'</text:p>
          </table:table-cell>
          <table:table-cell/>
          <table:table-cell table:formula="of:=[.Q268]&amp;&quot; , &quot;&amp;[.O269]" office:value-type="string" office:string-value=" , 't1' : '' , 't2' : '__#__' , 't3' : '__#__' , 't4' : '__#__'" calcext:value-type="string">
            <text:p><text:s/>, 't1' : '' , 't2' : '__#__' , 't3' : '__#__' , 't4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5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70]&amp;&quot;'&quot;&amp;&quot; : '&quot;&amp;[.I270]&amp;[.J270]&amp;[.K270]&amp;[.L270]&amp;[.M270]&amp;&quot;'&quot;" office:value-type="string" office:string-value="'t5' : '__#__'" calcext:value-type="string">
            <text:p>'t5' : '__#__'</text:p>
          </table:table-cell>
          <table:table-cell/>
          <table:table-cell table:formula="of:=[.Q269]&amp;&quot; , &quot;&amp;[.O270]" office:value-type="string" office:string-value=" , 't1' : '' , 't2' : '__#__' , 't3' : '__#__' , 't4' : '__#__' , 't5' : '__#__'" calcext:value-type="string">
            <text:p><text:s/>, 't1' : '' , 't2' : '__#__' , 't3' : '__#__' , 't4' : '__#__' , 't5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71]&amp;&quot;'&quot;&amp;&quot; : '&quot;&amp;[.I271]&amp;[.J271]&amp;[.K271]&amp;[.L271]&amp;[.M271]&amp;&quot;'&quot;" office:value-type="string" office:string-value="'t6' : '__#__'" calcext:value-type="string">
            <text:p>'t6' : '__#__'</text:p>
          </table:table-cell>
          <table:table-cell/>
          <table:table-cell table:formula="of:=[.Q270]&amp;&quot; , &quot;&amp;[.O271]" office:value-type="string" office:string-value=" , 't1' : '' , 't2' : '__#__' , 't3' : '__#__' , 't4' : '__#__' , 't5' : '__#__' , 't6' : '__#__'" calcext:value-type="string">
            <text:p><text:s/>, 't1' : '' , 't2' : '__#__' , 't3' : '__#__' , 't4' : '__#__' , 't5' : '__#__' , 't6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72]&amp;&quot;'&quot;&amp;&quot; : '&quot;&amp;[.I272]&amp;[.J272]&amp;[.K272]&amp;[.L272]&amp;[.M272]&amp;&quot;'&quot;" office:value-type="string" office:string-value="'t7' : '__#__'" calcext:value-type="string">
            <text:p>'t7' : '__#__'</text:p>
          </table:table-cell>
          <table:table-cell/>
          <table:table-cell table:formula="of:=[.Q271]&amp;&quot; , &quot;&amp;[.O272]" office:value-type="string" office:string-value=" , 't1' : '' , 't2' : '__#__' , 't3' : '__#__' , 't4' : '__#__' , 't5' : '__#__' , 't6' : '__#__' , 't7' : '__#__'" calcext:value-type="string">
            <text:p><text:s/>, 't1' : '' , 't2' : '__#__' , 't3' : '__#__' , 't4' : '__#__' , 't5' : '__#__' , 't6' : '__#__' , 't7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73]&amp;&quot;'&quot;&amp;&quot; : '&quot;&amp;[.I273]&amp;[.J273]&amp;[.K273]&amp;[.L273]&amp;[.M273]&amp;&quot;'&quot;" office:value-type="string" office:string-value="'t8' : '__#__'" calcext:value-type="string">
            <text:p>'t8' : '__#__'</text:p>
          </table:table-cell>
          <table:table-cell/>
          <table:table-cell table:formula="of:=[.Q272]&amp;&quot; , &quot;&amp;[.O273]" office:value-type="string" office:string-value=" , 't1' : '' , 't2' : '__#__' , 't3' : '__#__' , 't4' : '__#__' , 't5' : '__#__' , 't6' : '__#__' , 't7' : '__#__' , 't8' : '__#__'" calcext:value-type="string">
            <text:p><text:s/>, 't1' : '' , 't2' : '__#__' , 't3' : '__#__' , 't4' : '__#__' , 't5' : '__#__' , 't6' : '__#__' , 't7' : '__#__' , 't8' : '__#__'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9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274]&amp;&quot;'&quot;&amp;&quot; : '&quot;&amp;[.I274]&amp;[.J274]&amp;[.K274]&amp;[.L274]&amp;[.M274]&amp;&quot;'&quot;" office:value-type="string" office:string-value="'t9' : '__#__'" calcext:value-type="string">
            <text:p>'t9' : '__#__'</text:p>
          </table:table-cell>
          <table:table-cell/>
          <table:table-cell table:formula="of:=[.Q273]&amp;&quot; , &quot;&amp;[.O274]" office:value-type="string" office:string-value=" , 't1' : '' , 't2' : '__#__' , 't3' : '__#__' , 't4' : '__#__' , 't5' : '__#__' , 't6' : '__#__' , 't7' : '__#__' , 't8' : '__#__' , 't9' : '__#__'" calcext:value-type="string">
            <text:p><text:s/>, 't1' : '' , 't2' : '__#__' , 't3' : '__#__' , 't4' : '__#__' , 't5' : '__#__' , 't6' : '__#__' , 't7' : '__#__' , 't8' : '__#__' , 't9' : '__#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74];4;1000)" office:value-type="string" office:string-value="'t1' : '' , 't2' : '__#__' , 't3' : '__#__' , 't4' : '__#__' , 't5' : '__#__' , 't6' : '__#__' , 't7' : '__#__' , 't8' : '__#__' , 't9' : '__#__'" calcext:value-type="string">
            <text:p>'t1' : '' , 't2' : '__#__' , 't3' : '__#__' , 't4' : '__#__' , 't5' : '__#__' , 't6' : '__#__' , 't7' : '__#__' , 't8' : '__#__' , 't9' : '__#__'</text:p>
          </table:table-cell>
          <table:table-cell/>
          <table:table-cell table:style-name="ce29" table:formula="of:=[.S264]&amp;&quot; , &quot;&amp;[.Q275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77]&amp;&quot;'&quot;&amp;&quot; : '&quot;&amp;[.I277]&amp;[.J277]&amp;[.K277]&amp;[.L277]&amp;[.M277]&amp;&quot;'&quot;" office:value-type="string" office:string-value="'u1' : '#___#'" calcext:value-type="string">
            <text:p>'u1' : '#___#'</text:p>
          </table:table-cell>
          <table:table-cell/>
          <table:table-cell table:formula="of:=[.Q276]&amp;&quot; , &quot;&amp;[.O277]" office:value-type="string" office:string-value=" , 'u1' : '#___#'" calcext:value-type="string">
            <text:p><text:s/>, 'u1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78]&amp;&quot;'&quot;&amp;&quot; : '&quot;&amp;[.I278]&amp;[.J278]&amp;[.K278]&amp;[.L278]&amp;[.M278]&amp;&quot;'&quot;" office:value-type="string" office:string-value="'u2' : '#___#'" calcext:value-type="string">
            <text:p>'u2' : '#___#'</text:p>
          </table:table-cell>
          <table:table-cell/>
          <table:table-cell table:formula="of:=[.Q277]&amp;&quot; , &quot;&amp;[.O278]" office:value-type="string" office:string-value=" , 'u1' : '#___#' , 'u2' : '#___#'" calcext:value-type="string">
            <text:p><text:s/>, 'u1' : '#___#' , 'u2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79]&amp;&quot;'&quot;&amp;&quot; : '&quot;&amp;[.I279]&amp;[.J279]&amp;[.K279]&amp;[.L279]&amp;[.M279]&amp;&quot;'&quot;" office:value-type="string" office:string-value="'u3' : '#___#'" calcext:value-type="string">
            <text:p>'u3' : '#___#'</text:p>
          </table:table-cell>
          <table:table-cell/>
          <table:table-cell table:formula="of:=[.Q278]&amp;&quot; , &quot;&amp;[.O279]" office:value-type="string" office:string-value=" , 'u1' : '#___#' , 'u2' : '#___#' , 'u3' : '#___#'" calcext:value-type="string">
            <text:p><text:s/>, 'u1' : '#___#' , 'u2' : '#___#' , 'u3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80]&amp;&quot;'&quot;&amp;&quot; : '&quot;&amp;[.I280]&amp;[.J280]&amp;[.K280]&amp;[.L280]&amp;[.M280]&amp;&quot;'&quot;" office:value-type="string" office:string-value="'u4' : '#___#'" calcext:value-type="string">
            <text:p>'u4' : '#___#'</text:p>
          </table:table-cell>
          <table:table-cell/>
          <table:table-cell table:formula="of:=[.Q279]&amp;&quot; , &quot;&amp;[.O280]" office:value-type="string" office:string-value=" , 'u1' : '#___#' , 'u2' : '#___#' , 'u3' : '#___#' , 'u4' : '#___#'" calcext:value-type="string">
            <text:p><text:s/>, 'u1' : '#___#' , 'u2' : '#___#' , 'u3' : '#___#' , 'u4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81]&amp;&quot;'&quot;&amp;&quot; : '&quot;&amp;[.I281]&amp;[.J281]&amp;[.K281]&amp;[.L281]&amp;[.M281]&amp;&quot;'&quot;" office:value-type="string" office:string-value="'u5' : '#___#'" calcext:value-type="string">
            <text:p>'u5' : '#___#'</text:p>
          </table:table-cell>
          <table:table-cell/>
          <table:table-cell table:formula="of:=[.Q280]&amp;&quot; , &quot;&amp;[.O281]" office:value-type="string" office:string-value=" , 'u1' : '#___#' , 'u2' : '#___#' , 'u3' : '#___#' , 'u4' : '#___#' , 'u5' : '#___#'" calcext:value-type="string">
            <text:p><text:s/>, 'u1' : '#___#' , 'u2' : '#___#' , 'u3' : '#___#' , 'u4' : '#___#' , 'u5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82]&amp;&quot;'&quot;&amp;&quot; : '&quot;&amp;[.I282]&amp;[.J282]&amp;[.K282]&amp;[.L282]&amp;[.M282]&amp;&quot;'&quot;" office:value-type="string" office:string-value="'u6' : '#___#'" calcext:value-type="string">
            <text:p>'u6' : '#___#'</text:p>
          </table:table-cell>
          <table:table-cell/>
          <table:table-cell table:formula="of:=[.Q281]&amp;&quot; , &quot;&amp;[.O282]" office:value-type="string" office:string-value=" , 'u1' : '#___#' , 'u2' : '#___#' , 'u3' : '#___#' , 'u4' : '#___#' , 'u5' : '#___#' , 'u6' : '#___#'" calcext:value-type="string">
            <text:p><text:s/>, 'u1' : '#___#' , 'u2' : '#___#' , 'u3' : '#___#' , 'u4' : '#___#' , 'u5' : '#___#' , 'u6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83]&amp;&quot;'&quot;&amp;&quot; : '&quot;&amp;[.I283]&amp;[.J283]&amp;[.K283]&amp;[.L283]&amp;[.M283]&amp;&quot;'&quot;" office:value-type="string" office:string-value="'u7' : '#___#'" calcext:value-type="string">
            <text:p>'u7' : '#___#'</text:p>
          </table:table-cell>
          <table:table-cell/>
          <table:table-cell table:formula="of:=[.Q282]&amp;&quot; , &quot;&amp;[.O283]" office:value-type="string" office:string-value=" , 'u1' : '#___#' , 'u2' : '#___#' , 'u3' : '#___#' , 'u4' : '#___#' , 'u5' : '#___#' , 'u6' : '#___#' , 'u7' : '#___#'" calcext:value-type="string">
            <text:p><text:s/>, 'u1' : '#___#' , 'u2' : '#___#' , 'u3' : '#___#' , 'u4' : '#___#' , 'u5' : '#___#' , 'u6' : '#___#' , 'u7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u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84]&amp;&quot;'&quot;&amp;&quot; : '&quot;&amp;[.I284]&amp;[.J284]&amp;[.K284]&amp;[.L284]&amp;[.M284]&amp;&quot;'&quot;" office:value-type="string" office:string-value="'u8' : '#___#'" calcext:value-type="string">
            <text:p>'u8' : '#___#'</text:p>
          </table:table-cell>
          <table:table-cell/>
          <table:table-cell table:formula="of:=[.Q283]&amp;&quot; , &quot;&amp;[.O284]" office:value-type="string" office:string-value=" , 'u1' : '#___#' , 'u2' : '#___#' , 'u3' : '#___#' , 'u4' : '#___#' , 'u5' : '#___#' , 'u6' : '#___#' , 'u7' : '#___#' , 'u8' : '#___#'" calcext:value-type="string">
            <text:p><text:s/>, 'u1' : '#___#' , 'u2' : '#___#' , 'u3' : '#___#' , 'u4' : '#___#' , 'u5' : '#___#' , 'u6' : '#___#' , 'u7' : '#___#' , 'u8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5" table:style-name="ce3" office:value-type="string" calcext:value-type="string">
            <text:p>#</text:p>
          </table:table-cell>
          <table:table-cell/>
          <table:table-cell office:value-type="string" calcext:value-type="string">
            <text:p>u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85]&amp;&quot;'&quot;&amp;&quot; : '&quot;&amp;[.I285]&amp;[.J285]&amp;[.K285]&amp;[.L285]&amp;[.M285]&amp;&quot;'&quot;" office:value-type="string" office:string-value="'u9' : '_###_'" calcext:value-type="string">
            <text:p>'u9' : '_###_'</text:p>
          </table:table-cell>
          <table:table-cell/>
          <table:table-cell table:formula="of:=[.Q284]&amp;&quot; , &quot;&amp;[.O285]" office:value-type="string" office:string-value=" , 'u1' : '#___#' , 'u2' : '#___#' , 'u3' : '#___#' , 'u4' : '#___#' , 'u5' : '#___#' , 'u6' : '#___#' , 'u7' : '#___#' , 'u8' : '#___#' , 'u9' : '_###_'" calcext:value-type="string">
            <text:p><text:s/>, 'u1' : '#___#' , 'u2' : '#___#' , 'u3' : '#___#' , 'u4' : '#___#' , 'u5' : '#___#' , 'u6' : '#___#' , 'u7' : '#___#' , 'u8' : '#___#' , 'u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85];4;1000)" office:value-type="string" office:string-value="'u1' : '#___#' , 'u2' : '#___#' , 'u3' : '#___#' , 'u4' : '#___#' , 'u5' : '#___#' , 'u6' : '#___#' , 'u7' : '#___#' , 'u8' : '#___#' , 'u9' : '_###_'" calcext:value-type="string">
            <text:p>'u1' : '#___#' , 'u2' : '#___#' , 'u3' : '#___#' , 'u4' : '#___#' , 'u5' : '#___#' , 'u6' : '#___#' , 'u7' : '#___#' , 'u8' : '#___#' , 'u9' : '_###_'</text:p>
          </table:table-cell>
          <table:table-cell/>
          <table:table-cell table:style-name="ce29" table:formula="of:=[.S275]&amp;&quot; , &quot;&amp;[.Q286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88]&amp;&quot;'&quot;&amp;&quot; : '&quot;&amp;[.I288]&amp;[.J288]&amp;[.K288]&amp;[.L288]&amp;[.M288]&amp;&quot;'&quot;" office:value-type="string" office:string-value="'ü1' : '_#_#_'" calcext:value-type="string">
            <text:p>'ü1' : '_#_#_'</text:p>
          </table:table-cell>
          <table:table-cell/>
          <table:table-cell table:formula="of:=[.Q287]&amp;&quot; , &quot;&amp;[.O288]" office:value-type="string" office:string-value=" , 'ü1' : '_#_#_'" calcext:value-type="string">
            <text:p><text:s/>, 'ü1' : '_#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5"/>
          <table:table-cell/>
          <table:table-cell office:value-type="string" calcext:value-type="string">
            <text:p>ü2</text:p>
          </table:table-cell>
          <table:table-cell table:number-columns-repeated="5" office:value-type="string" calcext:value-type="string">
            <text:p>_</text:p>
          </table:table-cell>
          <table:table-cell/>
          <table:table-cell table:formula="of:=&quot;'&quot;&amp;[.H289]&amp;&quot;'&quot;&amp;&quot; : '&quot;&amp;[.I289]&amp;[.J289]&amp;[.K289]&amp;[.L289]&amp;[.M289]&amp;&quot;'&quot;" office:value-type="string" office:string-value="'ü2' : '_____'" calcext:value-type="string">
            <text:p>'ü2' : '_____'</text:p>
          </table:table-cell>
          <table:table-cell/>
          <table:table-cell table:formula="of:=[.Q288]&amp;&quot; , &quot;&amp;[.O289]" office:value-type="string" office:string-value=" , 'ü1' : '_#_#_' , 'ü2' : '_____'" calcext:value-type="string">
            <text:p><text:s/>, 'ü1' : '_#_#_' , 'ü2' : '__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0]&amp;&quot;'&quot;&amp;&quot; : '&quot;&amp;[.I290]&amp;[.J290]&amp;[.K290]&amp;[.L290]&amp;[.M290]&amp;&quot;'&quot;" office:value-type="string" office:string-value="'ü3' : '#___#'" calcext:value-type="string">
            <text:p>'ü3' : '#___#'</text:p>
          </table:table-cell>
          <table:table-cell/>
          <table:table-cell table:formula="of:=[.Q289]&amp;&quot; , &quot;&amp;[.O290]" office:value-type="string" office:string-value=" , 'ü1' : '_#_#_' , 'ü2' : '_____' , 'ü3' : '#___#'" calcext:value-type="string">
            <text:p><text:s/>, 'ü1' : '_#_#_' , 'ü2' : '_____' , 'ü3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1]&amp;&quot;'&quot;&amp;&quot; : '&quot;&amp;[.I291]&amp;[.J291]&amp;[.K291]&amp;[.L291]&amp;[.M291]&amp;&quot;'&quot;" office:value-type="string" office:string-value="'ü4' : '#___#'" calcext:value-type="string">
            <text:p>'ü4' : '#___#'</text:p>
          </table:table-cell>
          <table:table-cell/>
          <table:table-cell table:formula="of:=[.Q290]&amp;&quot; , &quot;&amp;[.O291]" office:value-type="string" office:string-value=" , 'ü1' : '_#_#_' , 'ü2' : '_____' , 'ü3' : '#___#' , 'ü4' : '#___#'" calcext:value-type="string">
            <text:p><text:s/>, 'ü1' : '_#_#_' , 'ü2' : '_____' , 'ü3' : '#___#' , 'ü4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5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2]&amp;&quot;'&quot;&amp;&quot; : '&quot;&amp;[.I292]&amp;[.J292]&amp;[.K292]&amp;[.L292]&amp;[.M292]&amp;&quot;'&quot;" office:value-type="string" office:string-value="'ü5' : '#___#'" calcext:value-type="string">
            <text:p>'ü5' : '#___#'</text:p>
          </table:table-cell>
          <table:table-cell/>
          <table:table-cell table:formula="of:=[.Q291]&amp;&quot; , &quot;&amp;[.O292]" office:value-type="string" office:string-value=" , 'ü1' : '_#_#_' , 'ü2' : '_____' , 'ü3' : '#___#' , 'ü4' : '#___#' , 'ü5' : '#___#'" calcext:value-type="string">
            <text:p><text:s/>, 'ü1' : '_#_#_' , 'ü2' : '_____' , 'ü3' : '#___#' , 'ü4' : '#___#' , 'ü5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3]&amp;&quot;'&quot;&amp;&quot; : '&quot;&amp;[.I293]&amp;[.J293]&amp;[.K293]&amp;[.L293]&amp;[.M293]&amp;&quot;'&quot;" office:value-type="string" office:string-value="'ü6' : '#___#'" calcext:value-type="string">
            <text:p>'ü6' : '#___#'</text:p>
          </table:table-cell>
          <table:table-cell/>
          <table:table-cell table:formula="of:=[.Q292]&amp;&quot; , &quot;&amp;[.O293]" office:value-type="string" office:string-value=" , 'ü1' : '_#_#_' , 'ü2' : '_____' , 'ü3' : '#___#' , 'ü4' : '#___#' , 'ü5' : '#___#' , 'ü6' : '#___#'" calcext:value-type="string">
            <text:p><text:s/>, 'ü1' : '_#_#_' , 'ü2' : '_____' , 'ü3' : '#___#' , 'ü4' : '#___#' , 'ü5' : '#___#' , 'ü6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4]&amp;&quot;'&quot;&amp;&quot; : '&quot;&amp;[.I294]&amp;[.J294]&amp;[.K294]&amp;[.L294]&amp;[.M294]&amp;&quot;'&quot;" office:value-type="string" office:string-value="'ü7' : '#___#'" calcext:value-type="string">
            <text:p>'ü7' : '#___#'</text:p>
          </table:table-cell>
          <table:table-cell/>
          <table:table-cell table:formula="of:=[.Q293]&amp;&quot; , &quot;&amp;[.O294]" office:value-type="string" office:string-value=" , 'ü1' : '_#_#_' , 'ü2' : '_____' , 'ü3' : '#___#' , 'ü4' : '#___#' , 'ü5' : '#___#' , 'ü6' : '#___#' , 'ü7' : '#___#'" calcext:value-type="string">
            <text:p><text:s/>, 'ü1' : '_#_#_' , 'ü2' : '_____' , 'ü3' : '#___#' , 'ü4' : '#___#' , 'ü5' : '#___#' , 'ü6' : '#___#' , 'ü7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ü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5]&amp;&quot;'&quot;&amp;&quot; : '&quot;&amp;[.I295]&amp;[.J295]&amp;[.K295]&amp;[.L295]&amp;[.M295]&amp;&quot;'&quot;" office:value-type="string" office:string-value="'ü8' : '#___#'" calcext:value-type="string">
            <text:p>'ü8' : '#___#'</text:p>
          </table:table-cell>
          <table:table-cell/>
          <table:table-cell table:formula="of:=[.Q294]&amp;&quot; , &quot;&amp;[.O295]" office:value-type="string" office:string-value=" , 'ü1' : '_#_#_' , 'ü2' : '_____' , 'ü3' : '#___#' , 'ü4' : '#___#' , 'ü5' : '#___#' , 'ü6' : '#___#' , 'ü7' : '#___#' , 'ü8' : '#___#'" calcext:value-type="string">
            <text:p><text:s/>, 'ü1' : '_#_#_' , 'ü2' : '_____' , 'ü3' : '#___#' , 'ü4' : '#___#' , 'ü5' : '#___#' , 'ü6' : '#___#' , 'ü7' : '#___#' , 'ü8' : '#___#'</text:p>
          </table:table-cell>
          <table:table-cell table:number-columns-repeated="1006"/>
        </table:table-row>
        <table:table-row table:style-name="ro1">
          <table:table-cell/>
          <table:table-cell table:number-columns-repeated="5" table:style-name="ce3" office:value-type="string" calcext:value-type="string">
            <text:p>#</text:p>
          </table:table-cell>
          <table:table-cell/>
          <table:table-cell office:value-type="string" calcext:value-type="string">
            <text:p>ü9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296]&amp;&quot;'&quot;&amp;&quot; : '&quot;&amp;[.I296]&amp;[.J296]&amp;[.K296]&amp;[.L296]&amp;[.M296]&amp;&quot;'&quot;" office:value-type="string" office:string-value="'ü9' : '_###_'" calcext:value-type="string">
            <text:p>'ü9' : '_###_'</text:p>
          </table:table-cell>
          <table:table-cell/>
          <table:table-cell table:formula="of:=[.Q295]&amp;&quot; , &quot;&amp;[.O296]" office:value-type="string" office:string-value=" , 'ü1' : '_#_#_' , 'ü2' : '_____' , 'ü3' : '#___#' , 'ü4' : '#___#' , 'ü5' : '#___#' , 'ü6' : '#___#' , 'ü7' : '#___#' , 'ü8' : '#___#' , 'ü9' : '_###_'" calcext:value-type="string">
            <text:p><text:s/>, 'ü1' : '_#_#_' , 'ü2' : '_____' , 'ü3' : '#___#' , 'ü4' : '#___#' , 'ü5' : '#___#' , 'ü6' : '#___#' , 'ü7' : '#___#' , 'ü8' : '#___#' , 'ü9' : '_##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296];4;1000)" office:value-type="string" office:string-value="'ü1' : '_#_#_' , 'ü2' : '_____' , 'ü3' : '#___#' , 'ü4' : '#___#' , 'ü5' : '#___#' , 'ü6' : '#___#' , 'ü7' : '#___#' , 'ü8' : '#___#' , 'ü9' : '_###_'" calcext:value-type="string">
            <text:p>'ü1' : '_#_#_' , 'ü2' : '_____' , 'ü3' : '#___#' , 'ü4' : '#___#' , 'ü5' : '#___#' , 'ü6' : '#___#' , 'ü7' : '#___#' , 'ü8' : '#___#' , 'ü9' : '_###_'</text:p>
          </table:table-cell>
          <table:table-cell/>
          <table:table-cell table:style-name="ce29" table:formula="of:=[.S286]&amp;&quot; , &quot;&amp;[.Q297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299]&amp;&quot;'&quot;&amp;&quot; : '&quot;&amp;[.I299]&amp;[.J299]&amp;[.K299]&amp;[.L299]&amp;[.M299]&amp;&quot;'&quot;" office:value-type="string" office:string-value="'v1' : '#___#'" calcext:value-type="string">
            <text:p>'v1' : '#___#'</text:p>
          </table:table-cell>
          <table:table-cell/>
          <table:table-cell table:formula="of:=[.Q298]&amp;&quot; , &quot;&amp;[.O299]" office:value-type="string" office:string-value=" , 'v1' : '#___#'" calcext:value-type="string">
            <text:p><text:s/>, 'v1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0]&amp;&quot;'&quot;&amp;&quot; : '&quot;&amp;[.I300]&amp;[.J300]&amp;[.K300]&amp;[.L300]&amp;[.M300]&amp;&quot;'&quot;" office:value-type="string" office:string-value="'v2' : '#___#'" calcext:value-type="string">
            <text:p>'v2' : '#___#'</text:p>
          </table:table-cell>
          <table:table-cell/>
          <table:table-cell table:formula="of:=[.Q299]&amp;&quot; , &quot;&amp;[.O300]" office:value-type="string" office:string-value=" , 'v1' : '#___#' , 'v2' : '#___#'" calcext:value-type="string">
            <text:p><text:s/>, 'v1' : '#___#' , 'v2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1]&amp;&quot;'&quot;&amp;&quot; : '&quot;&amp;[.I301]&amp;[.J301]&amp;[.K301]&amp;[.L301]&amp;[.M301]&amp;&quot;'&quot;" office:value-type="string" office:string-value="'v3' : '#___#'" calcext:value-type="string">
            <text:p>'v3' : '#___#'</text:p>
          </table:table-cell>
          <table:table-cell/>
          <table:table-cell table:formula="of:=[.Q300]&amp;&quot; , &quot;&amp;[.O301]" office:value-type="string" office:string-value=" , 'v1' : '#___#' , 'v2' : '#___#' , 'v3' : '#___#'" calcext:value-type="string">
            <text:p><text:s/>, 'v1' : '#___#' , 'v2' : '#___#' , 'v3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2]&amp;&quot;'&quot;&amp;&quot; : '&quot;&amp;[.I302]&amp;[.J302]&amp;[.K302]&amp;[.L302]&amp;[.M302]&amp;&quot;'&quot;" office:value-type="string" office:string-value="'v4' : '#___#'" calcext:value-type="string">
            <text:p>'v4' : '#___#'</text:p>
          </table:table-cell>
          <table:table-cell/>
          <table:table-cell table:formula="of:=[.Q301]&amp;&quot; , &quot;&amp;[.O302]" office:value-type="string" office:string-value=" , 'v1' : '#___#' , 'v2' : '#___#' , 'v3' : '#___#' , 'v4' : '#___#'" calcext:value-type="string">
            <text:p><text:s/>, 'v1' : '#___#' , 'v2' : '#___#' , 'v3' : '#___#' , 'v4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v5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3]&amp;&quot;'&quot;&amp;&quot; : '&quot;&amp;[.I303]&amp;[.J303]&amp;[.K303]&amp;[.L303]&amp;[.M303]&amp;&quot;'&quot;" office:value-type="string" office:string-value="'v5' : '#___#'" calcext:value-type="string">
            <text:p>'v5' : '#___#'</text:p>
          </table:table-cell>
          <table:table-cell/>
          <table:table-cell table:formula="of:=[.Q302]&amp;&quot; , &quot;&amp;[.O303]" office:value-type="string" office:string-value=" , 'v1' : '#___#' , 'v2' : '#___#' , 'v3' : '#___#' , 'v4' : '#___#' , 'v5' : '#___#'" calcext:value-type="string">
            <text:p><text:s/>, 'v1' : '#___#' , 'v2' : '#___#' , 'v3' : '#___#' , 'v4' : '#___#' , 'v5' : '#__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v6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4]&amp;&quot;'&quot;&amp;&quot; : '&quot;&amp;[.I304]&amp;[.J304]&amp;[.K304]&amp;[.L304]&amp;[.M304]&amp;&quot;'&quot;" office:value-type="string" office:string-value="'v6' : '#___#'" calcext:value-type="string">
            <text:p>'v6' : '#___#'</text:p>
          </table:table-cell>
          <table:table-cell/>
          <table:table-cell table:formula="of:=[.Q303]&amp;&quot; , &quot;&amp;[.O304]" office:value-type="string" office:string-value=" , 'v1' : '#___#' , 'v2' : '#___#' , 'v3' : '#___#' , 'v4' : '#___#' , 'v5' : '#___#' , 'v6' : '#___#'" calcext:value-type="string">
            <text:p><text:s/>, 'v1' : '#___#' , 'v2' : '#___#' , 'v3' : '#___#' , 'v4' : '#___#' , 'v5' : '#___#' , 'v6' : '#__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v7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05]&amp;&quot;'&quot;&amp;&quot; : '&quot;&amp;[.I305]&amp;[.J305]&amp;[.K305]&amp;[.L305]&amp;[.M305]&amp;&quot;'&quot;" office:value-type="string" office:string-value="'v7' : '#___#'" calcext:value-type="string">
            <text:p>'v7' : '#___#'</text:p>
          </table:table-cell>
          <table:table-cell/>
          <table:table-cell table:formula="of:=[.Q304]&amp;&quot; , &quot;&amp;[.O305]" office:value-type="string" office:string-value=" , 'v1' : '#___#' , 'v2' : '#___#' , 'v3' : '#___#' , 'v4' : '#___#' , 'v5' : '#___#' , 'v6' : '#___#' , 'v7' : '#___#'" calcext:value-type="string">
            <text:p><text:s/>, 'v1' : '#___#' , 'v2' : '#___#' , 'v3' : '#___#' , 'v4' : '#___#' , 'v5' : '#___#' , 'v6' : '#___#' , 'v7' : '#___#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v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06]&amp;&quot;'&quot;&amp;&quot; : '&quot;&amp;[.I306]&amp;[.J306]&amp;[.K306]&amp;[.L306]&amp;[.M306]&amp;&quot;'&quot;" office:value-type="string" office:string-value="'v8' : '_#_#_'" calcext:value-type="string">
            <text:p>'v8' : '_#_#_'</text:p>
          </table:table-cell>
          <table:table-cell/>
          <table:table-cell table:formula="of:=[.Q305]&amp;&quot; , &quot;&amp;[.O306]" office:value-type="string" office:string-value=" , 'v1' : '#___#' , 'v2' : '#___#' , 'v3' : '#___#' , 'v4' : '#___#' , 'v5' : '#___#' , 'v6' : '#___#' , 'v7' : '#___#' , 'v8' : '_#_#_'" calcext:value-type="string">
            <text:p><text:s/>, 'v1' : '#___#' , 'v2' : '#___#' , 'v3' : '#___#' , 'v4' : '#___#' , 'v5' : '#___#' , 'v6' : '#___#' , 'v7' : '#___#' , 'v8' : '_#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v9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07]&amp;&quot;'&quot;&amp;&quot; : '&quot;&amp;[.I307]&amp;[.J307]&amp;[.K307]&amp;[.L307]&amp;[.M307]&amp;&quot;'&quot;" office:value-type="string" office:string-value="'v9' : '__#__'" calcext:value-type="string">
            <text:p>'v9' : '__#__'</text:p>
          </table:table-cell>
          <table:table-cell/>
          <table:table-cell table:formula="of:=[.Q306]&amp;&quot; , &quot;&amp;[.O307]" office:value-type="string" office:string-value=" , 'v1' : '#___#' , 'v2' : '#___#' , 'v3' : '#___#' , 'v4' : '#___#' , 'v5' : '#___#' , 'v6' : '#___#' , 'v7' : '#___#' , 'v8' : '_#_#_' , 'v9' : '__#__'" calcext:value-type="string">
            <text:p><text:s/>, 'v1' : '#___#' , 'v2' : '#___#' , 'v3' : '#___#' , 'v4' : '#___#' , 'v5' : '#___#' , 'v6' : '#___#' , 'v7' : '#___#' , 'v8' : '_#_#_' , 'v9' : '__#_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307];4;1000)" office:value-type="string" office:string-value="'v1' : '#___#' , 'v2' : '#___#' , 'v3' : '#___#' , 'v4' : '#___#' , 'v5' : '#___#' , 'v6' : '#___#' , 'v7' : '#___#' , 'v8' : '_#_#_' , 'v9' : '__#__'" calcext:value-type="string">
            <text:p>'v1' : '#___#' , 'v2' : '#___#' , 'v3' : '#___#' , 'v4' : '#___#' , 'v5' : '#___#' , 'v6' : '#___#' , 'v7' : '#___#' , 'v8' : '_#_#_' , 'v9' : '__#__'</text:p>
          </table:table-cell>
          <table:table-cell/>
          <table:table-cell table:style-name="ce29" table:formula="of:=[.S297]&amp;&quot; , &quot;&amp;[.Q308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0]&amp;&quot;'&quot;&amp;&quot; : '&quot;&amp;[.I310]&amp;[.J310]&amp;[.K310]&amp;[.L310]&amp;[.M310]&amp;&quot;'&quot;" office:value-type="string" office:string-value="'w1' : '#___#'" calcext:value-type="string">
            <text:p>'w1' : '#___#'</text:p>
          </table:table-cell>
          <table:table-cell/>
          <table:table-cell table:formula="of:=[.Q309]&amp;&quot; , &quot;&amp;[.O310]" office:value-type="string" office:string-value=" , 'w1' : '#___#'" calcext:value-type="string">
            <text:p><text:s/>, 'w1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1]&amp;&quot;'&quot;&amp;&quot; : '&quot;&amp;[.I311]&amp;[.J311]&amp;[.K311]&amp;[.L311]&amp;[.M311]&amp;&quot;'&quot;" office:value-type="string" office:string-value="'w2' : '#___#'" calcext:value-type="string">
            <text:p>'w2' : '#___#'</text:p>
          </table:table-cell>
          <table:table-cell/>
          <table:table-cell table:formula="of:=[.Q310]&amp;&quot; , &quot;&amp;[.O311]" office:value-type="string" office:string-value=" , 'w1' : '#___#' , 'w2' : '#___#'" calcext:value-type="string">
            <text:p><text:s/>, 'w1' : '#___#' , 'w2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2]&amp;&quot;'&quot;&amp;&quot; : '&quot;&amp;[.I312]&amp;[.J312]&amp;[.K312]&amp;[.L312]&amp;[.M312]&amp;&quot;'&quot;" office:value-type="string" office:string-value="'w3' : '#_#_#'" calcext:value-type="string">
            <text:p>'w3' : '#_#_#'</text:p>
          </table:table-cell>
          <table:table-cell/>
          <table:table-cell table:formula="of:=[.Q311]&amp;&quot; , &quot;&amp;[.O312]" office:value-type="string" office:string-value=" , 'w1' : '#___#' , 'w2' : '#___#' , 'w3' : '#_#_#'" calcext:value-type="string">
            <text:p><text:s/>, 'w1' : '#___#' , 'w2' : '#___#' , 'w3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4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3]&amp;&quot;'&quot;&amp;&quot; : '&quot;&amp;[.I313]&amp;[.J313]&amp;[.K313]&amp;[.L313]&amp;[.M313]&amp;&quot;'&quot;" office:value-type="string" office:string-value="'w4' : '#_#_#'" calcext:value-type="string">
            <text:p>'w4' : '#_#_#'</text:p>
          </table:table-cell>
          <table:table-cell/>
          <table:table-cell table:formula="of:=[.Q312]&amp;&quot; , &quot;&amp;[.O313]" office:value-type="string" office:string-value=" , 'w1' : '#___#' , 'w2' : '#___#' , 'w3' : '#_#_#' , 'w4' : '#_#_#'" calcext:value-type="string">
            <text:p><text:s/>, 'w1' : '#___#' , 'w2' : '#___#' , 'w3' : '#_#_#' , 'w4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4]&amp;&quot;'&quot;&amp;&quot; : '&quot;&amp;[.I314]&amp;[.J314]&amp;[.K314]&amp;[.L314]&amp;[.M314]&amp;&quot;'&quot;" office:value-type="string" office:string-value="'w5' : '#_#_#'" calcext:value-type="string">
            <text:p>'w5' : '#_#_#'</text:p>
          </table:table-cell>
          <table:table-cell/>
          <table:table-cell table:formula="of:=[.Q313]&amp;&quot; , &quot;&amp;[.O314]" office:value-type="string" office:string-value=" , 'w1' : '#___#' , 'w2' : '#___#' , 'w3' : '#_#_#' , 'w4' : '#_#_#' , 'w5' : '#_#_#'" calcext:value-type="string">
            <text:p><text:s/>, 'w1' : '#___#' , 'w2' : '#___#' , 'w3' : '#_#_#' , 'w4' : '#_#_#' , 'w5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6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5]&amp;&quot;'&quot;&amp;&quot; : '&quot;&amp;[.I315]&amp;[.J315]&amp;[.K315]&amp;[.L315]&amp;[.M315]&amp;&quot;'&quot;" office:value-type="string" office:string-value="'w6' : '#_#_#'" calcext:value-type="string">
            <text:p>'w6' : '#_#_#'</text:p>
          </table:table-cell>
          <table:table-cell/>
          <table:table-cell table:formula="of:=[.Q314]&amp;&quot; , &quot;&amp;[.O315]" office:value-type="string" office:string-value=" , 'w1' : '#___#' , 'w2' : '#___#' , 'w3' : '#_#_#' , 'w4' : '#_#_#' , 'w5' : '#_#_#' , 'w6' : '#_#_#'" calcext:value-type="string">
            <text:p><text:s/>, 'w1' : '#___#' , 'w2' : '#___#' , 'w3' : '#_#_#' , 'w4' : '#_#_#' , 'w5' : '#_#_#' , 'w6' : '#_#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w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6]&amp;&quot;'&quot;&amp;&quot; : '&quot;&amp;[.I316]&amp;[.J316]&amp;[.K316]&amp;[.L316]&amp;[.M316]&amp;&quot;'&quot;" office:value-type="string" office:string-value="'w7' : '#_#_#'" calcext:value-type="string">
            <text:p>'w7' : '#_#_#'</text:p>
          </table:table-cell>
          <table:table-cell/>
          <table:table-cell table:formula="of:=[.Q315]&amp;&quot; , &quot;&amp;[.O316]" office:value-type="string" office:string-value=" , 'w1' : '#___#' , 'w2' : '#___#' , 'w3' : '#_#_#' , 'w4' : '#_#_#' , 'w5' : '#_#_#' , 'w6' : '#_#_#' , 'w7' : '#_#_#'" calcext:value-type="string">
            <text:p><text:s/>, 'w1' : '#___#' , 'w2' : '#___#' , 'w3' : '#_#_#' , 'w4' : '#_#_#' , 'w5' : '#_#_#' , 'w6' : '#_#_#' , 'w7' : '#_#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w8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17]&amp;&quot;'&quot;&amp;&quot; : '&quot;&amp;[.I317]&amp;[.J317]&amp;[.K317]&amp;[.L317]&amp;[.M317]&amp;&quot;'&quot;" office:value-type="string" office:string-value="'w8' : '#_#_#'" calcext:value-type="string">
            <text:p>'w8' : '#_#_#'</text:p>
          </table:table-cell>
          <table:table-cell/>
          <table:table-cell table:formula="of:=[.Q316]&amp;&quot; , &quot;&amp;[.O317]" office:value-type="string" office:string-value=" , 'w1' : '#___#' , 'w2' : '#___#' , 'w3' : '#_#_#' , 'w4' : '#_#_#' , 'w5' : '#_#_#' , 'w6' : '#_#_#' , 'w7' : '#_#_#' , 'w8' : '#_#_#'" calcext:value-type="string">
            <text:p><text:s/>, 'w1' : '#___#' , 'w2' : '#___#' , 'w3' : '#_#_#' , 'w4' : '#_#_#' , 'w5' : '#_#_#' , 'w6' : '#_#_#' , 'w7' : '#_#_#' , 'w8' : '#_#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w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18]&amp;&quot;'&quot;&amp;&quot; : '&quot;&amp;[.I318]&amp;[.J318]&amp;[.K318]&amp;[.L318]&amp;[.M318]&amp;&quot;'&quot;" office:value-type="string" office:string-value="'w9' : '_#_#_'" calcext:value-type="string">
            <text:p>'w9' : '_#_#_'</text:p>
          </table:table-cell>
          <table:table-cell/>
          <table:table-cell table:formula="of:=[.Q317]&amp;&quot; , &quot;&amp;[.O318]" office:value-type="string" office:string-value=" , 'w1' : '#___#' , 'w2' : '#___#' , 'w3' : '#_#_#' , 'w4' : '#_#_#' , 'w5' : '#_#_#' , 'w6' : '#_#_#' , 'w7' : '#_#_#' , 'w8' : '#_#_#' , 'w9' : '_#_#_'" calcext:value-type="string">
            <text:p><text:s/>, 'w1' : '#___#' , 'w2' : '#___#' , 'w3' : '#_#_#' , 'w4' : '#_#_#' , 'w5' : '#_#_#' , 'w6' : '#_#_#' , 'w7' : '#_#_#' , 'w8' : '#_#_#' , 'w9' : '_#_#_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318];4;1000)" office:value-type="string" office:string-value="'w1' : '#___#' , 'w2' : '#___#' , 'w3' : '#_#_#' , 'w4' : '#_#_#' , 'w5' : '#_#_#' , 'w6' : '#_#_#' , 'w7' : '#_#_#' , 'w8' : '#_#_#' , 'w9' : '_#_#_'" calcext:value-type="string">
            <text:p>'w1' : '#___#' , 'w2' : '#___#' , 'w3' : '#_#_#' , 'w4' : '#_#_#' , 'w5' : '#_#_#' , 'w6' : '#_#_#' , 'w7' : '#_#_#' , 'w8' : '#_#_#' , 'w9' : '_#_#_'</text:p>
          </table:table-cell>
          <table:table-cell/>
          <table:table-cell table:style-name="ce29" table:formula="of:=[.S308]&amp;&quot; , &quot;&amp;[.Q319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x1</text:p>
          </table:table-cell>
          <table:table-cell table:number-columns-repeated="5" office:value-type="string" calcext:value-type="string">
            <text:p>_</text:p>
          </table:table-cell>
          <table:table-cell/>
          <table:table-cell table:formula="of:=&quot;'&quot;&amp;[.H321]&amp;&quot;'&quot;&amp;&quot; : '&quot;&amp;[.I321]&amp;[.J321]&amp;[.K321]&amp;[.L321]&amp;[.M321]&amp;&quot;'&quot;" office:value-type="string" office:string-value="'x1' : '_____'" calcext:value-type="string">
            <text:p>'x1' : '_____'</text:p>
          </table:table-cell>
          <table:table-cell/>
          <table:table-cell table:formula="of:=[.Q320]&amp;&quot; , &quot;&amp;[.O321]" office:value-type="string" office:string-value=" , 'x1' : '_____'" calcext:value-type="string">
            <text:p><text:s/>, 'x1' : '_____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/>
          <table:table-cell table:number-columns-repeated="2" table:style-name="ce3" office:value-type="string" calcext:value-type="string">
            <text:p>#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22]&amp;&quot;'&quot;&amp;&quot; : '&quot;&amp;[.I322]&amp;[.J322]&amp;[.K322]&amp;[.L322]&amp;[.M322]&amp;&quot;'&quot;" office:value-type="string" office:string-value="'x2' : '#___#'" calcext:value-type="string">
            <text:p>'x2' : '#___#'</text:p>
          </table:table-cell>
          <table:table-cell/>
          <table:table-cell table:formula="of:=[.Q321]&amp;&quot; , &quot;&amp;[.O322]" office:value-type="string" office:string-value=" , 'x1' : '_____' , 'x2' : '#___#'" calcext:value-type="string">
            <text:p><text:s/>, 'x1' : '_____' , 'x2' : '#___#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x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23]&amp;&quot;'&quot;&amp;&quot; : '&quot;&amp;[.I323]&amp;[.J323]&amp;[.K323]&amp;[.L323]&amp;[.M323]&amp;&quot;'&quot;" office:value-type="string" office:string-value="'x3' : '_#_#_'" calcext:value-type="string">
            <text:p>'x3' : '_#_#_'</text:p>
          </table:table-cell>
          <table:table-cell/>
          <table:table-cell table:formula="of:=[.Q322]&amp;&quot; , &quot;&amp;[.O323]" office:value-type="string" office:string-value=" , 'x1' : '_____' , 'x2' : '#___#' , 'x3' : '_#_#_'" calcext:value-type="string">
            <text:p><text:s/>, 'x1' : '_____' , 'x2' : '#___#' , 'x3' : '_#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x4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24]&amp;&quot;'&quot;&amp;&quot; : '&quot;&amp;[.I324]&amp;[.J324]&amp;[.K324]&amp;[.L324]&amp;[.M324]&amp;&quot;'&quot;" office:value-type="string" office:string-value="'x4' : '__#__'" calcext:value-type="string">
            <text:p>'x4' : '__#__'</text:p>
          </table:table-cell>
          <table:table-cell/>
          <table:table-cell table:formula="of:=[.Q323]&amp;&quot; , &quot;&amp;[.O324]" office:value-type="string" office:string-value=" , 'x1' : '_____' , 'x2' : '#___#' , 'x3' : '_#_#_' , 'x4' : '__#__'" calcext:value-type="string">
            <text:p><text:s/>, 'x1' : '_____' , 'x2' : '#___#' , 'x3' : '_#_#_' , 'x4' : '__#_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x5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25]&amp;&quot;'&quot;&amp;&quot; : '&quot;&amp;[.I325]&amp;[.J325]&amp;[.K325]&amp;[.L325]&amp;[.M325]&amp;&quot;'&quot;" office:value-type="string" office:string-value="'x5' : '__#__'" calcext:value-type="string">
            <text:p>'x5' : '__#__'</text:p>
          </table:table-cell>
          <table:table-cell/>
          <table:table-cell table:formula="of:=[.Q324]&amp;&quot; , &quot;&amp;[.O325]" office:value-type="string" office:string-value=" , 'x1' : '_____' , 'x2' : '#___#' , 'x3' : '_#_#_' , 'x4' : '__#__' , 'x5' : '__#__'" calcext:value-type="string">
            <text:p><text:s/>, 'x1' : '_____' , 'x2' : '#___#' , 'x3' : '_#_#_' , 'x4' : '__#__' , 'x5' : '__#_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x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26]&amp;&quot;'&quot;&amp;&quot; : '&quot;&amp;[.I326]&amp;[.J326]&amp;[.K326]&amp;[.L326]&amp;[.M326]&amp;&quot;'&quot;" office:value-type="string" office:string-value="'x6' : '__#__'" calcext:value-type="string">
            <text:p>'x6' : '__#__'</text:p>
          </table:table-cell>
          <table:table-cell/>
          <table:table-cell table:formula="of:=[.Q325]&amp;&quot; , &quot;&amp;[.O326]" office:value-type="string" office:string-value=" , 'x1' : '_____' , 'x2' : '#___#' , 'x3' : '_#_#_' , 'x4' : '__#__' , 'x5' : '__#__' , 'x6' : '__#__'" calcext:value-type="string">
            <text:p><text:s/>, 'x1' : '_____' , 'x2' : '#___#' , 'x3' : '_#_#_' , 'x4' : '__#__' , 'x5' : '__#__' , 'x6' : '__#__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27]&amp;&quot;'&quot;&amp;&quot; : '&quot;&amp;[.I327]&amp;[.J327]&amp;[.K327]&amp;[.L327]&amp;[.M327]&amp;&quot;'&quot;" office:value-type="string" office:string-value="'x7' : '_#_#_'" calcext:value-type="string">
            <text:p>'x7' : '_#_#_'</text:p>
          </table:table-cell>
          <table:table-cell/>
          <table:table-cell table:formula="of:=[.Q326]&amp;&quot; , &quot;&amp;[.O327]" office:value-type="string" office:string-value=" , 'x1' : '_____' , 'x2' : '#___#' , 'x3' : '_#_#_' , 'x4' : '__#__' , 'x5' : '__#__' , 'x6' : '__#__' , 'x7' : '_#_#_'" calcext:value-type="string">
            <text:p><text:s/>, 'x1' : '_____' , 'x2' : '#___#' , 'x3' : '_#_#_' , 'x4' : '__#__' , 'x5' : '__#__' , 'x6' : '__#__' , 'x7' : '_#_#_'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3" office:value-type="string" calcext:value-type="string">
            <text:p>#</text:p>
          </table:table-cell>
          <table:table-cell table:style-name="ce3"/>
          <table:table-cell table:number-columns-repeated="2" table:style-name="ce3" office:value-type="string" calcext:value-type="string">
            <text:p>#</text:p>
          </table:table-cell>
          <table:table-cell/>
          <table:table-cell office:value-type="string" calcext:value-type="string">
            <text:p>x8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28]&amp;&quot;'&quot;&amp;&quot; : '&quot;&amp;[.I328]&amp;[.J328]&amp;[.K328]&amp;[.L328]&amp;[.M328]&amp;&quot;'&quot;" office:value-type="string" office:string-value="'x8' : '#___#'" calcext:value-type="string">
            <text:p>'x8' : '#___#'</text:p>
          </table:table-cell>
          <table:table-cell/>
          <table:table-cell table:formula="of:=[.Q327]&amp;&quot; , &quot;&amp;[.O328]" office:value-type="string" office:string-value=" , 'x1' : '_____' , 'x2' : '#___#' , 'x3' : '_#_#_' , 'x4' : '__#__' , 'x5' : '__#__' , 'x6' : '__#__' , 'x7' : '_#_#_' , 'x8' : '#___#'" calcext:value-type="string">
            <text:p><text:s/>, 'x1' : '_____' , 'x2' : '#___#' , 'x3' : '_#_#_' , 'x4' : '__#__' , 'x5' : '__#__' , 'x6' : '__#__' , 'x7' : '_#_#_' , 'x8' : '#___#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x9</text:p>
          </table:table-cell>
          <table:table-cell table:number-columns-repeated="5" office:value-type="string" calcext:value-type="string">
            <text:p>_</text:p>
          </table:table-cell>
          <table:table-cell/>
          <table:table-cell table:formula="of:=&quot;'&quot;&amp;[.H329]&amp;&quot;'&quot;&amp;&quot; : '&quot;&amp;[.I329]&amp;[.J329]&amp;[.K329]&amp;[.L329]&amp;[.M329]&amp;&quot;'&quot;" office:value-type="string" office:string-value="'x9' : '_____'" calcext:value-type="string">
            <text:p>'x9' : '_____'</text:p>
          </table:table-cell>
          <table:table-cell/>
          <table:table-cell table:formula="of:=[.Q328]&amp;&quot; , &quot;&amp;[.O329]" office:value-type="string" office:string-value=" , 'x1' : '_____' , 'x2' : '#___#' , 'x3' : '_#_#_' , 'x4' : '__#__' , 'x5' : '__#__' , 'x6' : '__#__' , 'x7' : '_#_#_' , 'x8' : '#___#' , 'x9' : '_____'" calcext:value-type="string">
            <text:p><text:s/>, 'x1' : '_____' , 'x2' : '#___#' , 'x3' : '_#_#_' , 'x4' : '__#__' , 'x5' : '__#__' , 'x6' : '__#__' , 'x7' : '_#_#_' , 'x8' : '#___#' , 'x9' : '____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5"/>
          <table:table-cell table:number-columns-repeated="10"/>
          <table:table-cell table:style-name="ce28" table:formula="of:=MID([.Q329];4;1000)" office:value-type="string" office:string-value="'x1' : '_____' , 'x2' : '#___#' , 'x3' : '_#_#_' , 'x4' : '__#__' , 'x5' : '__#__' , 'x6' : '__#__' , 'x7' : '_#_#_' , 'x8' : '#___#' , 'x9' : '_____'" calcext:value-type="string">
            <text:p>'x1' : '_____' , 'x2' : '#___#' , 'x3' : '_#_#_' , 'x4' : '__#__' , 'x5' : '__#__' , 'x6' : '__#__' , 'x7' : '_#_#_' , 'x8' : '#___#' , 'x9' : '_____'</text:p>
          </table:table-cell>
          <table:table-cell/>
          <table:table-cell table:style-name="ce29" table:formula="of:=[.S319]&amp;&quot; , &quot;&amp;[.Q330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y1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32]&amp;&quot;'&quot;&amp;&quot; : '&quot;&amp;[.I332]&amp;[.J332]&amp;[.K332]&amp;[.L332]&amp;[.M332]&amp;&quot;'&quot;" office:value-type="string" office:string-value="'y1' : '#___#'" calcext:value-type="string">
            <text:p>'y1' : '#___#'</text:p>
          </table:table-cell>
          <table:table-cell/>
          <table:table-cell table:formula="of:=[.Q331]&amp;&quot; , &quot;&amp;[.O332]" office:value-type="string" office:string-value=" , 'y1' : '#___#'" calcext:value-type="string">
            <text:p><text:s/>, 'y1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33]&amp;&quot;'&quot;&amp;&quot; : '&quot;&amp;[.I333]&amp;[.J333]&amp;[.K333]&amp;[.L333]&amp;[.M333]&amp;&quot;'&quot;" office:value-type="string" office:string-value="'y2' : '#___#'" calcext:value-type="string">
            <text:p>'y2' : '#___#'</text:p>
          </table:table-cell>
          <table:table-cell/>
          <table:table-cell table:formula="of:=[.Q332]&amp;&quot; , &quot;&amp;[.O333]" office:value-type="string" office:string-value=" , 'y1' : '#___#' , 'y2' : '#___#'" calcext:value-type="string">
            <text:p><text:s/>, 'y1' : '#___#' , 'y2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3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34]&amp;&quot;'&quot;&amp;&quot; : '&quot;&amp;[.I334]&amp;[.J334]&amp;[.K334]&amp;[.L334]&amp;[.M334]&amp;&quot;'&quot;" office:value-type="string" office:string-value="'y3' : '#___#'" calcext:value-type="string">
            <text:p>'y3' : '#___#'</text:p>
          </table:table-cell>
          <table:table-cell/>
          <table:table-cell table:formula="of:=[.Q333]&amp;&quot; , &quot;&amp;[.O334]" office:value-type="string" office:string-value=" , 'y1' : '#___#' , 'y2' : '#___#' , 'y3' : '#___#'" calcext:value-type="string">
            <text:p><text:s/>, 'y1' : '#___#' , 'y2' : '#___#' , 'y3' : '#___#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35]&amp;&quot;'&quot;&amp;&quot; : '&quot;&amp;[.I335]&amp;[.J335]&amp;[.K335]&amp;[.L335]&amp;[.M335]&amp;&quot;'&quot;" office:value-type="string" office:string-value="'y4' : '_#_#_'" calcext:value-type="string">
            <text:p>'y4' : '_#_#_'</text:p>
          </table:table-cell>
          <table:table-cell/>
          <table:table-cell table:formula="of:=[.Q334]&amp;&quot; , &quot;&amp;[.O335]" office:value-type="string" office:string-value=" , 'y1' : '#___#' , 'y2' : '#___#' , 'y3' : '#___#' , 'y4' : '_#_#_'" calcext:value-type="string">
            <text:p><text:s/>, 'y1' : '#___#' , 'y2' : '#___#' , 'y3' : '#___#' , 'y4' : '_#_#_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5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36]&amp;&quot;'&quot;&amp;&quot; : '&quot;&amp;[.I336]&amp;[.J336]&amp;[.K336]&amp;[.L336]&amp;[.M336]&amp;&quot;'&quot;" office:value-type="string" office:string-value="'y5' : '__#__'" calcext:value-type="string">
            <text:p>'y5' : '__#__'</text:p>
          </table:table-cell>
          <table:table-cell/>
          <table:table-cell table:formula="of:=[.Q335]&amp;&quot; , &quot;&amp;[.O336]" office:value-type="string" office:string-value=" , 'y1' : '#___#' , 'y2' : '#___#' , 'y3' : '#___#' , 'y4' : '_#_#_' , 'y5' : '__#__'" calcext:value-type="string">
            <text:p><text:s/>, 'y1' : '#___#' , 'y2' : '#___#' , 'y3' : '#___#' , 'y4' : '_#_#_' , 'y5' : '__#__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37]&amp;&quot;'&quot;&amp;&quot; : '&quot;&amp;[.I337]&amp;[.J337]&amp;[.K337]&amp;[.L337]&amp;[.M337]&amp;&quot;'&quot;" office:value-type="string" office:string-value="'y6' : '__#__'" calcext:value-type="string">
            <text:p>'y6' : '__#__'</text:p>
          </table:table-cell>
          <table:table-cell/>
          <table:table-cell table:formula="of:=[.Q336]&amp;&quot; , &quot;&amp;[.O337]" office:value-type="string" office:string-value=" , 'y1' : '#___#' , 'y2' : '#___#' , 'y3' : '#___#' , 'y4' : '_#_#_' , 'y5' : '__#__' , 'y6' : '__#__'" calcext:value-type="string">
            <text:p><text:s/>, 'y1' : '#___#' , 'y2' : '#___#' , 'y3' : '#___#' , 'y4' : '_#_#_' , 'y5' : '__#__' , 'y6' : '__#__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7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38]&amp;&quot;'&quot;&amp;&quot; : '&quot;&amp;[.I338]&amp;[.J338]&amp;[.K338]&amp;[.L338]&amp;[.M338]&amp;&quot;'&quot;" office:value-type="string" office:string-value="'y7' : '__#__'" calcext:value-type="string">
            <text:p>'y7' : '__#__'</text:p>
          </table:table-cell>
          <table:table-cell/>
          <table:table-cell table:formula="of:=[.Q337]&amp;&quot; , &quot;&amp;[.O338]" office:value-type="string" office:string-value=" , 'y1' : '#___#' , 'y2' : '#___#' , 'y3' : '#___#' , 'y4' : '_#_#_' , 'y5' : '__#__' , 'y6' : '__#__' , 'y7' : '__#__'" calcext:value-type="string">
            <text:p><text:s/>, 'y1' : '#___#' , 'y2' : '#___#' , 'y3' : '#___#' , 'y4' : '_#_#_' , 'y5' : '__#__' , 'y6' : '__#__' , 'y7' : '__#__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8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39]&amp;&quot;'&quot;&amp;&quot; : '&quot;&amp;[.I339]&amp;[.J339]&amp;[.K339]&amp;[.L339]&amp;[.M339]&amp;&quot;'&quot;" office:value-type="string" office:string-value="'y8' : '__#__'" calcext:value-type="string">
            <text:p>'y8' : '__#__'</text:p>
          </table:table-cell>
          <table:table-cell/>
          <table:table-cell table:formula="of:=[.Q338]&amp;&quot; , &quot;&amp;[.O339]" office:value-type="string" office:string-value=" , 'y1' : '#___#' , 'y2' : '#___#' , 'y3' : '#___#' , 'y4' : '_#_#_' , 'y5' : '__#__' , 'y6' : '__#__' , 'y7' : '__#__' , 'y8' : '__#__'" calcext:value-type="string">
            <text:p><text:s/>, 'y1' : '#___#' , 'y2' : '#___#' , 'y3' : '#___#' , 'y4' : '_#_#_' , 'y5' : '__#__' , 'y6' : '__#__' , 'y7' : '__#__' , 'y8' : '__#__'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y9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40]&amp;&quot;'&quot;&amp;&quot; : '&quot;&amp;[.I340]&amp;[.J340]&amp;[.K340]&amp;[.L340]&amp;[.M340]&amp;&quot;'&quot;" office:value-type="string" office:string-value="'y9' : '__#__'" calcext:value-type="string">
            <text:p>'y9' : '__#__'</text:p>
          </table:table-cell>
          <table:table-cell/>
          <table:table-cell table:formula="of:=[.Q339]&amp;&quot; , &quot;&amp;[.O340]" office:value-type="string" office:string-value=" , 'y1' : '#___#' , 'y2' : '#___#' , 'y3' : '#___#' , 'y4' : '_#_#_' , 'y5' : '__#__' , 'y6' : '__#__' , 'y7' : '__#__' , 'y8' : '__#__' , 'y9' : '__#__'" calcext:value-type="string">
            <text:p><text:s/>, 'y1' : '#___#' , 'y2' : '#___#' , 'y3' : '#___#' , 'y4' : '_#_#_' , 'y5' : '__#__' , 'y6' : '__#__' , 'y7' : '__#__' , 'y8' : '__#__' , 'y9' : '__#__'</text:p>
          </table:table-cell>
          <table:table-cell table:number-columns-repeated="1006"/>
        </table:table-row>
        <table:table-row table:style-name="ro1">
          <table:table-cell/>
          <table:table-cell table:style-name="ce5" table:number-columns-repeated="5"/>
          <table:table-cell table:number-columns-repeated="10"/>
          <table:table-cell table:style-name="ce28" table:formula="of:=MID([.Q340];4;1000)" office:value-type="string" office:string-value="'y1' : '#___#' , 'y2' : '#___#' , 'y3' : '#___#' , 'y4' : '_#_#_' , 'y5' : '__#__' , 'y6' : '__#__' , 'y7' : '__#__' , 'y8' : '__#__' , 'y9' : '__#__'" calcext:value-type="string">
            <text:p>'y1' : '#___#' , 'y2' : '#___#' , 'y3' : '#___#' , 'y4' : '_#_#_' , 'y5' : '__#__' , 'y6' : '__#__' , 'y7' : '__#__' , 'y8' : '__#__' , 'y9' : '__#__'</text:p>
          </table:table-cell>
          <table:table-cell/>
          <table:table-cell table:style-name="ce29" table:formula="of:=[.S330]&amp;&quot; , &quot;&amp;[.Q341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 , 'y1' : '#___#' , 'y2' : '#___#' , 'y3' : '#___#' , 'y4' : '_#_#_' , 'y5' : '__#__' , 'y6' : '__#__' , 'y7' : '__#__' , 'y8' : '__#__' , 'y9' : '__#__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 , 'y1' : '#___#' , 'y2' : '#___#' , 'y3' : '#___#' , 'y4' : '_#_#_' , 'y5' : '__#__' , 'y6' : '__#__' , 'y7' : '__#__' , 'y8' : '__#__' , 'y9' : '__#__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4"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z1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343]&amp;&quot;'&quot;&amp;&quot; : '&quot;&amp;[.I343]&amp;[.J343]&amp;[.K343]&amp;[.L343]&amp;[.M343]&amp;&quot;'&quot;" office:value-type="string" office:string-value="'z1' : ''" calcext:value-type="string">
            <text:p>'z1' : ''</text:p>
          </table:table-cell>
          <table:table-cell/>
          <table:table-cell table:formula="of:=[.Q342]&amp;&quot; , &quot;&amp;[.O343]" office:value-type="string" office:string-value=" , 'z1' : ''" calcext:value-type="string">
            <text:p><text:s/>, 'z1' : '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4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z2</text:p>
          </table:table-cell>
          <table:table-cell table:style-name="ce12" office:value-type="string" calcext:value-type="string">
            <text:p>_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/>
          <table:table-cell table:formula="of:=&quot;'&quot;&amp;[.H344]&amp;&quot;'&quot;&amp;&quot; : '&quot;&amp;[.I344]&amp;[.J344]&amp;[.K344]&amp;[.L344]&amp;[.M344]&amp;&quot;'&quot;" office:value-type="string" office:string-value="'z2' : '____#'" calcext:value-type="string">
            <text:p>'z2' : '____#'</text:p>
          </table:table-cell>
          <table:table-cell/>
          <table:table-cell table:formula="of:=[.Q343]&amp;&quot; , &quot;&amp;[.O344]" office:value-type="string" office:string-value=" , 'z1' : '' , 'z2' : '____#'" calcext:value-type="string">
            <text:p><text:s/>, 'z1' : '' , 'z2' : '____#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4"/>
          <table:table-cell table:style-name="ce3" office:value-type="string" calcext:value-type="string">
            <text:p>#</text:p>
          </table:table-cell>
          <table:table-cell/>
          <table:table-cell office:value-type="string" calcext:value-type="string">
            <text:p>z3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45]&amp;&quot;'&quot;&amp;&quot; : '&quot;&amp;[.I345]&amp;[.J345]&amp;[.K345]&amp;[.L345]&amp;[.M345]&amp;&quot;'&quot;" office:value-type="string" office:string-value="'z3' : '___#_'" calcext:value-type="string">
            <text:p>'z3' : '___#_'</text:p>
          </table:table-cell>
          <table:table-cell/>
          <table:table-cell table:formula="of:=[.Q344]&amp;&quot; , &quot;&amp;[.O345]" office:value-type="string" office:string-value=" , 'z1' : '' , 'z2' : '____#' , 'z3' : '___#_'" calcext:value-type="string">
            <text:p><text:s/>, 'z1' : '' , 'z2' : '____#' , 'z3' : '__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z4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</text:p>
          </table:table-cell>
          <table:table-cell/>
          <table:table-cell table:formula="of:=&quot;'&quot;&amp;[.H346]&amp;&quot;'&quot;&amp;&quot; : '&quot;&amp;[.I346]&amp;[.J346]&amp;[.K346]&amp;[.L346]&amp;[.M346]&amp;&quot;'&quot;" office:value-type="string" office:string-value="'z4' : '___#_'" calcext:value-type="string">
            <text:p>'z4' : '___#_'</text:p>
          </table:table-cell>
          <table:table-cell/>
          <table:table-cell table:formula="of:=[.Q345]&amp;&quot; , &quot;&amp;[.O346]" office:value-type="string" office:string-value=" , 'z1' : '' , 'z2' : '____#' , 'z3' : '___#_' , 'z4' : '___#_'" calcext:value-type="string">
            <text:p><text:s/>, 'z1' : '' , 'z2' : '____#' , 'z3' : '___#_' , 'z4' : '___#_'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/>
          <table:table-cell office:value-type="string" calcext:value-type="string">
            <text:p>z5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_</text:p>
          </table:table-cell>
          <table:table-cell/>
          <table:table-cell table:formula="of:=&quot;'&quot;&amp;[.H347]&amp;&quot;'&quot;&amp;&quot; : '&quot;&amp;[.I347]&amp;[.J347]&amp;[.K347]&amp;[.L347]&amp;[.M347]&amp;&quot;'&quot;" office:value-type="string" office:string-value="'z5' : '__#__'" calcext:value-type="string">
            <text:p>'z5' : '__#__'</text:p>
          </table:table-cell>
          <table:table-cell/>
          <table:table-cell table:formula="of:=[.Q346]&amp;&quot; , &quot;&amp;[.O347]" office:value-type="string" office:string-value=" , 'z1' : '' , 'z2' : '____#' , 'z3' : '___#_' , 'z4' : '___#_' , 'z5' : '__#__'" calcext:value-type="string">
            <text:p><text:s/>, 'z1' : '' , 'z2' : '____#' , 'z3' : '___#_' , 'z4' : '___#_' , 'z5' : '__#__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</text:p>
          </table:table-cell>
          <table:table-cell table:style-name="ce3" table:number-columns-repeated="3"/>
          <table:table-cell/>
          <table:table-cell office:value-type="string" calcext:value-type="string">
            <text:p>z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/>
          <table:table-cell table:formula="of:=&quot;'&quot;&amp;[.H348]&amp;&quot;'&quot;&amp;&quot; : '&quot;&amp;[.I348]&amp;[.J348]&amp;[.K348]&amp;[.L348]&amp;[.M348]&amp;&quot;'&quot;" office:value-type="string" office:string-value="'z6' : '_#___'" calcext:value-type="string">
            <text:p>'z6' : '_#___'</text:p>
          </table:table-cell>
          <table:table-cell/>
          <table:table-cell table:formula="of:=[.Q347]&amp;&quot; , &quot;&amp;[.O348]" office:value-type="string" office:string-value=" , 'z1' : '' , 'z2' : '____#' , 'z3' : '___#_' , 'z4' : '___#_' , 'z5' : '__#__' , 'z6' : '_#___'" calcext:value-type="string">
            <text:p><text:s/>, 'z1' : '' , 'z2' : '____#' , 'z3' : '___#_' , 'z4' : '___#_' , 'z5' : '__#__' , 'z6' : '_#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z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_</text:p>
          </table:table-cell>
          <table:table-cell/>
          <table:table-cell table:formula="of:=&quot;'&quot;&amp;[.H349]&amp;&quot;'&quot;&amp;&quot; : '&quot;&amp;[.I349]&amp;[.J349]&amp;[.K349]&amp;[.L349]&amp;[.M349]&amp;&quot;'&quot;" office:value-type="string" office:string-value="'z7' : '_#___'" calcext:value-type="string">
            <text:p>'z7' : '_#___'</text:p>
          </table:table-cell>
          <table:table-cell/>
          <table:table-cell table:formula="of:=[.Q348]&amp;&quot; , &quot;&amp;[.O349]" office:value-type="string" office:string-value=" , 'z1' : '' , 'z2' : '____#' , 'z3' : '___#_' , 'z4' : '___#_' , 'z5' : '__#__' , 'z6' : '_#___' , 'z7' : '_#___'" calcext:value-type="string">
            <text:p><text:s/>, 'z1' : '' , 'z2' : '____#' , 'z3' : '___#_' , 'z4' : '___#_' , 'z5' : '__#__' , 'z6' : '_#___' , 'z7' : '_#___'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table:number-columns-repeated="4"/>
          <table:table-cell/>
          <table:table-cell office:value-type="string" calcext:value-type="string">
            <text:p>z8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_</text:p>
          </table:table-cell>
          <table:table-cell/>
          <table:table-cell table:formula="of:=&quot;'&quot;&amp;[.H350]&amp;&quot;'&quot;&amp;&quot; : '&quot;&amp;[.I350]&amp;[.J350]&amp;[.K350]&amp;[.L350]&amp;[.M350]&amp;&quot;'&quot;" office:value-type="string" office:string-value="'z8' : '#____'" calcext:value-type="string">
            <text:p>'z8' : '#____'</text:p>
          </table:table-cell>
          <table:table-cell/>
          <table:table-cell table:formula="of:=[.Q349]&amp;&quot; , &quot;&amp;[.O350]" office:value-type="string" office:string-value=" , 'z1' : '' , 'z2' : '____#' , 'z3' : '___#_' , 'z4' : '___#_' , 'z5' : '__#__' , 'z6' : '_#___' , 'z7' : '_#___' , 'z8' : '#____'" calcext:value-type="string">
            <text:p><text:s/>, 'z1' : '' , 'z2' : '____#' , 'z3' : '___#_' , 'z4' : '___#_' , 'z5' : '__#__' , 'z6' : '_#___' , 'z7' : '_#___' , 'z8' : '#____'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number-columns-repeated="4" table:style-name="ce3" office:value-type="string" calcext:value-type="string">
            <text:p>#</text:p>
          </table:table-cell>
          <table:table-cell/>
          <table:table-cell office:value-type="string" calcext:value-type="string">
            <text:p>z9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formula="of:=&quot;'&quot;&amp;[.H351]&amp;&quot;'&quot;&amp;&quot; : '&quot;&amp;[.I351]&amp;[.J351]&amp;[.K351]&amp;[.L351]&amp;[.M351]&amp;&quot;'&quot;" office:value-type="string" office:string-value="'z9' : ''" calcext:value-type="string">
            <text:p>'z9' : ''</text:p>
          </table:table-cell>
          <table:table-cell/>
          <table:table-cell table:formula="of:=[.Q350]&amp;&quot; , &quot;&amp;[.O351]" office:value-type="string" office:string-value=" , 'z1' : '' , 'z2' : '____#' , 'z3' : '___#_' , 'z4' : '___#_' , 'z5' : '__#__' , 'z6' : '_#___' , 'z7' : '_#___' , 'z8' : '#____' , 'z9' : ''" calcext:value-type="string">
            <text:p><text:s/>, 'z1' : '' , 'z2' : '____#' , 'z3' : '___#_' , 'z4' : '___#_' , 'z5' : '__#__' , 'z6' : '_#___' , 'z7' : '_#___' , 'z8' : '#____' , 'z9' : ''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8" table:formula="of:=MID([.Q351];4;1000)" office:value-type="string" office:string-value="'z1' : '' , 'z2' : '____#' , 'z3' : '___#_' , 'z4' : '___#_' , 'z5' : '__#__' , 'z6' : '_#___' , 'z7' : '_#___' , 'z8' : '#____' , 'z9' : ''" calcext:value-type="string">
            <text:p>'z1' : '' , 'z2' : '____#' , 'z3' : '___#_' , 'z4' : '___#_' , 'z5' : '__#__' , 'z6' : '_#___' , 'z7' : '_#___' , 'z8' : '#____' , 'z9' : ''</text:p>
          </table:table-cell>
          <table:table-cell/>
          <table:table-cell table:style-name="ce29" table:formula="of:=[.S341]&amp;&quot; , &quot;&amp;[.Q352]" office:value-type="string" office:string-value="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 , 'y1' : '#___#' , 'y2' : '#___#' , 'y3' : '#___#' , 'y4' : '_#_#_' , 'y5' : '__#__' , 'y6' : '__#__' , 'y7' : '__#__' , 'y8' : '__#__' , 'y9' : '__#__' , 'z1' : '' , 'z2' : '____#' , 'z3' : '___#_' , 'z4' : '___#_' , 'z5' : '__#__' , 'z6' : '_#___' , 'z7' : '_#___' , 'z8' : '#____' , 'z9' : ''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 , 'y1' : '#___#' , 'y2' : '#___#' , 'y3' : '#___#' , 'y4' : '_#_#_' , 'y5' : '__#__' , 'y6' : '__#__' , 'y7' : '__#__' , 'y8' : '__#__' , 'y9' : '__#__' , 'z1' : '' , 'z2' : '____#' , 'z3' : '___#_' , 'z4' : '___#_' , 'z5' : '__#__' , 'z6' : '_#___' , 'z7' : '_#___' , 'z8' : '#____' , 'z9' : ''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table:style-name="ce30" office:value-type="string" calcext:value-type="string">
            <text:p>'a1' : '__#__' , 'a2' : '_#_#_' , 'a3' : '#___#' , 'a4' : '#___#' , 'a5' : '#___#' , 'a6' : '' , 'a7' : '#___#' , 'a8' : '#___#' , 'a9' : '#___#' , 'b1' : '####_' , 'b2' : '#___#' , 'b3' : '#___#' , 'b4' : '#___#' , 'b5' : '####_' , 'b6' : '#___#' , 'b7' : '#___#' , 'b8' : '#___#' , 'b9' : '####_' , 'c1' : '_###_' , 'c2' : '#___#' , 'c3' : '#___#' , 'c4' : '#____' , 'c5' : '#____' , 'c6' : '#____' , 'c7' : '#___#' , 'c8' : '#___#' , 'c9' : '_###_' , 'ç1' : '_###_' , 'ç2' : '#___#' , 'ç3' : '#___#' , 'ç4' : '#____' , 'ç5' : '#____' , 'ç6' : '#___#' , 'ç7' : '#___#' , 'ç8' : '_###_' , 'ç9' : '__#__' , 'd1' : '###__' , 'd2' : '#__#_' , 'd3' : '#___#' , 'd4' : '#___#' , 'd5' : '#___#' , 'd6' : '#___#' , 'd7' : '#___#' , 'd8' : '#__#_' , 'd9' : '###__' , 'e1' : '_####' , 'e2' : '#____' , 'e3' : '#____' , 'e4' : '#____' , 'e5' : '####_' , 'e6' : '#____' , 'e7' : '#____' , 'e8' : '#____' , 'e9' : '_####' , 'f1' : '_####' , 'f2' : '#____' , 'f3' : '#____' , 'f4' : '#____' , 'f5' : '####_' , 'f6' : '#____' , 'f7' : '#____' , 'f8' : '#____' , 'f9' : '#____' , 'g1' : '_###_' , 'g2' : '#___#' , 'g3' : '#____' , 'g4' : '#____' , 'g5' : '#____' , 'g6' : '#__##' , 'g7' : '#___#' , 'g8' : '#___#' , 'g9' : '_###_' , 'ğ1' : '_###_' , 'ğ2' : '_____' , 'ğ3' : '_###_' , 'ğ4' : '#___#' , 'ğ5' : '#____' , 'ğ6' : '#__##' , 'ğ7' : '#___#' , 'ğ8' : '#___#' , 'ğ9' : '_###_' , 'h1' : '#___#' , 'h2' : '#___#' , 'h3' : '#___#' , 'h4' : '#___#' , 'h5' : '' , 'h6' : '#___#' , 'h7' : '#___#' , 'h8' : '#___#' , 'h9' : '#___#' , 'ı1' : '' , 'ı2' : '__#__' , 'ı3' : '__#__' , 'ı4' : '__#__' , 'ı5' : '__#__' , 'ı6' : '__#__' , 'ı7' : '__#__' , 'ı8' : '__#__' , 'ı9' : '' , 'i1' : '__#__' , 'i2' : '_____' , 'i3' : '' , 'i4' : '__#__' , 'i5' : '__#__' , 'i6' : '__#__' , 'i7' : '__#__' , 'i8' : '__#__' , 'i9' : '' , 'j1' : '' , 'j2' : '___#_' , 'j3' : '___#_' , 'j4' : '___#_' , 'j5' : '___#_' , 'j6' : '#__#_' , 'j7' : '#__#_' , 'j8' : '#__#_' , 'j9' : '_##__' , 'k1' : '#___#' , 'k2' : '#__#_' , 'k3' : '#_#__' , 'k4' : '##___' , 'k5' : '##___' , 'k6' : '##___' , 'k7' : '#_#__' , 'k8' : '#__#_' , 'k9' : '#___#' , 'l1' : '#____' , 'l2' : '#____' , 'l3' : '#____' , 'l4' : '#____' , 'l5' : '#____' , 'l6' : '#____' , 'l7' : '#____' , 'l8' : '#____' , 'l9' : '' , 'm1' : '#___#' , 'm2' : '#___#' , 'm3' : '##_##' , 'm4' : '##_##' , 'm5' : '#_#_#' , 'm6' : '#_#_#' , 'm7' : '#___#' , 'm8' : '#___#' , 'm9' : '#___#' , 'n1' : '#___#' , 'n2' : '#___#' , 'n3' : '##__#' , 'n4' : '##__#' , 'n5' : '#_#_#' , 'n6' : '#__##' , 'n7' : '#__##' , 'n8' : '#___#' , 'n9' : '#___#' , 'o1' : '_###_' , 'o2' : '#___#' , 'o3' : '#___#' , 'o4' : '#___#' , 'o5' : '#___#' , 'o6' : '#___#' , 'o7' : '#___#' , 'o8' : '#___#' , 'o9' : '_###_' , 'ö1' : '_#_#_' , 'ö2' : '_____' , 'ö3' : '_###_' , 'ö4' : '#___#' , 'ö5' : '#___#' , 'ö6' : '#___#' , 'ö7' : '#___#' , 'ö8' : '#___#' , 'ö9' : '_###_' , 'p1' : '_###_' , 'p2' : '#___#' , 'p3' : '#___#' , 'p4' : '#___#' , 'p5' : '####_' , 'p6' : '#____' , 'p7' : '#____' , 'p8' : '#____' , 'p9' : '#____' , 'q1' : '_###_' , 'q2' : '#___#' , 'q3' : '#___#' , 'q4' : '#___#' , 'q5' : '#_#_#' , 'q6' : '#_#_#' , 'q7' : '#__##' , 'q8' : '_####' , 'q9' : '____#' , 'r1' : '_###_' , 'r2' : '#___#' , 'r3' : '#___#' , 'r4' : '#___#' , 'r5' : '####_' , 'r6' : '##___' , 'r7' : '#_#__' , 'r8' : '#__#_' , 'r9' : '#___#' , 's1' : '_###_' , 's2' : '#___#' , 's3' : '#____' , 's4' : '#____' , 's5' : '_###_' , 's6' : '____#' , 's7' : '____#' , 's8' : '#___#' , 's9' : '_###_' , 'ş1' : '_###_' , 'ş2' : '#___#' , 'ş3' : '#____' , 'ş4' : '_###_' , 'ş5' : '____#' , 'ş6' : '____#' , 'ş7' : '#_#_#' , 'ş8' : '_###_' , 'ş9' : '__#__' , 't1' : '' , 't2' : '__#__' , 't3' : '__#__' , 't4' : '__#__' , 't5' : '__#__' , 't6' : '__#__' , 't7' : '__#__' , 't8' : '__#__' , 't9' : '__#__' , 'u1' : '#___#' , 'u2' : '#___#' , 'u3' : '#___#' , 'u4' : '#___#' , 'u5' : '#___#' , 'u6' : '#___#' , 'u7' : '#___#' , 'u8' : '#___#' , 'u9' : '_###_' , 'ü1' : '_#_#_' , 'ü2' : '_____' , 'ü3' : '#___#' , 'ü4' : '#___#' , 'ü5' : '#___#' , 'ü6' : '#___#' , 'ü7' : '#___#' , 'ü8' : '#___#' , 'ü9' : '_###_' , 'v1' : '#___#' , 'v2' : '#___#' , 'v3' : '#___#' , 'v4' : '#___#' , 'v5' : '#___#' , 'v6' : '#___#' , 'v7' : '#___#' , 'v8' : '_#_#_' , 'v9' : '__#__' , 'w1' : '#___#' , 'w2' : '#___#' , 'w3' : '#_#_#' , 'w4' : '#_#_#' , 'w5' : '#_#_#' , 'w6' : '#_#_#' , 'w7' : '#_#_#' , 'w8' : '#_#_#' , 'w9' : '_#_#_' , 'x1' : '_____' , 'x2' : '#___#' , 'x3' : '_#_#_' , 'x4' : '__#__' , 'x5' : '__#__' , 'x6' : '__#__' , 'x7' : '_#_#_' , 'x8' : '#___#' , 'x9' : '_____' , 'y1' : '#___#' , 'y2' : '#___#' , 'y3' : '#___#' , 'y4' : '_#_#_' , 'y5' : '__#__' , 'y6' : '__#__' , 'y7' : '__#__' , 'y8' : '__#__' , 'y9' : '__#__' , 'z1' : '' , 'z2' : '____#' , 'z3' : '___#_' , 'z4' : '___#_' , 'z5' : '__#__' , 'z6' : '_#___' , 'z7' : '_#___' , 'z8' : '#____' , 'z9' : ''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table:style-name="ce31" office:value-type="string" calcext:value-type="string">
            <text:p>'a1' : ' <text:s/># <text:s/>' , 'a2' : ' # # ' , 'a3' : '# <text:s text:c="2"/>#' , 'a4' : '# <text:s text:c="2"/>#' , 'a5' : '# <text:s text:c="2"/>#' , 'a6' : '#####' , 'a7' : '# <text:s text:c="2"/>#' , 'a8' : '# <text:s text:c="2"/>#' , 'a9' : '# <text:s text:c="2"/>#' , 'b1' : '#### ' , 'b2' : '# <text:s text:c="2"/>#' , 'b3' : '# <text:s text:c="2"/>#' , 'b4' : '# <text:s text:c="2"/>#' , 'b5' : '#### ' , 'b6' : '# <text:s text:c="2"/>#' , 'b7' : '# <text:s text:c="2"/>#' , 'b8' : '# <text:s text:c="2"/>#' , 'b9' : '#### ' , 'c1' : ' ### ' , 'c2' : '# <text:s text:c="2"/>#' , 'c3' : '# <text:s text:c="2"/>#' , 'c4' : '# <text:s text:c="3"/>' , 'c5' : '# <text:s text:c="3"/>' , 'c6' : '# <text:s text:c="3"/>' , 'c7' : '# <text:s text:c="2"/>#' , 'c8' : '# <text:s text:c="2"/>#' , 'c9' : ' ### ' , 'ç1' : ' ### ' , 'ç2' : '# <text:s text:c="2"/>#' , 'ç3' : '# <text:s text:c="2"/>#' , 'ç4' : '# <text:s text:c="3"/>' , 'ç5' : '# <text:s text:c="3"/>' , 'ç6' : '# <text:s text:c="2"/>#' , 'ç7' : '# <text:s text:c="2"/>#' , 'ç8' : ' ### ' , 'ç9' : ' <text:s/># <text:s/>' , 'd1' : '### <text:s/>' , 'd2' : '# <text:s/># ' , 'd3' : '# <text:s text:c="2"/>#' , 'd4' : '# <text:s text:c="2"/>#' , 'd5' : '# <text:s text:c="2"/>#' , 'd6' : '# <text:s text:c="2"/>#' , 'd7' : '# <text:s text:c="2"/>#' , 'd8' : '# <text:s/># ' , 'd9' : '### <text:s/>' , 'e1' : ' ####' , 'e2' : '# <text:s text:c="3"/>' , 'e3' : '# <text:s text:c="3"/>' , 'e4' : '# <text:s text:c="3"/>' , 'e5' : '#### ' , 'e6' : '# <text:s text:c="3"/>' , 'e7' : '# <text:s text:c="3"/>' , 'e8' : '# <text:s text:c="3"/>' , 'e9' : ' ####' , 'f1' : ' ####' , 'f2' : '# <text:s text:c="3"/>' , 'f3' : '# <text:s text:c="3"/>' , 'f4' : '# <text:s text:c="3"/>' , 'f5' : '#### ' , 'f6' : '# <text:s text:c="3"/>' , 'f7' : '# <text:s text:c="3"/>' , 'f8' : '# <text:s text:c="3"/>' , 'f9' : '# <text:s text:c="3"/>' , 'g1' : ' ### ' , 'g2' : '# <text:s text:c="2"/>#' , 'g3' : '# <text:s text:c="3"/>' , 'g4' : '# <text:s text:c="3"/>' , 'g5' : '# <text:s text:c="3"/>' , 'g6' : '# <text:s/>##' , 'g7' : '# <text:s text:c="2"/>#' , 'g8' : '# <text:s text:c="2"/>#' , 'g9' : ' ### ' , 'ğ1' : ' ### ' , 'ğ2' : ' <text:s text:c="4"/>' , 'ğ3' : ' ### ' , 'ğ4' : '# <text:s text:c="2"/>#' , 'ğ5' : '# <text:s text:c="3"/>' , 'ğ6' : '# <text:s/>##' , 'ğ7' : '# <text:s text:c="2"/>#' , 'ğ8' : '# <text:s text:c="2"/>#' , 'ğ9' : ' ### ' , 'h1' : '# <text:s text:c="2"/>#' , 'h2' : '# <text:s text:c="2"/>#' , 'h3' : '# <text:s text:c="2"/>#' , 'h4' : '# <text:s text:c="2"/>#' , 'h5' : '#####' , 'h6' : '# <text:s text:c="2"/>#' , 'h7' : '# <text:s text:c="2"/>#' , 'h8' : '# <text:s text:c="2"/>#' , 'h9' : '# <text:s text:c="2"/>#' , 'ı1' : '#####' , 'ı2' : ' <text:s/># <text:s/>' , 'ı3' : ' <text:s/># <text:s/>' , 'ı4' : ' <text:s/># <text:s/>' , 'ı5' : ' <text:s/># <text:s/>' , 'ı6' : ' <text:s/># <text:s/>' , 'ı7' : ' <text:s/># <text:s/>' , 'ı8' : ' <text:s/># <text:s/>' , 'ı9' : '#####' , 'i1' : ' <text:s/># <text:s/>' , 'i2' : ' <text:s text:c="4"/>' , 'i3' : '#####' , 'i4' : ' <text:s/># <text:s/>' , 'i5' : ' <text:s/># <text:s/>' , 'i6' : ' <text:s/># <text:s/>' , 'i7' : ' <text:s/># <text:s/>' , 'i8' : ' <text:s/># <text:s/>' , 'i9' : '#####' , 'j1' : '#####' , 'j2' : ' <text:s text:c="2"/># ' , 'j3' : ' <text:s text:c="2"/># ' , 'j4' : ' <text:s text:c="2"/># ' , 'j5' : ' <text:s text:c="2"/># ' , 'j6' : '# <text:s/># ' , 'j7' : '# <text:s/># ' , 'j8' : '# <text:s/># ' , 'j9' : ' ## <text:s/>' , 'k1' : '# <text:s text:c="2"/>#' , 'k2' : '# <text:s/># ' , 'k3' : '# # <text:s/>' , 'k4' : '## <text:s text:c="2"/>' , 'k5' : '## <text:s text:c="2"/>' , 'k6' : '## <text:s text:c="2"/>' , 'k7' : '# # <text:s/>' , 'k8' : '# <text:s/># ' , 'k9' : '# <text:s text:c="2"/>#' , 'l1' : '# <text:s text:c="3"/>' , 'l2' : '# <text:s text:c="3"/>' , 'l3' : '# <text:s text:c="3"/>' , 'l4' : '# <text:s text:c="3"/>' , 'l5' : '# <text:s text:c="3"/>' , 'l6' : '# <text:s text:c="3"/>' , 'l7' : '# <text:s text:c="3"/>' , 'l8' : '# <text:s text:c="3"/>' , 'l9' : '#####' , 'm1' : '# <text:s text:c="2"/>#' , 'm2' : '# <text:s text:c="2"/>#' , 'm3' : '## ##' , 'm4' : '## ##' , 'm5' : '# # #' , 'm6' : '# # #' , 'm7' : '# <text:s text:c="2"/>#' , 'm8' : '# <text:s text:c="2"/>#' , 'm9' : '# <text:s text:c="2"/>#' , 'n1' : '# <text:s text:c="2"/>#' , 'n2' : '# <text:s text:c="2"/>#' , 'n3' : '## <text:s/>#' , 'n4' : '## <text:s/>#' , 'n5' : '# # #' , 'n6' : '# <text:s/>##' , 'n7' : '# <text:s/>##' , 'n8' : '# <text:s text:c="2"/>#' , 'n9' : '# <text:s text:c="2"/>#' , 'o1' : ' ### ' , 'o2' : '# <text:s text:c="2"/>#' , 'o3' : '# <text:s text:c="2"/>#' , 'o4' : '# <text:s text:c="2"/>#' , 'o5' : '# <text:s text:c="2"/>#' , 'o6' : '# <text:s text:c="2"/>#' , 'o7' : '# <text:s text:c="2"/>#' , 'o8' : '# <text:s text:c="2"/>#' , 'o9' : ' ### ' , 'ö1' : ' # # ' , 'ö2' : ' <text:s text:c="4"/>' , 'ö3' : ' ### ' , 'ö4' : '# <text:s text:c="2"/>#' , 'ö5' : '# <text:s text:c="2"/>#' , 'ö6' : '# <text:s text:c="2"/>#' , 'ö7' : '# <text:s text:c="2"/>#' , 'ö8' : '# <text:s text:c="2"/>#' , 'ö9' : ' ### ' , 'p1' : ' ### ' , 'p2' : '# <text:s text:c="2"/>#' , 'p3' : '# <text:s text:c="2"/>#' , 'p4' : '# <text:s text:c="2"/>#' , 'p5' : '#### ' , 'p6' : '# <text:s text:c="3"/>' , 'p7' : '# <text:s text:c="3"/>' , 'p8' : '# <text:s text:c="3"/>' , 'p9' : '# <text:s text:c="3"/>' , 'q1' : ' ### ' , 'q2' : '# <text:s text:c="2"/>#' , 'q3' : '# <text:s text:c="2"/>#' , 'q4' : '# <text:s text:c="2"/>#' , 'q5' : '# # #' , 'q6' : '# # #' , 'q7' : '# <text:s/>##' , 'q8' : ' ####' , 'q9' : ' <text:s text:c="3"/>#' , 'r1' : ' ### ' , 'r2' : '# <text:s text:c="2"/>#' , 'r3' : '# <text:s text:c="2"/>#' , 'r4' : '# <text:s text:c="2"/>#' , 'r5' : '#### ' , 'r6' : '## <text:s text:c="2"/>' , 'r7' : '# # <text:s/>' , 'r8' : '# <text:s/># ' , 'r9' : '# <text:s text:c="2"/>#' , 's1' : ' ### ' , 's2' : '# <text:s text:c="2"/>#' , 's3' : '# <text:s text:c="3"/>' , 's4' : '# <text:s text:c="3"/>' , 's5' : ' ### ' , 's6' : ' <text:s text:c="3"/>#' , 's7' : ' <text:s text:c="3"/>#' , 's8' : '# <text:s text:c="2"/>#' , 's9' : ' ### ' , 'ş1' : ' ### ' , 'ş2' : '# <text:s text:c="2"/>#' , 'ş3' : '# <text:s text:c="3"/>' , 'ş4' : ' ### ' , 'ş5' : ' <text:s text:c="3"/>#' , 'ş6' : ' <text:s text:c="3"/>#' , 'ş7' : '# # #' , 'ş8' : ' ### ' , 'ş9' : ' <text:s/># <text:s/>' , 't1' : '#####' , 't2' : ' <text:s/># <text:s/>' , 't3' : ' <text:s/># <text:s/>' , 't4' : ' <text:s/># <text:s/>' , 't5' : ' <text:s/># <text:s/>' , 't6' : ' <text:s/># <text:s/>' , 't7' : ' <text:s/># <text:s/>' , 't8' : ' <text:s/># <text:s/>' , 't9' : ' <text:s/># <text:s/>' , 'u1' : '# <text:s text:c="2"/>#' , 'u2' : '# <text:s text:c="2"/>#' , 'u3' : '# <text:s text:c="2"/>#' , 'u4' : '# <text:s text:c="2"/>#' , 'u5' : '# <text:s text:c="2"/>#' , 'u6' : '# <text:s text:c="2"/>#' , 'u7' : '# <text:s text:c="2"/>#' , 'u8' : '# <text:s text:c="2"/>#' , 'u9' : ' ### ' , 'ü1' : ' # # ' , 'ü2' : ' <text:s text:c="4"/>' , 'ü3' : '# <text:s text:c="2"/>#' , 'ü4' : '# <text:s text:c="2"/>#' , 'ü5' : '# <text:s text:c="2"/>#' , 'ü6' : '# <text:s text:c="2"/>#' , 'ü7' : '# <text:s text:c="2"/>#' , 'ü8' : '# <text:s text:c="2"/>#' , 'ü9' : ' ### ' , 'v1' : '# <text:s text:c="2"/>#' , 'v2' : '# <text:s text:c="2"/>#' , 'v3' : '# <text:s text:c="2"/>#' , 'v4' : '# <text:s text:c="2"/>#' , 'v5' : '# <text:s text:c="2"/>#' , 'v6' : '# <text:s text:c="2"/>#' , 'v7' : '# <text:s text:c="2"/>#' , 'v8' : ' # # ' , 'v9' : ' <text:s/># <text:s/>' , 'w1' : '# <text:s text:c="2"/>#' , 'w2' : '# <text:s text:c="2"/>#' , 'w3' : '# # #' , 'w4' : '# # #' , 'w5' : '# # #' , 'w6' : '# # #' , 'w7' : '# # #' , 'w8' : '# # #' , 'w9' : ' # # ' , 'x1' : ' <text:s text:c="4"/>' , 'x2' : '# <text:s text:c="2"/>#' , 'x3' : ' # # ' , 'x4' : ' <text:s/># <text:s/>' , 'x5' : ' <text:s/># <text:s/>' , 'x6' : ' <text:s/># <text:s/>' , 'x7' : ' # # ' , 'x8' : '# <text:s text:c="2"/>#' , 'x9' : ' <text:s text:c="4"/>' , 'y1' : '# <text:s text:c="2"/>#' , 'y2' : '# <text:s text:c="2"/>#' , 'y3' : '# <text:s text:c="2"/>#' , 'y4' : ' # # ' , 'y5' : ' <text:s/># <text:s/>' , 'y6' : ' <text:s/># <text:s/>' , 'y7' : ' <text:s/># <text:s/>' , 'y8' : ' <text:s/># <text:s/>' , 'y9' : ' <text:s/># <text:s/>' , 'z1' : '#####' , 'z2' : ' <text:s text:c="3"/>#' , 'z3' : ' <text:s text:c="2"/># ' , 'z4' : ' <text:s text:c="2"/># ' , 'z5' : ' <text:s/># <text:s/>' , 'z6' : ' # <text:s text:c="2"/>' , 'z7' : ' # <text:s text:c="2"/>' , 'z8' : '# <text:s text:c="3"/>' , 'z9' : '#####'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number-columns-repeated="1017"/>
        </table:table-row>
        <table:table-row table:style-name="ro1" table:number-rows-repeated="104821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Çizelge1.I1:Çizelge1.M1048576">
            <calcext:condition calcext:apply-style-name="İsimsiz1" calcext:value="=&quot;_&quot;" calcext:base-cell-address="Çizelge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İsimsiz1" style:family="table-cell" style:parent-style-name="Default">
      <style:table-cell-properties style:diagonal-bl-tr="none" style:diagonal-tl-br="none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.00.0000</text:date>, <text:time style:data-style-name="N2" text:time-value="14:08:02.01867138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12:56:47.629322639</meta:creation-date>
    <dc:date>2021-06-12T14:47:02.915096130</dc:date>
    <meta:editing-duration>PT1H49M13S</meta:editing-duration>
    <meta:editing-cycles>83</meta:editing-cycles>
    <meta:generator>LibreOffice/7.1.3.2$Linux_X86_64 LibreOffice_project/47f78053abe362b9384784d31a6e56f8511eb1c1</meta:generator>
    <meta:document-statistic meta:table-count="1" meta:cell-count="2687" meta:object-count="0"/>
  </office:meta>
</office:document-meta>
</file>